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justify" style:justify-single-word="false"/>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Title">
      <style:text-properties fo:font-size="60pt" style:font-size-asian="60pt" style:font-size-complex="60pt"/>
    </style:style>
    <style:style style:name="P48" style:family="paragraph" style:parent-style-name="Footnote">
      <style:paragraph-properties fo:text-align="start" style:justify-single-word="false"/>
    </style:style>
    <style:style style:name="P49" style:family="paragraph" style:parent-style-name="Footnote">
      <style:paragraph-properties fo:text-align="justify" style:justify-single-word="fals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center" style:justify-single-word="false"/>
    </style:style>
    <style:style style:name="P52" style:family="paragraph" style:parent-style-name="Code">
      <style:text-properties fo:font-size="12pt" fo:font-weight="bold" style:font-size-asian="12pt" style:font-weight-asian="bold" style:font-size-complex="12pt" style:font-weight-complex="bold"/>
    </style:style>
    <style:style style:name="P53" style:family="paragraph" style:parent-style-name="Code">
      <style:paragraph-properties fo:text-align="justify" style:justify-single-word="false"/>
    </style:style>
    <style:style style:name="P54" style:family="paragraph" style:parent-style-name="Code">
      <style:text-properties style:text-underline-style="solid" style:text-underline-width="auto" style:text-underline-color="font-color" fo:font-weight="bold" style:font-weight-asian="bold" style:font-weight-complex="bold"/>
    </style:style>
    <style:style style:name="P55" style:family="paragraph" style:parent-style-name="Code">
      <style:text-properties style:font-name="Times New Roman" fo:font-size="14pt" style:font-name-asian="SimSun" style:font-size-asian="14pt" style:font-name-complex="Mangal" style:font-size-complex="14pt"/>
    </style:style>
    <style:style style:name="P56" style:family="paragraph" style:parent-style-name="Code">
      <style:text-properties style:text-underline-style="none" fo:font-weight="normal" style:font-weight-asian="normal" style:font-weight-complex="normal"/>
    </style:style>
    <style:style style:name="P57" style:family="paragraph" style:parent-style-name="Text_20_body">
      <style:paragraph-properties fo:break-before="page"/>
      <style:text-properties style:use-window-font-color="true"/>
    </style:style>
    <style:style style:name="P58" style:family="paragraph" style:parent-style-name="Contents_20_Heading">
      <style:paragraph-properties fo:break-before="page"/>
    </style:style>
    <style:style style:name="P59" style:family="paragraph" style:parent-style-name="Snippet">
      <style:text-properties style:font-name="Courier New1"/>
    </style:style>
    <style:style style:name="P60" style:family="paragraph" style:parent-style-name="Snippet">
      <style:text-properties fo:font-weight="normal" style:font-weight-asian="normal" style:font-weight-complex="normal"/>
    </style:style>
    <style:style style:name="P61" style:family="paragraph" style:parent-style-name="Snippet">
      <style:paragraph-properties fo:text-align="justify" style:justify-single-word="false"/>
    </style:style>
    <style:style style:name="P62" style:family="paragraph" style:parent-style-name="Heading_20_3">
      <style:text-properties fo:font-weight="bold" style:font-weight-asian="bold" style:font-weight-complex="bold"/>
    </style:style>
    <style:style style:name="P63" style:family="paragraph" style:parent-style-name="Contents_20_1">
      <style:paragraph-properties>
        <style:tab-stops>
          <style:tab-stop style:position="7.0602in" style:type="right" style:leader-style="dotted" style:leader-text="."/>
        </style:tab-stops>
      </style:paragraph-properties>
    </style:style>
    <style:style style:name="P64" style:family="paragraph" style:parent-style-name="Contents_20_2">
      <style:paragraph-properties>
        <style:tab-stops>
          <style:tab-stop style:position="6.8839in" style:type="right"/>
        </style:tab-stops>
      </style:paragraph-properties>
    </style:style>
    <style:style style:name="P65" style:family="paragraph" style:parent-style-name="Index_20_1">
      <style:paragraph-properties>
        <style:tab-stops>
          <style:tab-stop style:position="7.0807in" style:type="right"/>
        </style:tab-stops>
      </style:paragraph-properties>
    </style:style>
    <style:style style:name="P66" style:family="paragraph" style:parent-style-name="Index_20_Separator">
      <style:paragraph-properties>
        <style:tab-stops/>
      </style:paragraph-properties>
    </style:style>
    <style:style style:name="P67" style:family="paragraph" style:parent-style-name="Heading_20_1">
      <style:paragraph-properties fo:text-align="justify" style:justify-single-word="false"/>
    </style:style>
    <style:style style:name="P68" style:family="paragraph" style:parent-style-name="Heading_20_1">
      <style:paragraph-properties fo:break-before="page"/>
    </style:style>
    <style:style style:name="P69" style:family="paragraph" style:parent-style-name="Snippet">
      <style:text-properties fo:font-size="6pt" style:font-size-asian="6pt" style:font-size-complex="6pt"/>
    </style:style>
    <style:style style:name="P70" style:family="paragraph" style:parent-style-name="Text_20_body" style:master-page-name="Standard">
      <style:paragraph-properties style:page-number="auto"/>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53543448" text:id="ct253543448">
          <text:insertion>
            <office:change-info>
              <dc:creator>Peter Camilleri</dc:creator>
              <dc:date>2015-04-25T23:41:00</dc:date>
            </office:change-info>
          </text:insertion>
        </text:changed-region>
        <text:changed-region xml:id="ct253609128" text:id="ct253609128">
          <text:insertion>
            <office:change-info>
              <dc:creator>Peter Camilleri</dc:creator>
              <dc:date>2015-04-25T23:42:00</dc:date>
            </office:change-info>
          </text:insertion>
        </text:changed-region>
        <text:changed-region xml:id="ct253617856" text:id="ct253617856">
          <text:insertion>
            <office:change-info>
              <dc:creator>Peter Camilleri</dc:creator>
              <dc:date>2015-04-26T13:40:00</dc:date>
            </office:change-info>
          </text:insertion>
        </text:changed-region>
        <text:changed-region xml:id="ct253617960" text:id="ct253617960">
          <text:insertion>
            <office:change-info>
              <dc:creator>Peter Camilleri</dc:creator>
              <dc:date>2015-04-26T13:39:00</dc:date>
            </office:change-info>
          </text:insertion>
        </text:changed-region>
        <text:changed-region xml:id="ct253618064" text:id="ct253618064">
          <text:insertion>
            <office:change-info>
              <dc:creator>Peter Camilleri</dc:creator>
              <dc:date>2015-04-26T13:40:00</dc:date>
            </office:change-info>
          </text:insertion>
        </text:changed-region>
        <text:changed-region xml:id="ct253619104" text:id="ct253619104">
          <text:insertion>
            <office:change-info>
              <dc:creator>Peter Camilleri</dc:creator>
              <dc:date>2015-04-26T13:46:00</dc:date>
            </office:change-info>
          </text:insertion>
        </text:changed-region>
        <text:changed-region xml:id="ct253619208" text:id="ct253619208">
          <text:insertion>
            <office:change-info>
              <dc:creator>Peter Camilleri</dc:creator>
              <dc:date>2015-04-26T13:47:00</dc:date>
            </office:change-info>
          </text:insertion>
        </text:changed-region>
        <text:changed-region xml:id="ct252179640" text:id="ct252179640">
          <text:insertion>
            <office:change-info>
              <dc:creator>Peter Camilleri</dc:creator>
              <dc:date>2015-04-25T13:09:00</dc:date>
            </office:change-info>
          </text:insertion>
        </text:changed-region>
        <text:changed-region xml:id="ct252179744" text:id="ct252179744">
          <text:insertion>
            <office:change-info>
              <dc:creator>Peter Camilleri</dc:creator>
              <dc:date>2015-04-25T13:10:00</dc:date>
            </office:change-info>
          </text:insertion>
        </text:changed-region>
        <text:changed-region xml:id="ct252179952" text:id="ct252179952">
          <text:insertion>
            <office:change-info>
              <dc:creator>Peter Camilleri</dc:creator>
              <dc:date>2015-04-25T13:11:00</dc:date>
            </office:change-info>
          </text:insertion>
        </text:changed-region>
        <text:changed-region xml:id="ct252180056" text:id="ct252180056">
          <text:deletion>
            <office:change-info>
              <dc:creator>Peter Camilleri</dc:creator>
              <dc:date>2015-04-25T13:26:00</dc:date>
            </office:change-info>
            <text:p text:style-name="Text_20_body">.even?</text:p>
          </text:deletion>
        </text:changed-region>
        <text:changed-region xml:id="ct252180160" text:id="ct252180160">
          <text:insertion>
            <office:change-info>
              <dc:creator>Peter Camilleri</dc:creator>
              <dc:date>2015-04-25T13:25:00</dc:date>
            </office:change-info>
          </text:insertion>
        </text:changed-region>
        <text:changed-region xml:id="ct252180264" text:id="ct252180264">
          <text:insertion>
            <office:change-info>
              <dc:creator>Peter Camilleri</dc:creator>
              <dc:date>2015-04-25T13:25:00</dc:date>
            </office:change-info>
          </text:insertion>
        </text:changed-region>
        <text:changed-region xml:id="ct252180368" text:id="ct252180368">
          <text:insertion>
            <office:change-info>
              <dc:creator>Peter Camilleri</dc:creator>
              <dc:date>2015-04-25T13:25:00</dc:date>
            </office:change-info>
          </text:insertion>
        </text:changed-region>
        <text:changed-region xml:id="ct252180472" text:id="ct252180472">
          <text:insertion>
            <office:change-info>
              <dc:creator>Peter Camilleri</dc:creator>
              <dc:date>2015-04-25T13:25:00</dc:date>
            </office:change-info>
          </text:insertion>
        </text:changed-region>
        <text:changed-region xml:id="ct252180576" text:id="ct252180576">
          <text:insertion>
            <office:change-info>
              <dc:creator>Peter Camilleri</dc:creator>
              <dc:date>2015-04-25T13:25:00</dc:date>
            </office:change-info>
          </text:insertion>
        </text:changed-region>
        <text:changed-region xml:id="ct252180680" text:id="ct252180680">
          <text:insertion>
            <office:change-info>
              <dc:creator>Peter Camilleri</dc:creator>
              <dc:date>2015-04-25T13:27:00</dc:date>
            </office:change-info>
          </text:insertion>
        </text:changed-region>
        <text:changed-region xml:id="ct252180784" text:id="ct252180784">
          <text:insertion>
            <office:change-info>
              <dc:creator>Peter Camilleri</dc:creator>
              <dc:date>2015-04-25T13:27:00</dc:date>
            </office:change-info>
          </text:insertion>
        </text:changed-region>
        <text:changed-region xml:id="ct252180888" text:id="ct252180888">
          <text:deletion>
            <office:change-info>
              <dc:creator>Peter Camilleri</dc:creator>
              <dc:date>2015-04-25T13:29:00</dc:date>
            </office:change-info>
            <text:p text:style-name="Text_20_body">.gcd</text:p>
          </text:deletion>
        </text:changed-region>
        <text:changed-region xml:id="ct252180992" text:id="ct252180992">
          <text:insertion>
            <office:change-info>
              <dc:creator>Peter Camilleri</dc:creator>
              <dc:date>2015-04-25T13:25:00</dc:date>
            </office:change-info>
          </text:insertion>
        </text:changed-region>
        <text:changed-region xml:id="ct252181096" text:id="ct252181096">
          <text:deletion>
            <office:change-info>
              <dc:creator>Peter Camilleri</dc:creator>
              <dc:date>2015-04-25T13:31:00</dc:date>
            </office:change-info>
            <text:p text:style-name="Text_20_body">.lcm</text:p>
          </text:deletion>
        </text:changed-region>
        <text:changed-region xml:id="ct252181200" text:id="ct252181200">
          <text:insertion>
            <office:change-info>
              <dc:creator>Peter Camilleri</dc:creator>
              <dc:date>2015-04-25T13:25:00</dc:date>
            </office:change-info>
          </text:insertion>
        </text:changed-region>
        <text:changed-region xml:id="ct252181408" text:id="ct252181408">
          <text:deletion>
            <office:change-info>
              <dc:creator>Peter Camilleri</dc:creator>
              <dc:date>2015-04-25T13:39:00</dc:date>
            </office:change-info>
            <text:p text:style-name="Text_20_body"/>
            <text:p text:style-name="Text_20_body"/>
          </text:deletion>
        </text:changed-region>
        <text:changed-region xml:id="ct252181304" text:id="ct252181304">
          <text:deletion>
            <office:change-info>
              <dc:creator>Peter Camilleri</dc:creator>
              <dc:date>2015-04-25T13:37:00</dc:date>
            </office:change-info>
            <text:p text:style-name="Text_20_body">.odd?</text:p>
          </text:deletion>
        </text:changed-region>
        <text:changed-region xml:id="ct252181512" text:id="ct252181512">
          <text:insertion>
            <office:change-info>
              <dc:creator>Peter Camilleri</dc:creator>
              <dc:date>2015-04-25T13:25:00</dc:date>
            </office:change-info>
          </text:insertion>
        </text:changed-region>
        <text:changed-region xml:id="ct252181616" text:id="ct252181616">
          <text:deletion>
            <office:change-info>
              <dc:creator>Peter Camilleri</dc:creator>
              <dc:date>2015-04-25T13:41:00</dc:date>
            </office:change-info>
            <text:p text:style-name="Text_20_body">2*</text:p>
          </text:deletion>
        </text:changed-region>
        <text:changed-region xml:id="ct252181720" text:id="ct252181720">
          <text:insertion>
            <office:change-info>
              <dc:creator>Peter Camilleri</dc:creator>
              <dc:date>2015-04-25T13:24:00</dc:date>
            </office:change-info>
          </text:insertion>
        </text:changed-region>
        <text:changed-region xml:id="ct252181824" text:id="ct252181824">
          <text:insertion>
            <office:change-info>
              <dc:creator>Peter Camilleri</dc:creator>
              <dc:date>2015-04-25T13:25:00</dc:date>
            </office:change-info>
          </text:insertion>
        </text:changed-region>
        <text:changed-region xml:id="ct252181928" text:id="ct252181928">
          <text:insertion>
            <office:change-info>
              <dc:creator>Peter Camilleri</dc:creator>
              <dc:date>2015-04-25T13:42:00</dc:date>
            </office:change-info>
          </text:insertion>
        </text:changed-region>
        <text:changed-region xml:id="ct252182032" text:id="ct252182032">
          <text:insertion>
            <office:change-info>
              <dc:creator>Peter Camilleri</dc:creator>
              <dc:date>2015-04-25T13:25:00</dc:date>
            </office:change-info>
          </text:insertion>
        </text:changed-region>
        <text:changed-region xml:id="ct252182136" text:id="ct252182136">
          <text:insertion>
            <office:change-info>
              <dc:creator>Peter Camilleri</dc:creator>
              <dc:date>2015-04-25T13:25:00</dc:date>
            </office:change-info>
          </text:insertion>
        </text:changed-region>
        <text:changed-region xml:id="ct252182240" text:id="ct252182240">
          <text:insertion>
            <office:change-info>
              <dc:creator>Peter Camilleri</dc:creator>
              <dc:date>2015-04-25T13:42:00</dc:date>
            </office:change-info>
          </text:insertion>
        </text:changed-region>
        <text:changed-region xml:id="ct252182344" text:id="ct252182344">
          <text:insertion>
            <office:change-info>
              <dc:creator>Peter Camilleri</dc:creator>
              <dc:date>2015-04-25T13:42:00</dc:date>
            </office:change-info>
          </text:insertion>
        </text:changed-region>
        <text:changed-region xml:id="ct253539496" text:id="ct253539496">
          <text:deletion>
            <office:change-info>
              <dc:creator>Peter Camilleri</dc:creator>
              <dc:date>2015-04-25T13:42:00</dc:date>
            </office:change-info>
            <text:p text:style-name="Text_20_body">2/</text:p>
          </text:deletion>
        </text:changed-region>
        <text:changed-region xml:id="ct253539600" text:id="ct253539600">
          <text:insertion>
            <office:change-info>
              <dc:creator>Peter Camilleri</dc:creator>
              <dc:date>2015-04-25T13:25:00</dc:date>
            </office:change-info>
          </text:insertion>
        </text:changed-region>
        <text:changed-region xml:id="ct253539704" text:id="ct253539704">
          <text:deletion>
            <office:change-info>
              <dc:creator>Peter Camilleri</dc:creator>
              <dc:date>2015-04-25T13:46:00</dc:date>
            </office:change-info>
            <text:p text:style-name="Standard"/>
            <text:p text:style-name="Text_20_body">&lt;&lt;</text:p>
          </text:deletion>
        </text:changed-region>
        <text:changed-region xml:id="ct253539808" text:id="ct253539808">
          <text:insertion>
            <office:change-info>
              <dc:creator>Peter Camilleri</dc:creator>
              <dc:date>2015-04-25T13:25:00</dc:date>
            </office:change-info>
          </text:insertion>
        </text:changed-region>
        <text:changed-region xml:id="ct253539912" text:id="ct253539912">
          <text:deletion>
            <office:change-info>
              <dc:creator>Peter Camilleri</dc:creator>
              <dc:date>2015-04-25T13:55:00</dc:date>
            </office:change-info>
            <text:p text:style-name="Standard"/>
            <text:p text:style-name="Text_20_body">&gt;&gt;</text:p>
          </text:deletion>
        </text:changed-region>
        <text:changed-region xml:id="ct253540016" text:id="ct253540016">
          <text:insertion>
            <office:change-info>
              <dc:creator>Peter Camilleri</dc:creator>
              <dc:date>2015-04-25T13:25:00</dc:date>
            </office:change-info>
          </text:insertion>
        </text:changed-region>
        <text:changed-region xml:id="ct253540120" text:id="ct253540120">
          <text:deletion>
            <office:change-info>
              <dc:creator>Peter Camilleri</dc:creator>
              <dc:date>2015-04-25T14:29:00</dc:date>
            </office:change-info>
            <text:p text:style-name="Standard"/>
            <text:p text:style-name="Text_20_body">and</text:p>
          </text:deletion>
        </text:changed-region>
        <text:changed-region xml:id="ct253540224" text:id="ct253540224">
          <text:insertion>
            <office:change-info>
              <dc:creator>Peter Camilleri</dc:creator>
              <dc:date>2015-04-25T13:25:00</dc:date>
            </office:change-info>
          </text:insertion>
        </text:changed-region>
        <text:changed-region xml:id="ct253540328" text:id="ct253540328">
          <text:deletion>
            <office:change-info>
              <dc:creator>Peter Camilleri</dc:creator>
              <dc:date>2015-04-25T14:31:00</dc:date>
            </office:change-info>
            <text:p text:style-name="Text_20_body"/>
            <text:p text:style-name="Text_20_body">com</text:p>
          </text:deletion>
        </text:changed-region>
        <text:changed-region xml:id="ct253540432" text:id="ct253540432">
          <text:insertion>
            <office:change-info>
              <dc:creator>Peter Camilleri</dc:creator>
              <dc:date>2015-04-25T13:25:00</dc:date>
            </office:change-info>
          </text:insertion>
        </text:changed-region>
        <text:changed-region xml:id="ct253540536" text:id="ct253540536">
          <text:deletion>
            <office:change-info>
              <dc:creator>Peter Camilleri</dc:creator>
              <dc:date>2015-04-25T14:33:00</dc:date>
            </office:change-info>
            <text:p text:style-name="Text_20_body"/>
            <text:p text:style-name="Text_20_body">or</text:p>
          </text:deletion>
        </text:changed-region>
        <text:changed-region xml:id="ct253540640" text:id="ct253540640">
          <text:insertion>
            <office:change-info>
              <dc:creator>Peter Camilleri</dc:creator>
              <dc:date>2015-04-25T13:25:00</dc:date>
            </office:change-info>
          </text:insertion>
        </text:changed-region>
        <text:changed-region xml:id="ct253540744" text:id="ct253540744">
          <text:insertion>
            <office:change-info>
              <dc:creator>Peter Camilleri</dc:creator>
              <dc:date>2015-04-25T14:34:00</dc:date>
            </office:change-info>
          </text:insertion>
        </text:changed-region>
        <text:changed-region xml:id="ct253540848" text:id="ct253540848">
          <text:insertion>
            <office:change-info>
              <dc:creator>Peter Camilleri</dc:creator>
              <dc:date>2015-04-25T13:25:00</dc:date>
            </office:change-info>
          </text:insertion>
        </text:changed-region>
        <text:changed-region xml:id="ct253540952" text:id="ct253540952">
          <text:insertion>
            <office:change-info>
              <dc:creator>Peter Camilleri</dc:creator>
              <dc:date>2015-04-25T13:25:00</dc:date>
            </office:change-info>
          </text:insertion>
        </text:changed-region>
        <text:changed-region xml:id="ct253541056" text:id="ct253541056">
          <text:insertion>
            <office:change-info>
              <dc:creator>Peter Camilleri</dc:creator>
              <dc:date>2015-04-25T14:35:00</dc:date>
            </office:change-info>
          </text:insertion>
        </text:changed-region>
        <text:changed-region xml:id="ct253541160" text:id="ct253541160">
          <text:insertion>
            <office:change-info>
              <dc:creator>Peter Camilleri</dc:creator>
              <dc:date>2015-04-25T14:35:00</dc:date>
            </office:change-info>
          </text:insertion>
        </text:changed-region>
        <text:changed-region xml:id="ct253541264" text:id="ct253541264">
          <text:deletion>
            <office:change-info>
              <dc:creator>Peter Camilleri</dc:creator>
              <dc:date>2015-04-25T14:35:00</dc:date>
            </office:change-info>
            <text:p text:style-name="Standard"/>
            <text:p text:style-name="Text_20_body">xor</text:p>
          </text:deletion>
        </text:changed-region>
        <text:changed-region xml:id="ct253541368" text:id="ct253541368">
          <text:insertion>
            <office:change-info>
              <dc:creator>Peter Camilleri</dc:creator>
              <dc:date>2015-04-25T13:25:00</dc:date>
            </office:change-info>
          </text:insertion>
        </text:changed-region>
        <text:changed-region xml:id="ct253541472" text:id="ct253541472">
          <text:insertion>
            <office:change-info>
              <dc:creator>Peter Camilleri</dc:creator>
              <dc:date>2015-04-25T15:11:00</dc:date>
            </office:change-info>
          </text:insertion>
        </text:changed-region>
        <text:changed-region xml:id="ct253541576" text:id="ct253541576">
          <text:insertion>
            <office:change-info>
              <dc:creator>Peter Camilleri</dc:creator>
              <dc:date>2015-04-25T15:09:00</dc:date>
            </office:change-info>
          </text:insertion>
        </text:changed-region>
        <text:changed-region xml:id="ct253541680" text:id="ct253541680">
          <text:insertion>
            <office:change-info>
              <dc:creator>Peter Camilleri</dc:creator>
              <dc:date>2015-04-25T15:09:00</dc:date>
            </office:change-info>
          </text:insertion>
        </text:changed-region>
        <text:changed-region xml:id="ct253541784" text:id="ct253541784">
          <text:insertion>
            <office:change-info>
              <dc:creator>Peter Camilleri</dc:creator>
              <dc:date>2015-04-25T15:09:00</dc:date>
            </office:change-info>
          </text:insertion>
        </text:changed-region>
        <text:changed-region xml:id="ct253541888" text:id="ct253541888">
          <text:insertion>
            <office:change-info>
              <dc:creator>Peter Camilleri</dc:creator>
              <dc:date>2015-04-25T15:10:00</dc:date>
            </office:change-info>
          </text:insertion>
        </text:changed-region>
        <text:changed-region xml:id="ct253541992" text:id="ct253541992">
          <text:insertion>
            <office:change-info>
              <dc:creator>Peter Camilleri</dc:creator>
              <dc:date>2015-04-25T15:10:00</dc:date>
            </office:change-info>
          </text:insertion>
        </text:changed-region>
        <text:changed-region xml:id="ct253542096" text:id="ct253542096">
          <text:insertion>
            <office:change-info>
              <dc:creator>Peter Camilleri</dc:creator>
              <dc:date>2015-04-25T15:10:00</dc:date>
            </office:change-info>
          </text:insertion>
        </text:changed-region>
        <text:changed-region xml:id="ct253542200" text:id="ct253542200">
          <text:insertion>
            <office:change-info>
              <dc:creator>Peter Camilleri</dc:creator>
              <dc:date>2015-04-25T15:10:00</dc:date>
            </office:change-info>
          </text:insertion>
        </text:changed-region>
        <text:changed-region xml:id="ct253542304" text:id="ct253542304">
          <text:insertion>
            <office:change-info>
              <dc:creator>Peter Camilleri</dc:creator>
              <dc:date>2015-04-25T15:10:00</dc:date>
            </office:change-info>
          </text:insertion>
        </text:changed-region>
        <text:changed-region xml:id="ct253542408" text:id="ct253542408">
          <text:insertion>
            <office:change-info>
              <dc:creator>Peter Camilleri</dc:creator>
              <dc:date>2015-04-25T15:10:00</dc:date>
            </office:change-info>
          </text:insertion>
        </text:changed-region>
        <text:changed-region xml:id="ct253542512" text:id="ct253542512">
          <text:insertion>
            <office:change-info>
              <dc:creator>Peter Camilleri</dc:creator>
              <dc:date>2015-04-25T15:10:00</dc:date>
            </office:change-info>
          </text:insertion>
        </text:changed-region>
        <text:changed-region xml:id="ct253542616" text:id="ct253542616">
          <text:insertion>
            <office:change-info>
              <dc:creator>Peter Camilleri</dc:creator>
              <dc:date>2015-04-25T15:10:00</dc:date>
            </office:change-info>
          </text:insertion>
        </text:changed-region>
        <text:changed-region xml:id="ct253542720" text:id="ct253542720">
          <text:deletion>
            <office:change-info>
              <dc:creator>Peter Camilleri</dc:creator>
              <dc:date>2015-04-25T17:35:00</dc:date>
            </office:change-info>
            <text:p text:style-name="P1">Ipsum lorem</text:p>
          </text:deletion>
        </text:changed-region>
        <text:changed-region xml:id="ct253542824" text:id="ct253542824">
          <text:insertion>
            <office:change-info>
              <dc:creator>Peter Camilleri</dc:creator>
              <dc:date>2015-04-25T17:35:00</dc:date>
            </office:change-info>
          </text:insertion>
        </text:changed-region>
        <text:changed-region xml:id="ct253542928" text:id="ct253542928">
          <text:insertion>
            <office:change-info>
              <dc:creator>Peter Camilleri</dc:creator>
              <dc:date>2015-04-25T17:36:00</dc:date>
            </office:change-info>
          </text:insertion>
        </text:changed-region>
        <text:changed-region xml:id="ct253543032" text:id="ct253543032">
          <text:insertion>
            <office:change-info>
              <dc:creator>Peter Camilleri</dc:creator>
              <dc:date>2015-04-25T17:37:00</dc:date>
            </office:change-info>
          </text:insertion>
        </text:changed-region>
        <text:changed-region xml:id="ct253543136" text:id="ct253543136">
          <text:insertion>
            <office:change-info>
              <dc:creator>Peter Camilleri</dc:creator>
              <dc:date>2015-04-25T18:11:00</dc:date>
            </office:change-info>
          </text:insertion>
        </text:changed-region>
        <text:changed-region xml:id="ct253543240" text:id="ct253543240">
          <text:insertion>
            <office:change-info>
              <dc:creator>Peter Camilleri</dc:creator>
              <dc:date>2015-04-25T18:12:00</dc:date>
            </office:change-info>
          </text:insertion>
        </text:changed-region>
        <text:changed-region xml:id="ct253543344" text:id="ct253543344">
          <text:insertion>
            <office:change-info>
              <dc:creator>Peter Camilleri</dc:creator>
              <dc:date>2015-04-25T18:14:00</dc:date>
            </office:change-info>
          </text:insertion>
        </text:changed-region>
        <text:changed-region xml:id="ct253609232" text:id="ct253609232">
          <text:insertion>
            <office:change-info>
              <dc:creator>Peter Camilleri</dc:creator>
              <dc:date>2015-04-25T18:13:00</dc:date>
            </office:change-info>
          </text:insertion>
        </text:changed-region>
        <text:changed-region xml:id="ct253609336" text:id="ct253609336">
          <text:deletion>
            <office:change-info>
              <dc:creator>Peter Camilleri</dc:creator>
              <dc:date>2015-04-25T17:45:00</dc:date>
            </office:change-info>
            <text:p text:style-name="Text_20_body"/>
            <text:p text:style-name="Text_20_body">*</text:p>
          </text:deletion>
        </text:changed-region>
        <text:changed-region xml:id="ct253609440" text:id="ct253609440">
          <text:insertion>
            <office:change-info>
              <dc:creator>Peter Camilleri</dc:creator>
              <dc:date>2015-04-25T17:38:00</dc:date>
            </office:change-info>
          </text:insertion>
        </text:changed-region>
        <text:changed-region xml:id="ct253609544" text:id="ct253609544">
          <text:deletion>
            <office:change-info>
              <dc:creator>Peter Camilleri</dc:creator>
              <dc:date>2015-04-25T18:16:00</dc:date>
            </office:change-info>
            <text:p text:style-name="Standard"/>
            <text:p text:style-name="Text_20_body">**</text:p>
          </text:deletion>
        </text:changed-region>
        <text:changed-region xml:id="ct253609648" text:id="ct253609648">
          <text:insertion>
            <office:change-info>
              <dc:creator>Peter Camilleri</dc:creator>
              <dc:date>2015-04-25T17:38:00</dc:date>
            </office:change-info>
          </text:insertion>
        </text:changed-region>
        <text:changed-region xml:id="ct253609752" text:id="ct253609752">
          <text:insertion>
            <office:change-info>
              <dc:creator>Peter Camilleri</dc:creator>
              <dc:date>2015-04-25T22:45:00</dc:date>
            </office:change-info>
          </text:insertion>
        </text:changed-region>
        <text:changed-region xml:id="ct253609856" text:id="ct253609856">
          <text:insertion>
            <office:change-info>
              <dc:creator>Peter Camilleri</dc:creator>
              <dc:date>2015-04-25T22:46:00</dc:date>
            </office:change-info>
          </text:insertion>
        </text:changed-region>
        <text:changed-region xml:id="ct253609960" text:id="ct253609960">
          <text:insertion>
            <office:change-info>
              <dc:creator>Peter Camilleri</dc:creator>
              <dc:date>2015-04-25T17:38:00</dc:date>
            </office:change-info>
          </text:insertion>
        </text:changed-region>
        <text:changed-region xml:id="ct253610064" text:id="ct253610064">
          <text:insertion>
            <office:change-info>
              <dc:creator>Peter Camilleri</dc:creator>
              <dc:date>2015-04-25T17:38:00</dc:date>
            </office:change-info>
          </text:insertion>
        </text:changed-region>
        <text:changed-region xml:id="ct253610168" text:id="ct253610168">
          <text:insertion>
            <office:change-info>
              <dc:creator>Peter Camilleri</dc:creator>
              <dc:date>2015-04-25T17:38:00</dc:date>
            </office:change-info>
          </text:insertion>
        </text:changed-region>
        <text:changed-region xml:id="ct253610272" text:id="ct253610272">
          <text:insertion>
            <office:change-info>
              <dc:creator>Peter Camilleri</dc:creator>
              <dc:date>2015-04-25T17:38:00</dc:date>
            </office:change-info>
          </text:insertion>
        </text:changed-region>
        <text:changed-region xml:id="ct253610376" text:id="ct253610376">
          <text:insertion>
            <office:change-info>
              <dc:creator>Peter Camilleri</dc:creator>
              <dc:date>2015-04-25T17:38:00</dc:date>
            </office:change-info>
          </text:insertion>
        </text:changed-region>
        <text:changed-region xml:id="ct253610480" text:id="ct253610480">
          <text:insertion>
            <office:change-info>
              <dc:creator>Peter Camilleri</dc:creator>
              <dc:date>2015-04-25T17:38:00</dc:date>
            </office:change-info>
          </text:insertion>
        </text:changed-region>
        <text:changed-region xml:id="ct253610584" text:id="ct253610584">
          <text:insertion>
            <office:change-info>
              <dc:creator>Peter Camilleri</dc:creator>
              <dc:date>2015-04-25T17:38:00</dc:date>
            </office:change-info>
          </text:insertion>
        </text:changed-region>
        <text:changed-region xml:id="ct253610688" text:id="ct253610688">
          <text:insertion>
            <office:change-info>
              <dc:creator>Peter Camilleri</dc:creator>
              <dc:date>2015-04-25T22:38:00</dc:date>
            </office:change-info>
          </text:insertion>
        </text:changed-region>
        <text:changed-region xml:id="ct253610792" text:id="ct253610792">
          <text:insertion>
            <office:change-info>
              <dc:creator>Peter Camilleri</dc:creator>
              <dc:date>2015-04-25T22:38:00</dc:date>
            </office:change-info>
          </text:insertion>
        </text:changed-region>
        <text:changed-region xml:id="ct253610896" text:id="ct253610896">
          <text:deletion>
            <office:change-info>
              <dc:creator>Peter Camilleri</dc:creator>
              <dc:date>2015-04-25T22:48:00</dc:date>
            </office:change-info>
            <text:p text:style-name="Text_20_body">+</text:p>
          </text:deletion>
        </text:changed-region>
        <text:changed-region xml:id="ct253611000" text:id="ct253611000">
          <text:insertion>
            <office:change-info>
              <dc:creator>Peter Camilleri</dc:creator>
              <dc:date>2015-04-25T17:38:00</dc:date>
            </office:change-info>
          </text:insertion>
        </text:changed-region>
        <text:changed-region xml:id="ct253611104" text:id="ct253611104">
          <text:insertion>
            <office:change-info>
              <dc:creator>Peter Camilleri</dc:creator>
              <dc:date>2015-04-25T17:38:00</dc:date>
            </office:change-info>
          </text:insertion>
        </text:changed-region>
        <text:changed-region xml:id="ct253611208" text:id="ct253611208">
          <text:insertion>
            <office:change-info>
              <dc:creator>Peter Camilleri</dc:creator>
              <dc:date>2015-04-25T17:38:00</dc:date>
            </office:change-info>
          </text:insertion>
        </text:changed-region>
        <text:changed-region xml:id="ct253611312" text:id="ct253611312">
          <text:insertion>
            <office:change-info>
              <dc:creator>Peter Camilleri</dc:creator>
              <dc:date>2015-04-25T17:38:00</dc:date>
            </office:change-info>
          </text:insertion>
        </text:changed-region>
        <text:changed-region xml:id="ct253611416" text:id="ct253611416">
          <text:insertion>
            <office:change-info>
              <dc:creator>Peter Camilleri</dc:creator>
              <dc:date>2015-04-25T17:38:00</dc:date>
            </office:change-info>
          </text:insertion>
        </text:changed-region>
        <text:changed-region xml:id="ct253611520" text:id="ct253611520">
          <text:insertion>
            <office:change-info>
              <dc:creator>Peter Camilleri</dc:creator>
              <dc:date>2015-04-26T10:10:00</dc:date>
            </office:change-info>
          </text:insertion>
        </text:changed-region>
        <text:changed-region xml:id="ct253611624" text:id="ct253611624">
          <text:insertion>
            <office:change-info>
              <dc:creator>Peter Camilleri</dc:creator>
              <dc:date>2015-04-26T10:10:00</dc:date>
            </office:change-info>
          </text:insertion>
        </text:changed-region>
        <text:changed-region xml:id="ct253611728" text:id="ct253611728">
          <text:insertion>
            <office:change-info>
              <dc:creator>Peter Camilleri</dc:creator>
              <dc:date>2015-04-25T17:38:00</dc:date>
            </office:change-info>
          </text:insertion>
        </text:changed-region>
        <text:changed-region xml:id="ct253611832" text:id="ct253611832">
          <text:insertion>
            <office:change-info>
              <dc:creator>Peter Camilleri</dc:creator>
              <dc:date>2015-04-26T10:09:00</dc:date>
            </office:change-info>
          </text:insertion>
        </text:changed-region>
        <text:changed-region xml:id="ct253611936" text:id="ct253611936">
          <text:insertion>
            <office:change-info>
              <dc:creator>Peter Camilleri</dc:creator>
              <dc:date>2015-04-26T10:09:00</dc:date>
            </office:change-info>
          </text:insertion>
        </text:changed-region>
        <text:changed-region xml:id="ct253612040" text:id="ct253612040">
          <text:insertion>
            <office:change-info>
              <dc:creator>Peter Camilleri</dc:creator>
              <dc:date>2015-04-26T10:09:00</dc:date>
            </office:change-info>
          </text:insertion>
        </text:changed-region>
        <text:changed-region xml:id="ct253612144" text:id="ct253612144">
          <text:insertion>
            <office:change-info>
              <dc:creator>Peter Camilleri</dc:creator>
              <dc:date>2015-04-26T10:11:00</dc:date>
            </office:change-info>
          </text:insertion>
        </text:changed-region>
        <text:changed-region xml:id="ct253612248" text:id="ct253612248">
          <text:insertion>
            <office:change-info>
              <dc:creator>Peter Camilleri</dc:creator>
              <dc:date>2015-04-26T10:10:00</dc:date>
            </office:change-info>
          </text:insertion>
        </text:changed-region>
        <text:changed-region xml:id="ct253612352" text:id="ct253612352">
          <text:deletion>
            <office:change-info>
              <dc:creator>Peter Camilleri</dc:creator>
              <dc:date>2015-04-25T22:49:00</dc:date>
            </office:change-info>
            <text:p text:style-name="Text_20_body"/>
            <text:p text:style-name="Text_20_body">-</text:p>
          </text:deletion>
        </text:changed-region>
        <text:changed-region xml:id="ct253612456" text:id="ct253612456">
          <text:insertion>
            <office:change-info>
              <dc:creator>Peter Camilleri</dc:creator>
              <dc:date>2015-04-25T17:38:00</dc:date>
            </office:change-info>
          </text:insertion>
        </text:changed-region>
        <text:changed-region xml:id="ct253612664" text:id="ct253612664">
          <text:deletion>
            <office:change-info>
              <dc:creator>Peter Camilleri</dc:creator>
              <dc:date>2015-04-25T22:49:00</dc:date>
            </office:change-info>
            <text:p text:style-name="Text_20_body">.1/x</text:p>
          </text:deletion>
        </text:changed-region>
        <text:changed-region xml:id="ct253612560" text:id="ct253612560">
          <text:deletion>
            <office:change-info>
              <dc:creator>Peter Camilleri</dc:creator>
              <dc:date>2015-04-25T22:50:00</dc:date>
            </office:change-info>
            <text:p text:style-name="Text_20_body"/>
            <text:p text:style-name="Text_20_body"/>
          </text:deletion>
        </text:changed-region>
        <text:changed-region xml:id="ct253612768" text:id="ct253612768">
          <text:insertion>
            <office:change-info>
              <dc:creator>Peter Camilleri</dc:creator>
              <dc:date>2015-04-25T17:38:00</dc:date>
            </office:change-info>
          </text:insertion>
        </text:changed-region>
        <text:changed-region xml:id="ct253612872" text:id="ct253612872">
          <text:deletion>
            <office:change-info>
              <dc:creator>Peter Camilleri</dc:creator>
              <dc:date>2015-04-25T22:52:00</dc:date>
            </office:change-info>
            <text:p text:style-name="Text_20_body"/>
            <text:p text:style-name="Text_20_body">.10**</text:p>
          </text:deletion>
        </text:changed-region>
        <text:changed-region xml:id="ct253612976" text:id="ct253612976">
          <text:insertion>
            <office:change-info>
              <dc:creator>Peter Camilleri</dc:creator>
              <dc:date>2015-04-25T17:38:00</dc:date>
            </office:change-info>
          </text:insertion>
        </text:changed-region>
        <text:changed-region xml:id="ct253613080" text:id="ct253613080">
          <text:deletion>
            <office:change-info>
              <dc:creator>Peter Camilleri</dc:creator>
              <dc:date>2015-04-25T23:06:00</dc:date>
            </office:change-info>
            <text:p text:style-name="Text_20_body"/>
            <text:p text:style-name="Text_20_body">.2**</text:p>
          </text:deletion>
        </text:changed-region>
        <text:changed-region xml:id="ct253617232" text:id="ct253617232">
          <text:insertion>
            <office:change-info>
              <dc:creator>Peter Camilleri</dc:creator>
              <dc:date>2015-04-25T17:38:00</dc:date>
            </office:change-info>
          </text:insertion>
        </text:changed-region>
        <text:changed-region xml:id="ct253617440" text:id="ct253617440">
          <text:deletion>
            <office:change-info>
              <dc:creator>Peter Camilleri</dc:creator>
              <dc:date>2015-04-25T23:06:00</dc:date>
            </office:change-info>
            <text:p text:style-name="Text_20_body">.abs</text:p>
          </text:deletion>
        </text:changed-region>
        <text:changed-region xml:id="ct253617336" text:id="ct253617336">
          <text:deletion>
            <office:change-info>
              <dc:creator>Peter Camilleri</dc:creator>
              <dc:date>2015-04-25T23:07:00</dc:date>
            </office:change-info>
            <text:p text:style-name="Text_20_body"/>
            <text:p text:style-name="Text_20_body"/>
          </text:deletion>
        </text:changed-region>
        <text:changed-region xml:id="ct253617544" text:id="ct253617544">
          <text:insertion>
            <office:change-info>
              <dc:creator>Peter Camilleri</dc:creator>
              <dc:date>2015-04-25T17:38:00</dc:date>
            </office:change-info>
          </text:insertion>
        </text:changed-region>
        <text:changed-region xml:id="ct253617648" text:id="ct253617648">
          <text:deletion>
            <office:change-info>
              <dc:creator>Peter Camilleri</dc:creator>
              <dc:date>2015-04-25T23:07:00</dc:date>
            </office:change-info>
            <text:p text:style-name="Text_20_body"/>
            <text:p text:style-name="Text_20_body">.acos</text:p>
          </text:deletion>
        </text:changed-region>
        <text:changed-region xml:id="ct253617752" text:id="ct253617752">
          <text:insertion>
            <office:change-info>
              <dc:creator>Peter Camilleri</dc:creator>
              <dc:date>2015-04-25T17:38:00</dc:date>
            </office:change-info>
          </text:insertion>
        </text:changed-region>
        <text:changed-region xml:id="ct253618168" text:id="ct253618168">
          <text:insertion>
            <office:change-info>
              <dc:creator>Peter Camilleri</dc:creator>
              <dc:date>2015-04-26T13:39:00</dc:date>
            </office:change-info>
          </text:insertion>
        </text:changed-region>
        <text:changed-region xml:id="ct253618272" text:id="ct253618272">
          <text:insertion>
            <office:change-info>
              <dc:creator>Peter Camilleri</dc:creator>
              <dc:date>2015-04-26T13:38:00</dc:date>
            </office:change-info>
          </text:insertion>
        </text:changed-region>
        <text:changed-region xml:id="ct253618376" text:id="ct253618376">
          <text:insertion>
            <office:change-info>
              <dc:creator>Peter Camilleri</dc:creator>
              <dc:date>2015-04-25T17:38:00</dc:date>
            </office:change-info>
          </text:insertion>
        </text:changed-region>
        <text:changed-region xml:id="ct253618480" text:id="ct253618480">
          <text:insertion>
            <office:change-info>
              <dc:creator>Peter Camilleri</dc:creator>
              <dc:date>2015-04-25T17:38:00</dc:date>
            </office:change-info>
          </text:insertion>
        </text:changed-region>
        <text:changed-region xml:id="ct253618584" text:id="ct253618584">
          <text:insertion>
            <office:change-info>
              <dc:creator>Peter Camilleri</dc:creator>
              <dc:date>2015-04-26T13:45:00</dc:date>
            </office:change-info>
          </text:insertion>
        </text:changed-region>
        <text:changed-region xml:id="ct253618688" text:id="ct253618688">
          <text:insertion>
            <office:change-info>
              <dc:creator>Peter Camilleri</dc:creator>
              <dc:date>2015-04-26T13:45:00</dc:date>
            </office:change-info>
          </text:insertion>
        </text:changed-region>
        <text:changed-region xml:id="ct253618792" text:id="ct253618792">
          <text:insertion>
            <office:change-info>
              <dc:creator>Peter Camilleri</dc:creator>
              <dc:date>2015-04-26T13:45:00</dc:date>
            </office:change-info>
          </text:insertion>
        </text:changed-region>
        <text:changed-region xml:id="ct253618896" text:id="ct253618896">
          <text:insertion>
            <office:change-info>
              <dc:creator>Peter Camilleri</dc:creator>
              <dc:date>2015-04-26T13:45:00</dc:date>
            </office:change-info>
          </text:insertion>
        </text:changed-region>
        <text:changed-region xml:id="ct253619000" text:id="ct253619000">
          <text:deletion>
            <office:change-info>
              <dc:creator>Peter Camilleri</dc:creator>
              <dc:date>2015-04-25T23:09:00</dc:date>
            </office:change-info>
            <text:p text:style-name="Text_20_body"/>
            <text:p text:style-name="Text_20_body">.acosh</text:p>
          </text:deletion>
        </text:changed-region>
        <text:changed-region xml:id="ct253619312" text:id="ct253619312">
          <text:insertion>
            <office:change-info>
              <dc:creator>Peter Camilleri</dc:creator>
              <dc:date>2015-04-25T17:38:00</dc:date>
            </office:change-info>
          </text:insertion>
        </text:changed-region>
        <text:changed-region xml:id="ct253619416" text:id="ct253619416">
          <text:insertion>
            <office:change-info>
              <dc:creator>Peter Camilleri</dc:creator>
              <dc:date>2015-04-25T17:38:00</dc:date>
            </office:change-info>
          </text:insertion>
        </text:changed-region>
        <text:changed-region xml:id="ct253619520" text:id="ct253619520">
          <text:insertion>
            <office:change-info>
              <dc:creator>Peter Camilleri</dc:creator>
              <dc:date>2015-04-25T17:38:00</dc:date>
            </office:change-info>
          </text:insertion>
        </text:changed-region>
        <text:changed-region xml:id="ct253619624" text:id="ct253619624">
          <text:deletion>
            <office:change-info>
              <dc:creator>Peter Camilleri</dc:creator>
              <dc:date>2015-04-25T23:09:00</dc:date>
            </office:change-info>
            <text:p text:style-name="Text_20_body"/>
            <text:p text:style-name="Text_20_body">.angle</text:p>
          </text:deletion>
        </text:changed-region>
        <text:changed-region xml:id="ct253619728" text:id="ct253619728">
          <text:insertion>
            <office:change-info>
              <dc:creator>Peter Camilleri</dc:creator>
              <dc:date>2015-04-25T17:38:00</dc:date>
            </office:change-info>
          </text:insertion>
        </text:changed-region>
        <text:changed-region xml:id="ct253619832" text:id="ct253619832">
          <text:insertion>
            <office:change-info>
              <dc:creator>Peter Camilleri</dc:creator>
              <dc:date>2015-04-25T17:38:00</dc:date>
            </office:change-info>
          </text:insertion>
        </text:changed-region>
        <text:changed-region xml:id="ct253619936" text:id="ct253619936">
          <text:insertion>
            <office:change-info>
              <dc:creator>Peter Camilleri</dc:creator>
              <dc:date>2015-04-25T17:38:00</dc:date>
            </office:change-info>
          </text:insertion>
        </text:changed-region>
        <text:changed-region xml:id="ct253620040" text:id="ct253620040">
          <text:insertion>
            <office:change-info>
              <dc:creator>Peter Camilleri</dc:creator>
              <dc:date>2015-04-25T17:38:00</dc:date>
            </office:change-info>
          </text:insertion>
        </text:changed-region>
        <text:changed-region xml:id="ct253620144" text:id="ct253620144">
          <text:deletion>
            <office:change-info>
              <dc:creator>Peter Camilleri</dc:creator>
              <dc:date>2015-04-25T23:09:00</dc:date>
            </office:change-info>
            <text:p text:style-name="Text_20_body"/>
            <text:p text:style-name="Text_20_body">.asin</text:p>
          </text:deletion>
        </text:changed-region>
        <text:changed-region xml:id="ct253620248" text:id="ct253620248">
          <text:insertion>
            <office:change-info>
              <dc:creator>Peter Camilleri</dc:creator>
              <dc:date>2015-04-25T17:38:00</dc:date>
            </office:change-info>
          </text:insertion>
        </text:changed-region>
        <text:changed-region xml:id="ct253620352" text:id="ct253620352">
          <text:insertion>
            <office:change-info>
              <dc:creator>Peter Camilleri</dc:creator>
              <dc:date>2015-04-25T17:38:00</dc:date>
            </office:change-info>
          </text:insertion>
        </text:changed-region>
        <text:changed-region xml:id="ct253620456" text:id="ct253620456">
          <text:insertion>
            <office:change-info>
              <dc:creator>Peter Camilleri</dc:creator>
              <dc:date>2015-04-25T17:38:00</dc:date>
            </office:change-info>
          </text:insertion>
        </text:changed-region>
        <text:changed-region xml:id="ct253620560" text:id="ct253620560">
          <text:insertion>
            <office:change-info>
              <dc:creator>Peter Camilleri</dc:creator>
              <dc:date>2015-04-25T17:38:00</dc:date>
            </office:change-info>
          </text:insertion>
        </text:changed-region>
        <text:changed-region xml:id="ct253620664" text:id="ct253620664">
          <text:insertion>
            <office:change-info>
              <dc:creator>Peter Camilleri</dc:creator>
              <dc:date>2015-04-25T17:38:00</dc:date>
            </office:change-info>
          </text:insertion>
        </text:changed-region>
        <text:changed-region xml:id="ct253620768" text:id="ct253620768">
          <text:deletion>
            <office:change-info>
              <dc:creator>Peter Camilleri</dc:creator>
              <dc:date>2015-04-25T23:09:00</dc:date>
            </office:change-info>
            <text:p text:style-name="Text_20_body"/>
            <text:p text:style-name="Text_20_body">.asinh</text:p>
          </text:deletion>
        </text:changed-region>
        <text:changed-region xml:id="ct253620872" text:id="ct253620872">
          <text:insertion>
            <office:change-info>
              <dc:creator>Peter Camilleri</dc:creator>
              <dc:date>2015-04-25T17:38:00</dc:date>
            </office:change-info>
          </text:insertion>
        </text:changed-region>
        <text:changed-region xml:id="ct253620976" text:id="ct253620976">
          <text:insertion>
            <office:change-info>
              <dc:creator>Peter Camilleri</dc:creator>
              <dc:date>2015-04-25T17:38:00</dc:date>
            </office:change-info>
          </text:insertion>
        </text:changed-region>
        <text:changed-region xml:id="ct253621080" text:id="ct253621080">
          <text:insertion>
            <office:change-info>
              <dc:creator>Peter Camilleri</dc:creator>
              <dc:date>2015-04-25T17:38:00</dc:date>
            </office:change-info>
          </text:insertion>
        </text:changed-region>
        <text:changed-region xml:id="ct253621184" text:id="ct253621184">
          <text:insertion>
            <office:change-info>
              <dc:creator>Peter Camilleri</dc:creator>
              <dc:date>2015-04-25T17:38:00</dc:date>
            </office:change-info>
          </text:insertion>
        </text:changed-region>
        <text:changed-region xml:id="ct253621328" text:id="ct253621328">
          <text:insertion>
            <office:change-info>
              <dc:creator>Peter Camilleri</dc:creator>
              <dc:date>2015-04-25T17:38:00</dc:date>
            </office:change-info>
          </text:insertion>
        </text:changed-region>
        <text:changed-region xml:id="ct253621432" text:id="ct253621432">
          <text:deletion>
            <office:change-info>
              <dc:creator>Peter Camilleri</dc:creator>
              <dc:date>2015-04-25T23:10:00</dc:date>
            </office:change-info>
            <text:p text:style-name="Text_20_body"/>
            <text:p text:style-name="Text_20_body">.atan</text:p>
          </text:deletion>
        </text:changed-region>
        <text:changed-region xml:id="ct253621536" text:id="ct253621536">
          <text:insertion>
            <office:change-info>
              <dc:creator>Peter Camilleri</dc:creator>
              <dc:date>2015-04-25T17:38:00</dc:date>
            </office:change-info>
          </text:insertion>
        </text:changed-region>
        <text:changed-region xml:id="ct253621640" text:id="ct253621640">
          <text:insertion>
            <office:change-info>
              <dc:creator>Peter Camilleri</dc:creator>
              <dc:date>2015-04-25T17:38:00</dc:date>
            </office:change-info>
          </text:insertion>
        </text:changed-region>
        <text:changed-region xml:id="ct253621744" text:id="ct253621744">
          <text:insertion>
            <office:change-info>
              <dc:creator>Peter Camilleri</dc:creator>
              <dc:date>2015-04-25T17:38:00</dc:date>
            </office:change-info>
          </text:insertion>
        </text:changed-region>
        <text:changed-region xml:id="ct253621848" text:id="ct253621848">
          <text:insertion>
            <office:change-info>
              <dc:creator>Peter Camilleri</dc:creator>
              <dc:date>2015-04-25T17:38:00</dc:date>
            </office:change-info>
          </text:insertion>
        </text:changed-region>
        <text:changed-region xml:id="ct253621952" text:id="ct253621952">
          <text:insertion>
            <office:change-info>
              <dc:creator>Peter Camilleri</dc:creator>
              <dc:date>2015-04-25T17:38:00</dc:date>
            </office:change-info>
          </text:insertion>
        </text:changed-region>
        <text:changed-region xml:id="ct253622056" text:id="ct253622056">
          <text:deletion>
            <office:change-info>
              <dc:creator>Peter Camilleri</dc:creator>
              <dc:date>2015-04-25T23:10:00</dc:date>
            </office:change-info>
            <text:p text:style-name="Text_20_body"/>
            <text:p text:style-name="Text_20_body">.atan2</text:p>
          </text:deletion>
        </text:changed-region>
        <text:changed-region xml:id="ct253622160" text:id="ct253622160">
          <text:insertion>
            <office:change-info>
              <dc:creator>Peter Camilleri</dc:creator>
              <dc:date>2015-04-25T17:38:00</dc:date>
            </office:change-info>
          </text:insertion>
        </text:changed-region>
        <text:changed-region xml:id="ct253622264" text:id="ct253622264">
          <text:insertion>
            <office:change-info>
              <dc:creator>Peter Camilleri</dc:creator>
              <dc:date>2015-04-25T17:38:00</dc:date>
            </office:change-info>
          </text:insertion>
        </text:changed-region>
        <text:changed-region xml:id="ct253622368" text:id="ct253622368">
          <text:insertion>
            <office:change-info>
              <dc:creator>Peter Camilleri</dc:creator>
              <dc:date>2015-04-25T17:38:00</dc:date>
            </office:change-info>
          </text:insertion>
        </text:changed-region>
        <text:changed-region xml:id="ct253622472" text:id="ct253622472">
          <text:insertion>
            <office:change-info>
              <dc:creator>Peter Camilleri</dc:creator>
              <dc:date>2015-04-25T17:38:00</dc:date>
            </office:change-info>
          </text:insertion>
        </text:changed-region>
        <text:changed-region xml:id="ct253622576" text:id="ct253622576">
          <text:insertion>
            <office:change-info>
              <dc:creator>Peter Camilleri</dc:creator>
              <dc:date>2015-04-25T17:38:00</dc:date>
            </office:change-info>
          </text:insertion>
        </text:changed-region>
        <text:changed-region xml:id="ct253622784" text:id="ct253622784">
          <text:deletion>
            <office:change-info>
              <dc:creator>Peter Camilleri</dc:creator>
              <dc:date>2015-04-25T23:11:00</dc:date>
            </office:change-info>
            <text:p text:style-name="Text_20_body">.atanh</text:p>
          </text:deletion>
        </text:changed-region>
        <text:changed-region xml:id="ct253622680" text:id="ct253622680">
          <text:deletion>
            <office:change-info>
              <dc:creator>Peter Camilleri</dc:creator>
              <dc:date>2015-04-25T23:12:00</dc:date>
            </office:change-info>
            <text:p text:style-name="Text_20_body"/>
            <text:p text:style-name="Text_20_body"/>
          </text:deletion>
        </text:changed-region>
        <text:changed-region xml:id="ct253622888" text:id="ct253622888">
          <text:insertion>
            <office:change-info>
              <dc:creator>Peter Camilleri</dc:creator>
              <dc:date>2015-04-25T17:38:00</dc:date>
            </office:change-info>
          </text:insertion>
        </text:changed-region>
        <text:changed-region xml:id="ct253622992" text:id="ct253622992">
          <text:insertion>
            <office:change-info>
              <dc:creator>Peter Camilleri</dc:creator>
              <dc:date>2015-04-25T17:38:00</dc:date>
            </office:change-info>
          </text:insertion>
        </text:changed-region>
        <text:changed-region xml:id="ct253623096" text:id="ct253623096">
          <text:insertion>
            <office:change-info>
              <dc:creator>Peter Camilleri</dc:creator>
              <dc:date>2015-04-25T17:38:00</dc:date>
            </office:change-info>
          </text:insertion>
        </text:changed-region>
        <text:changed-region xml:id="ct253623200" text:id="ct253623200">
          <text:insertion>
            <office:change-info>
              <dc:creator>Peter Camilleri</dc:creator>
              <dc:date>2015-04-25T17:38:00</dc:date>
            </office:change-info>
          </text:insertion>
        </text:changed-region>
        <text:changed-region xml:id="ct253623304" text:id="ct253623304">
          <text:insertion>
            <office:change-info>
              <dc:creator>Peter Camilleri</dc:creator>
              <dc:date>2015-04-25T17:38:00</dc:date>
            </office:change-info>
          </text:insertion>
        </text:changed-region>
        <text:changed-region xml:id="ct253623408" text:id="ct253623408">
          <text:deletion>
            <office:change-info>
              <dc:creator>Peter Camilleri</dc:creator>
              <dc:date>2015-04-25T23:12:00</dc:date>
            </office:change-info>
            <text:p text:style-name="Text_20_body"/>
            <text:p text:style-name="Text_20_body">.c2p</text:p>
          </text:deletion>
        </text:changed-region>
        <text:changed-region xml:id="ct253623512" text:id="ct253623512">
          <text:insertion>
            <office:change-info>
              <dc:creator>Peter Camilleri</dc:creator>
              <dc:date>2015-04-25T17:38:00</dc:date>
            </office:change-info>
          </text:insertion>
        </text:changed-region>
        <text:changed-region xml:id="ct253623616" text:id="ct253623616">
          <text:insertion>
            <office:change-info>
              <dc:creator>Peter Camilleri</dc:creator>
              <dc:date>2015-04-25T17:38:00</dc:date>
            </office:change-info>
          </text:insertion>
        </text:changed-region>
        <text:changed-region xml:id="ct253623720" text:id="ct253623720">
          <text:insertion>
            <office:change-info>
              <dc:creator>Peter Camilleri</dc:creator>
              <dc:date>2015-04-25T17:38:00</dc:date>
            </office:change-info>
          </text:insertion>
        </text:changed-region>
        <text:changed-region xml:id="ct253623824" text:id="ct253623824">
          <text:insertion>
            <office:change-info>
              <dc:creator>Peter Camilleri</dc:creator>
              <dc:date>2015-04-25T17:38:00</dc:date>
            </office:change-info>
          </text:insertion>
        </text:changed-region>
        <text:changed-region xml:id="ct253623928" text:id="ct253623928">
          <text:insertion>
            <office:change-info>
              <dc:creator>Peter Camilleri</dc:creator>
              <dc:date>2015-04-25T17:38:00</dc:date>
            </office:change-info>
          </text:insertion>
        </text:changed-region>
        <text:changed-region xml:id="ct253624136" text:id="ct253624136">
          <text:deletion>
            <office:change-info>
              <dc:creator>Peter Camilleri</dc:creator>
              <dc:date>2015-04-25T23:12:00</dc:date>
            </office:change-info>
            <text:p text:style-name="Text_20_body">.cbrt</text:p>
          </text:deletion>
        </text:changed-region>
        <text:changed-region xml:id="ct253624032" text:id="ct253624032">
          <text:deletion>
            <office:change-info>
              <dc:creator>Peter Camilleri</dc:creator>
              <dc:date>2015-04-25T23:13:00</dc:date>
            </office:change-info>
            <text:p text:style-name="Text_20_body"/>
            <text:p text:style-name="Text_20_body"/>
          </text:deletion>
        </text:changed-region>
        <text:changed-region xml:id="ct253624240" text:id="ct253624240">
          <text:insertion>
            <office:change-info>
              <dc:creator>Peter Camilleri</dc:creator>
              <dc:date>2015-04-25T17:38:00</dc:date>
            </office:change-info>
          </text:insertion>
        </text:changed-region>
        <text:changed-region xml:id="ct253624344" text:id="ct253624344">
          <text:insertion>
            <office:change-info>
              <dc:creator>Peter Camilleri</dc:creator>
              <dc:date>2015-04-25T17:38:00</dc:date>
            </office:change-info>
          </text:insertion>
        </text:changed-region>
        <text:changed-region xml:id="ct253624448" text:id="ct253624448">
          <text:insertion>
            <office:change-info>
              <dc:creator>Peter Camilleri</dc:creator>
              <dc:date>2015-04-25T17:38:00</dc:date>
            </office:change-info>
          </text:insertion>
        </text:changed-region>
        <text:changed-region xml:id="ct253624552" text:id="ct253624552">
          <text:insertion>
            <office:change-info>
              <dc:creator>Peter Camilleri</dc:creator>
              <dc:date>2015-04-25T17:38:00</dc:date>
            </office:change-info>
          </text:insertion>
        </text:changed-region>
        <text:changed-region xml:id="ct253624656" text:id="ct253624656">
          <text:insertion>
            <office:change-info>
              <dc:creator>Peter Camilleri</dc:creator>
              <dc:date>2015-04-25T17:38:00</dc:date>
            </office:change-info>
          </text:insertion>
        </text:changed-region>
        <text:changed-region xml:id="ct253624760" text:id="ct253624760">
          <text:deletion>
            <office:change-info>
              <dc:creator>Peter Camilleri</dc:creator>
              <dc:date>2015-04-25T23:13:00</dc:date>
            </office:change-info>
            <text:p text:style-name="Text_20_body"/>
            <text:p text:style-name="Text_20_body">.ceil</text:p>
          </text:deletion>
        </text:changed-region>
        <text:changed-region xml:id="ct253624864" text:id="ct253624864">
          <text:insertion>
            <office:change-info>
              <dc:creator>Peter Camilleri</dc:creator>
              <dc:date>2015-04-25T17:38:00</dc:date>
            </office:change-info>
          </text:insertion>
        </text:changed-region>
        <text:changed-region xml:id="ct253624968" text:id="ct253624968">
          <text:insertion>
            <office:change-info>
              <dc:creator>Peter Camilleri</dc:creator>
              <dc:date>2015-04-25T17:38:00</dc:date>
            </office:change-info>
          </text:insertion>
        </text:changed-region>
        <text:changed-region xml:id="ct253625072" text:id="ct253625072">
          <text:insertion>
            <office:change-info>
              <dc:creator>Peter Camilleri</dc:creator>
              <dc:date>2015-04-25T17:38:00</dc:date>
            </office:change-info>
          </text:insertion>
        </text:changed-region>
        <text:changed-region xml:id="ct253625176" text:id="ct253625176">
          <text:insertion>
            <office:change-info>
              <dc:creator>Peter Camilleri</dc:creator>
              <dc:date>2015-04-25T17:38:00</dc:date>
            </office:change-info>
          </text:insertion>
        </text:changed-region>
        <text:changed-region xml:id="ct253625280" text:id="ct253625280">
          <text:insertion>
            <office:change-info>
              <dc:creator>Peter Camilleri</dc:creator>
              <dc:date>2015-04-25T17:38:00</dc:date>
            </office:change-info>
          </text:insertion>
        </text:changed-region>
        <text:changed-region xml:id="ct253625424" text:id="ct253625424">
          <text:insertion>
            <office:change-info>
              <dc:creator>Peter Camilleri</dc:creator>
              <dc:date>2015-04-25T17:38:00</dc:date>
            </office:change-info>
          </text:insertion>
        </text:changed-region>
        <text:changed-region xml:id="ct253625528" text:id="ct253625528">
          <text:deletion>
            <office:change-info>
              <dc:creator>Peter Camilleri</dc:creator>
              <dc:date>2015-04-25T23:13:00</dc:date>
            </office:change-info>
            <text:p text:style-name="Text_20_body"/>
            <text:p text:style-name="Text_20_body">.conjugate</text:p>
          </text:deletion>
        </text:changed-region>
        <text:changed-region xml:id="ct253625632" text:id="ct253625632">
          <text:insertion>
            <office:change-info>
              <dc:creator>Peter Camilleri</dc:creator>
              <dc:date>2015-04-25T17:38:00</dc:date>
            </office:change-info>
          </text:insertion>
        </text:changed-region>
        <text:changed-region xml:id="ct253625736" text:id="ct253625736">
          <text:insertion>
            <office:change-info>
              <dc:creator>Peter Camilleri</dc:creator>
              <dc:date>2015-04-25T17:38:00</dc:date>
            </office:change-info>
          </text:insertion>
        </text:changed-region>
        <text:changed-region xml:id="ct253625840" text:id="ct253625840">
          <text:insertion>
            <office:change-info>
              <dc:creator>Peter Camilleri</dc:creator>
              <dc:date>2015-04-25T17:38:00</dc:date>
            </office:change-info>
          </text:insertion>
        </text:changed-region>
        <text:changed-region xml:id="ct253625944" text:id="ct253625944">
          <text:insertion>
            <office:change-info>
              <dc:creator>Peter Camilleri</dc:creator>
              <dc:date>2015-04-25T17:38:00</dc:date>
            </office:change-info>
          </text:insertion>
        </text:changed-region>
        <text:changed-region xml:id="ct253626048" text:id="ct253626048">
          <text:deletion>
            <office:change-info>
              <dc:creator>Peter Camilleri</dc:creator>
              <dc:date>2015-04-25T23:13:00</dc:date>
            </office:change-info>
            <text:p text:style-name="Text_20_body"/>
            <text:p text:style-name="Text_20_body">.cos</text:p>
          </text:deletion>
        </text:changed-region>
        <text:changed-region xml:id="ct253626152" text:id="ct253626152">
          <text:insertion>
            <office:change-info>
              <dc:creator>Peter Camilleri</dc:creator>
              <dc:date>2015-04-25T17:38:00</dc:date>
            </office:change-info>
          </text:insertion>
        </text:changed-region>
        <text:changed-region xml:id="ct253626256" text:id="ct253626256">
          <text:insertion>
            <office:change-info>
              <dc:creator>Peter Camilleri</dc:creator>
              <dc:date>2015-04-25T17:38:00</dc:date>
            </office:change-info>
          </text:insertion>
        </text:changed-region>
        <text:changed-region xml:id="ct253626360" text:id="ct253626360">
          <text:insertion>
            <office:change-info>
              <dc:creator>Peter Camilleri</dc:creator>
              <dc:date>2015-04-25T17:38:00</dc:date>
            </office:change-info>
          </text:insertion>
        </text:changed-region>
        <text:changed-region xml:id="ct253626464" text:id="ct253626464">
          <text:insertion>
            <office:change-info>
              <dc:creator>Peter Camilleri</dc:creator>
              <dc:date>2015-04-25T17:38:00</dc:date>
            </office:change-info>
          </text:insertion>
        </text:changed-region>
        <text:changed-region xml:id="ct253626568" text:id="ct253626568">
          <text:insertion>
            <office:change-info>
              <dc:creator>Peter Camilleri</dc:creator>
              <dc:date>2015-04-25T17:38:00</dc:date>
            </office:change-info>
          </text:insertion>
        </text:changed-region>
        <text:changed-region xml:id="ct253626776" text:id="ct253626776">
          <text:deletion>
            <office:change-info>
              <dc:creator>Peter Camilleri</dc:creator>
              <dc:date>2015-04-25T23:13:00</dc:date>
            </office:change-info>
            <text:p text:style-name="Text_20_body">.cosh</text:p>
          </text:deletion>
        </text:changed-region>
        <text:changed-region xml:id="ct253626672" text:id="ct253626672">
          <text:deletion>
            <office:change-info>
              <dc:creator>Peter Camilleri</dc:creator>
              <dc:date>2015-04-25T23:14:00</dc:date>
            </office:change-info>
            <text:p text:style-name="Text_20_body"/>
            <text:p text:style-name="Text_20_body"/>
          </text:deletion>
        </text:changed-region>
        <text:changed-region xml:id="ct253626880" text:id="ct253626880">
          <text:insertion>
            <office:change-info>
              <dc:creator>Peter Camilleri</dc:creator>
              <dc:date>2015-04-25T17:38:00</dc:date>
            </office:change-info>
          </text:insertion>
        </text:changed-region>
        <text:changed-region xml:id="ct253626984" text:id="ct253626984">
          <text:insertion>
            <office:change-info>
              <dc:creator>Peter Camilleri</dc:creator>
              <dc:date>2015-04-25T17:38:00</dc:date>
            </office:change-info>
          </text:insertion>
        </text:changed-region>
        <text:changed-region xml:id="ct253627088" text:id="ct253627088">
          <text:insertion>
            <office:change-info>
              <dc:creator>Peter Camilleri</dc:creator>
              <dc:date>2015-04-25T17:38:00</dc:date>
            </office:change-info>
          </text:insertion>
        </text:changed-region>
        <text:changed-region xml:id="ct253627192" text:id="ct253627192">
          <text:insertion>
            <office:change-info>
              <dc:creator>Peter Camilleri</dc:creator>
              <dc:date>2015-04-25T17:38:00</dc:date>
            </office:change-info>
          </text:insertion>
        </text:changed-region>
        <text:changed-region xml:id="ct253627296" text:id="ct253627296">
          <text:insertion>
            <office:change-info>
              <dc:creator>Peter Camilleri</dc:creator>
              <dc:date>2015-04-25T17:38:00</dc:date>
            </office:change-info>
          </text:insertion>
        </text:changed-region>
        <text:changed-region xml:id="ct253627400" text:id="ct253627400">
          <text:deletion>
            <office:change-info>
              <dc:creator>Peter Camilleri</dc:creator>
              <dc:date>2015-04-25T23:14:00</dc:date>
            </office:change-info>
            <text:p text:style-name="Text_20_body"/>
            <text:p text:style-name="Text_20_body">.cube</text:p>
          </text:deletion>
        </text:changed-region>
        <text:changed-region xml:id="ct253627504" text:id="ct253627504">
          <text:insertion>
            <office:change-info>
              <dc:creator>Peter Camilleri</dc:creator>
              <dc:date>2015-04-25T17:38:00</dc:date>
            </office:change-info>
          </text:insertion>
        </text:changed-region>
        <text:changed-region xml:id="ct253627608" text:id="ct253627608">
          <text:insertion>
            <office:change-info>
              <dc:creator>Peter Camilleri</dc:creator>
              <dc:date>2015-04-25T17:38:00</dc:date>
            </office:change-info>
          </text:insertion>
        </text:changed-region>
        <text:changed-region xml:id="ct253627712" text:id="ct253627712">
          <text:insertion>
            <office:change-info>
              <dc:creator>Peter Camilleri</dc:creator>
              <dc:date>2015-04-25T17:38:00</dc:date>
            </office:change-info>
          </text:insertion>
        </text:changed-region>
        <text:changed-region xml:id="ct253627816" text:id="ct253627816">
          <text:insertion>
            <office:change-info>
              <dc:creator>Peter Camilleri</dc:creator>
              <dc:date>2015-04-25T17:38:00</dc:date>
            </office:change-info>
          </text:insertion>
        </text:changed-region>
        <text:changed-region xml:id="ct253627920" text:id="ct253627920">
          <text:deletion>
            <office:change-info>
              <dc:creator>Peter Camilleri</dc:creator>
              <dc:date>2015-04-25T23:15:00</dc:date>
            </office:change-info>
            <text:p text:style-name="Text_20_body"/>
            <text:p text:style-name="Text_20_body">.d2r</text:p>
          </text:deletion>
        </text:changed-region>
        <text:changed-region xml:id="ct253628024" text:id="ct253628024">
          <text:insertion>
            <office:change-info>
              <dc:creator>Peter Camilleri</dc:creator>
              <dc:date>2015-04-25T17:38:00</dc:date>
            </office:change-info>
          </text:insertion>
        </text:changed-region>
        <text:changed-region xml:id="ct253628128" text:id="ct253628128">
          <text:insertion>
            <office:change-info>
              <dc:creator>Peter Camilleri</dc:creator>
              <dc:date>2015-04-25T17:38:00</dc:date>
            </office:change-info>
          </text:insertion>
        </text:changed-region>
        <text:changed-region xml:id="ct253628232" text:id="ct253628232">
          <text:insertion>
            <office:change-info>
              <dc:creator>Peter Camilleri</dc:creator>
              <dc:date>2015-04-25T17:38:00</dc:date>
            </office:change-info>
          </text:insertion>
        </text:changed-region>
        <text:changed-region xml:id="ct253628336" text:id="ct253628336">
          <text:insertion>
            <office:change-info>
              <dc:creator>Peter Camilleri</dc:creator>
              <dc:date>2015-04-25T17:38:00</dc:date>
            </office:change-info>
          </text:insertion>
        </text:changed-region>
        <text:changed-region xml:id="ct253628440" text:id="ct253628440">
          <text:insertion>
            <office:change-info>
              <dc:creator>Peter Camilleri</dc:creator>
              <dc:date>2015-04-25T17:38:00</dc:date>
            </office:change-info>
          </text:insertion>
        </text:changed-region>
        <text:changed-region xml:id="ct253628544" text:id="ct253628544">
          <text:deletion>
            <office:change-info>
              <dc:creator>Peter Camilleri</dc:creator>
              <dc:date>2015-04-25T23:15:00</dc:date>
            </office:change-info>
            <text:p text:style-name="Text_20_body"/>
            <text:p text:style-name="Text_20_body">.denominator</text:p>
          </text:deletion>
        </text:changed-region>
        <text:changed-region xml:id="ct253628648" text:id="ct253628648">
          <text:insertion>
            <office:change-info>
              <dc:creator>Peter Camilleri</dc:creator>
              <dc:date>2015-04-25T17:38:00</dc:date>
            </office:change-info>
          </text:insertion>
        </text:changed-region>
        <text:changed-region xml:id="ct253628752" text:id="ct253628752">
          <text:insertion>
            <office:change-info>
              <dc:creator>Peter Camilleri</dc:creator>
              <dc:date>2015-04-25T17:38:00</dc:date>
            </office:change-info>
          </text:insertion>
        </text:changed-region>
        <text:changed-region xml:id="ct253628856" text:id="ct253628856">
          <text:insertion>
            <office:change-info>
              <dc:creator>Peter Camilleri</dc:creator>
              <dc:date>2015-04-25T17:38:00</dc:date>
            </office:change-info>
          </text:insertion>
        </text:changed-region>
        <text:changed-region xml:id="ct253628960" text:id="ct253628960">
          <text:insertion>
            <office:change-info>
              <dc:creator>Peter Camilleri</dc:creator>
              <dc:date>2015-04-25T17:38:00</dc:date>
            </office:change-info>
          </text:insertion>
        </text:changed-region>
        <text:changed-region xml:id="ct253629064" text:id="ct253629064">
          <text:insertion>
            <office:change-info>
              <dc:creator>Peter Camilleri</dc:creator>
              <dc:date>2015-04-25T17:38:00</dc:date>
            </office:change-info>
          </text:insertion>
        </text:changed-region>
        <text:changed-region xml:id="ct253629168" text:id="ct253629168">
          <text:insertion>
            <office:change-info>
              <dc:creator>Peter Camilleri</dc:creator>
              <dc:date>2015-04-25T17:38:00</dc:date>
            </office:change-info>
          </text:insertion>
        </text:changed-region>
        <text:changed-region xml:id="ct253629272" text:id="ct253629272">
          <text:deletion>
            <office:change-info>
              <dc:creator>Peter Camilleri</dc:creator>
              <dc:date>2015-04-25T23:15:00</dc:date>
            </office:change-info>
            <text:p text:style-name="Text_20_body"/>
            <text:p text:style-name="Text_20_body">.e**</text:p>
          </text:deletion>
        </text:changed-region>
        <text:changed-region xml:id="ct253629376" text:id="ct253629376">
          <text:insertion>
            <office:change-info>
              <dc:creator>Peter Camilleri</dc:creator>
              <dc:date>2015-04-25T17:38:00</dc:date>
            </office:change-info>
          </text:insertion>
        </text:changed-region>
        <text:changed-region xml:id="ct253645904" text:id="ct253645904">
          <text:insertion>
            <office:change-info>
              <dc:creator>Peter Camilleri</dc:creator>
              <dc:date>2015-04-25T17:38:00</dc:date>
            </office:change-info>
          </text:insertion>
        </text:changed-region>
        <text:changed-region xml:id="ct253646008" text:id="ct253646008">
          <text:insertion>
            <office:change-info>
              <dc:creator>Peter Camilleri</dc:creator>
              <dc:date>2015-04-25T17:38:00</dc:date>
            </office:change-info>
          </text:insertion>
        </text:changed-region>
        <text:changed-region xml:id="ct253646112" text:id="ct253646112">
          <text:insertion>
            <office:change-info>
              <dc:creator>Peter Camilleri</dc:creator>
              <dc:date>2015-04-25T17:38:00</dc:date>
            </office:change-info>
          </text:insertion>
        </text:changed-region>
        <text:changed-region xml:id="ct253646216" text:id="ct253646216">
          <text:insertion>
            <office:change-info>
              <dc:creator>Peter Camilleri</dc:creator>
              <dc:date>2015-04-25T17:38:00</dc:date>
            </office:change-info>
          </text:insertion>
        </text:changed-region>
        <text:changed-region xml:id="ct253646320" text:id="ct253646320">
          <text:deletion>
            <office:change-info>
              <dc:creator>Peter Camilleri</dc:creator>
              <dc:date>2015-04-25T23:15:00</dc:date>
            </office:change-info>
            <text:p text:style-name="Text_20_body"/>
            <text:p text:style-name="Text_20_body">.emit</text:p>
          </text:deletion>
        </text:changed-region>
        <text:changed-region xml:id="ct253646424" text:id="ct253646424">
          <text:insertion>
            <office:change-info>
              <dc:creator>Peter Camilleri</dc:creator>
              <dc:date>2015-04-25T17:38:00</dc:date>
            </office:change-info>
          </text:insertion>
        </text:changed-region>
        <text:changed-region xml:id="ct253646528" text:id="ct253646528">
          <text:insertion>
            <office:change-info>
              <dc:creator>Peter Camilleri</dc:creator>
              <dc:date>2015-04-25T17:38:00</dc:date>
            </office:change-info>
          </text:insertion>
        </text:changed-region>
        <text:changed-region xml:id="ct253646632" text:id="ct253646632">
          <text:insertion>
            <office:change-info>
              <dc:creator>Peter Camilleri</dc:creator>
              <dc:date>2015-04-25T17:38:00</dc:date>
            </office:change-info>
          </text:insertion>
        </text:changed-region>
        <text:changed-region xml:id="ct253646736" text:id="ct253646736">
          <text:insertion>
            <office:change-info>
              <dc:creator>Peter Camilleri</dc:creator>
              <dc:date>2015-04-25T17:38:00</dc:date>
            </office:change-info>
          </text:insertion>
        </text:changed-region>
        <text:changed-region xml:id="ct253646944" text:id="ct253646944">
          <text:deletion>
            <office:change-info>
              <dc:creator>Peter Camilleri</dc:creator>
              <dc:date>2015-04-25T23:15:00</dc:date>
            </office:change-info>
            <text:p text:style-name="Text_20_body">.floor</text:p>
          </text:deletion>
        </text:changed-region>
        <text:changed-region xml:id="ct253646840" text:id="ct253646840">
          <text:deletion>
            <office:change-info>
              <dc:creator>Peter Camilleri</dc:creator>
              <dc:date>2015-04-25T23:16:00</dc:date>
            </office:change-info>
            <text:p text:style-name="Text_20_body"/>
            <text:p text:style-name="Text_20_body"/>
          </text:deletion>
        </text:changed-region>
        <text:changed-region xml:id="ct253647048" text:id="ct253647048">
          <text:insertion>
            <office:change-info>
              <dc:creator>Peter Camilleri</dc:creator>
              <dc:date>2015-04-25T17:38:00</dc:date>
            </office:change-info>
          </text:insertion>
        </text:changed-region>
        <text:changed-region xml:id="ct253647152" text:id="ct253647152">
          <text:insertion>
            <office:change-info>
              <dc:creator>Peter Camilleri</dc:creator>
              <dc:date>2015-04-25T17:38:00</dc:date>
            </office:change-info>
          </text:insertion>
        </text:changed-region>
        <text:changed-region xml:id="ct253647256" text:id="ct253647256">
          <text:insertion>
            <office:change-info>
              <dc:creator>Peter Camilleri</dc:creator>
              <dc:date>2015-04-25T17:38:00</dc:date>
            </office:change-info>
          </text:insertion>
        </text:changed-region>
        <text:changed-region xml:id="ct253647360" text:id="ct253647360">
          <text:insertion>
            <office:change-info>
              <dc:creator>Peter Camilleri</dc:creator>
              <dc:date>2015-04-25T17:38:00</dc:date>
            </office:change-info>
          </text:insertion>
        </text:changed-region>
        <text:changed-region xml:id="ct253647464" text:id="ct253647464">
          <text:insertion>
            <office:change-info>
              <dc:creator>Peter Camilleri</dc:creator>
              <dc:date>2015-04-25T17:38:00</dc:date>
            </office:change-info>
          </text:insertion>
        </text:changed-region>
        <text:changed-region xml:id="ct253647568" text:id="ct253647568">
          <text:insertion>
            <office:change-info>
              <dc:creator>Peter Camilleri</dc:creator>
              <dc:date>2015-04-25T17:38:00</dc:date>
            </office:change-info>
          </text:insertion>
        </text:changed-region>
        <text:changed-region xml:id="ct253647672" text:id="ct253647672">
          <text:deletion>
            <office:change-info>
              <dc:creator>Peter Camilleri</dc:creator>
              <dc:date>2015-04-25T23:16:00</dc:date>
            </office:change-info>
            <text:p text:style-name="Text_20_body"/>
            <text:p text:style-name="Text_20_body">.hypot</text:p>
          </text:deletion>
        </text:changed-region>
        <text:changed-region xml:id="ct253647776" text:id="ct253647776">
          <text:insertion>
            <office:change-info>
              <dc:creator>Peter Camilleri</dc:creator>
              <dc:date>2015-04-25T17:38:00</dc:date>
            </office:change-info>
          </text:insertion>
        </text:changed-region>
        <text:changed-region xml:id="ct253647880" text:id="ct253647880">
          <text:insertion>
            <office:change-info>
              <dc:creator>Peter Camilleri</dc:creator>
              <dc:date>2015-04-25T17:38:00</dc:date>
            </office:change-info>
          </text:insertion>
        </text:changed-region>
        <text:changed-region xml:id="ct253647984" text:id="ct253647984">
          <text:insertion>
            <office:change-info>
              <dc:creator>Peter Camilleri</dc:creator>
              <dc:date>2015-04-25T17:38:00</dc:date>
            </office:change-info>
          </text:insertion>
        </text:changed-region>
        <text:changed-region xml:id="ct253648088" text:id="ct253648088">
          <text:insertion>
            <office:change-info>
              <dc:creator>Peter Camilleri</dc:creator>
              <dc:date>2015-04-25T17:38:00</dc:date>
            </office:change-info>
          </text:insertion>
        </text:changed-region>
        <text:changed-region xml:id="ct253648192" text:id="ct253648192">
          <text:insertion>
            <office:change-info>
              <dc:creator>Peter Camilleri</dc:creator>
              <dc:date>2015-04-25T17:38:00</dc:date>
            </office:change-info>
          </text:insertion>
        </text:changed-region>
        <text:changed-region xml:id="ct253648296" text:id="ct253648296">
          <text:deletion>
            <office:change-info>
              <dc:creator>Peter Camilleri</dc:creator>
              <dc:date>2015-04-25T23:16:00</dc:date>
            </office:change-info>
            <text:p text:style-name="Text_20_body"/>
            <text:p text:style-name="Text_20_body">.imaginary</text:p>
          </text:deletion>
        </text:changed-region>
        <text:changed-region xml:id="ct253648400" text:id="ct253648400">
          <text:insertion>
            <office:change-info>
              <dc:creator>Peter Camilleri</dc:creator>
              <dc:date>2015-04-25T17:38:00</dc:date>
            </office:change-info>
          </text:insertion>
        </text:changed-region>
        <text:changed-region xml:id="ct253648504" text:id="ct253648504">
          <text:insertion>
            <office:change-info>
              <dc:creator>Peter Camilleri</dc:creator>
              <dc:date>2015-04-25T17:38:00</dc:date>
            </office:change-info>
          </text:insertion>
        </text:changed-region>
        <text:changed-region xml:id="ct253648608" text:id="ct253648608">
          <text:insertion>
            <office:change-info>
              <dc:creator>Peter Camilleri</dc:creator>
              <dc:date>2015-04-25T17:38:00</dc:date>
            </office:change-info>
          </text:insertion>
        </text:changed-region>
        <text:changed-region xml:id="ct253648712" text:id="ct253648712">
          <text:insertion>
            <office:change-info>
              <dc:creator>Peter Camilleri</dc:creator>
              <dc:date>2015-04-25T17:38:00</dc:date>
            </office:change-info>
          </text:insertion>
        </text:changed-region>
        <text:changed-region xml:id="ct253648816" text:id="ct253648816">
          <text:deletion>
            <office:change-info>
              <dc:creator>Peter Camilleri</dc:creator>
              <dc:date>2015-04-25T23:16:00</dc:date>
            </office:change-info>
            <text:p text:style-name="Text_20_body"/>
            <text:p text:style-name="Text_20_body">.ln</text:p>
          </text:deletion>
        </text:changed-region>
        <text:changed-region xml:id="ct253648920" text:id="ct253648920">
          <text:insertion>
            <office:change-info>
              <dc:creator>Peter Camilleri</dc:creator>
              <dc:date>2015-04-25T17:38:00</dc:date>
            </office:change-info>
          </text:insertion>
        </text:changed-region>
        <text:changed-region xml:id="ct253649024" text:id="ct253649024">
          <text:insertion>
            <office:change-info>
              <dc:creator>Peter Camilleri</dc:creator>
              <dc:date>2015-04-25T17:38:00</dc:date>
            </office:change-info>
          </text:insertion>
        </text:changed-region>
        <text:changed-region xml:id="ct253649128" text:id="ct253649128">
          <text:insertion>
            <office:change-info>
              <dc:creator>Peter Camilleri</dc:creator>
              <dc:date>2015-04-25T17:38:00</dc:date>
            </office:change-info>
          </text:insertion>
        </text:changed-region>
        <text:changed-region xml:id="ct253649232" text:id="ct253649232">
          <text:insertion>
            <office:change-info>
              <dc:creator>Peter Camilleri</dc:creator>
              <dc:date>2015-04-25T17:38:00</dc:date>
            </office:change-info>
          </text:insertion>
        </text:changed-region>
        <text:changed-region xml:id="ct253649336" text:id="ct253649336">
          <text:insertion>
            <office:change-info>
              <dc:creator>Peter Camilleri</dc:creator>
              <dc:date>2015-04-25T17:38:00</dc:date>
            </office:change-info>
          </text:insertion>
        </text:changed-region>
        <text:changed-region xml:id="ct253649440" text:id="ct253649440">
          <text:deletion>
            <office:change-info>
              <dc:creator>Peter Camilleri</dc:creator>
              <dc:date>2015-04-25T23:16:00</dc:date>
            </office:change-info>
            <text:p text:style-name="Text_20_body"/>
            <text:p text:style-name="Text_20_body">.log10</text:p>
          </text:deletion>
        </text:changed-region>
        <text:changed-region xml:id="ct253649544" text:id="ct253649544">
          <text:insertion>
            <office:change-info>
              <dc:creator>Peter Camilleri</dc:creator>
              <dc:date>2015-04-25T17:38:00</dc:date>
            </office:change-info>
          </text:insertion>
        </text:changed-region>
        <text:changed-region xml:id="ct253649648" text:id="ct253649648">
          <text:insertion>
            <office:change-info>
              <dc:creator>Peter Camilleri</dc:creator>
              <dc:date>2015-04-25T17:38:00</dc:date>
            </office:change-info>
          </text:insertion>
        </text:changed-region>
        <text:changed-region xml:id="ct253649752" text:id="ct253649752">
          <text:insertion>
            <office:change-info>
              <dc:creator>Peter Camilleri</dc:creator>
              <dc:date>2015-04-25T17:38:00</dc:date>
            </office:change-info>
          </text:insertion>
        </text:changed-region>
        <text:changed-region xml:id="ct253649856" text:id="ct253649856">
          <text:insertion>
            <office:change-info>
              <dc:creator>Peter Camilleri</dc:creator>
              <dc:date>2015-04-25T17:38:00</dc:date>
            </office:change-info>
          </text:insertion>
        </text:changed-region>
        <text:changed-region xml:id="ct253650000" text:id="ct253650000">
          <text:insertion>
            <office:change-info>
              <dc:creator>Peter Camilleri</dc:creator>
              <dc:date>2015-04-25T17:38:00</dc:date>
            </office:change-info>
          </text:insertion>
        </text:changed-region>
        <text:changed-region xml:id="ct253650104" text:id="ct253650104">
          <text:deletion>
            <office:change-info>
              <dc:creator>Peter Camilleri</dc:creator>
              <dc:date>2015-04-25T23:17:00</dc:date>
            </office:change-info>
            <text:p text:style-name="Text_20_body"/>
            <text:p text:style-name="Text_20_body">.log2</text:p>
          </text:deletion>
        </text:changed-region>
        <text:changed-region xml:id="ct253650208" text:id="ct253650208">
          <text:insertion>
            <office:change-info>
              <dc:creator>Peter Camilleri</dc:creator>
              <dc:date>2015-04-25T17:38:00</dc:date>
            </office:change-info>
          </text:insertion>
        </text:changed-region>
        <text:changed-region xml:id="ct253650312" text:id="ct253650312">
          <text:insertion>
            <office:change-info>
              <dc:creator>Peter Camilleri</dc:creator>
              <dc:date>2015-04-25T17:38:00</dc:date>
            </office:change-info>
          </text:insertion>
        </text:changed-region>
        <text:changed-region xml:id="ct253650416" text:id="ct253650416">
          <text:insertion>
            <office:change-info>
              <dc:creator>Peter Camilleri</dc:creator>
              <dc:date>2015-04-25T17:38:00</dc:date>
            </office:change-info>
          </text:insertion>
        </text:changed-region>
        <text:changed-region xml:id="ct253650520" text:id="ct253650520">
          <text:insertion>
            <office:change-info>
              <dc:creator>Peter Camilleri</dc:creator>
              <dc:date>2015-04-25T17:38:00</dc:date>
            </office:change-info>
          </text:insertion>
        </text:changed-region>
        <text:changed-region xml:id="ct253650624" text:id="ct253650624">
          <text:insertion>
            <office:change-info>
              <dc:creator>Peter Camilleri</dc:creator>
              <dc:date>2015-04-25T17:38:00</dc:date>
            </office:change-info>
          </text:insertion>
        </text:changed-region>
        <text:changed-region xml:id="ct253650728" text:id="ct253650728">
          <text:deletion>
            <office:change-info>
              <dc:creator>Peter Camilleri</dc:creator>
              <dc:date>2015-04-25T23:17:00</dc:date>
            </office:change-info>
            <text:p text:style-name="Text_20_body"/>
            <text:p text:style-name="Text_20_body">.magnitude</text:p>
          </text:deletion>
        </text:changed-region>
        <text:changed-region xml:id="ct253650832" text:id="ct253650832">
          <text:insertion>
            <office:change-info>
              <dc:creator>Peter Camilleri</dc:creator>
              <dc:date>2015-04-25T17:38:00</dc:date>
            </office:change-info>
          </text:insertion>
        </text:changed-region>
        <text:changed-region xml:id="ct253650936" text:id="ct253650936">
          <text:insertion>
            <office:change-info>
              <dc:creator>Peter Camilleri</dc:creator>
              <dc:date>2015-04-25T17:38:00</dc:date>
            </office:change-info>
          </text:insertion>
        </text:changed-region>
        <text:changed-region xml:id="ct253651040" text:id="ct253651040">
          <text:insertion>
            <office:change-info>
              <dc:creator>Peter Camilleri</dc:creator>
              <dc:date>2015-04-25T17:38:00</dc:date>
            </office:change-info>
          </text:insertion>
        </text:changed-region>
        <text:changed-region xml:id="ct253651144" text:id="ct253651144">
          <text:insertion>
            <office:change-info>
              <dc:creator>Peter Camilleri</dc:creator>
              <dc:date>2015-04-25T17:38:00</dc:date>
            </office:change-info>
          </text:insertion>
        </text:changed-region>
        <text:changed-region xml:id="ct253651248" text:id="ct253651248">
          <text:deletion>
            <office:change-info>
              <dc:creator>Peter Camilleri</dc:creator>
              <dc:date>2015-04-25T23:17:00</dc:date>
            </office:change-info>
            <text:p text:style-name="Text_20_body"/>
            <text:p text:style-name="Text_20_body">.numerator</text:p>
          </text:deletion>
        </text:changed-region>
        <text:changed-region xml:id="ct253651352" text:id="ct253651352">
          <text:insertion>
            <office:change-info>
              <dc:creator>Peter Camilleri</dc:creator>
              <dc:date>2015-04-25T17:38:00</dc:date>
            </office:change-info>
          </text:insertion>
        </text:changed-region>
        <text:changed-region xml:id="ct253651456" text:id="ct253651456">
          <text:insertion>
            <office:change-info>
              <dc:creator>Peter Camilleri</dc:creator>
              <dc:date>2015-04-25T17:38:00</dc:date>
            </office:change-info>
          </text:insertion>
        </text:changed-region>
        <text:changed-region xml:id="ct253651560" text:id="ct253651560">
          <text:insertion>
            <office:change-info>
              <dc:creator>Peter Camilleri</dc:creator>
              <dc:date>2015-04-25T17:38:00</dc:date>
            </office:change-info>
          </text:insertion>
        </text:changed-region>
        <text:changed-region xml:id="ct253651664" text:id="ct253651664">
          <text:insertion>
            <office:change-info>
              <dc:creator>Peter Camilleri</dc:creator>
              <dc:date>2015-04-25T17:38:00</dc:date>
            </office:change-info>
          </text:insertion>
        </text:changed-region>
        <text:changed-region xml:id="ct253651872" text:id="ct253651872">
          <text:deletion>
            <office:change-info>
              <dc:creator>Peter Camilleri</dc:creator>
              <dc:date>2015-04-25T23:17:00</dc:date>
            </office:change-info>
            <text:p text:style-name="Text_20_body">.p2c</text:p>
          </text:deletion>
        </text:changed-region>
        <text:changed-region xml:id="ct253651768" text:id="ct253651768">
          <text:deletion>
            <office:change-info>
              <dc:creator>Peter Camilleri</dc:creator>
              <dc:date>2015-04-25T23:18:00</dc:date>
            </office:change-info>
            <text:p text:style-name="Text_20_body"/>
            <text:p text:style-name="Text_20_body"/>
          </text:deletion>
        </text:changed-region>
        <text:changed-region xml:id="ct253651976" text:id="ct253651976">
          <text:insertion>
            <office:change-info>
              <dc:creator>Peter Camilleri</dc:creator>
              <dc:date>2015-04-25T17:38:00</dc:date>
            </office:change-info>
          </text:insertion>
        </text:changed-region>
        <text:changed-region xml:id="ct253652080" text:id="ct253652080">
          <text:insertion>
            <office:change-info>
              <dc:creator>Peter Camilleri</dc:creator>
              <dc:date>2015-04-25T17:38:00</dc:date>
            </office:change-info>
          </text:insertion>
        </text:changed-region>
        <text:changed-region xml:id="ct253652184" text:id="ct253652184">
          <text:insertion>
            <office:change-info>
              <dc:creator>Peter Camilleri</dc:creator>
              <dc:date>2015-04-25T17:38:00</dc:date>
            </office:change-info>
          </text:insertion>
        </text:changed-region>
        <text:changed-region xml:id="ct253652288" text:id="ct253652288">
          <text:insertion>
            <office:change-info>
              <dc:creator>Peter Camilleri</dc:creator>
              <dc:date>2015-04-25T17:38:00</dc:date>
            </office:change-info>
          </text:insertion>
        </text:changed-region>
        <text:changed-region xml:id="ct253652392" text:id="ct253652392">
          <text:insertion>
            <office:change-info>
              <dc:creator>Peter Camilleri</dc:creator>
              <dc:date>2015-04-25T17:38:00</dc:date>
            </office:change-info>
          </text:insertion>
        </text:changed-region>
        <text:changed-region xml:id="ct253652496" text:id="ct253652496">
          <text:insertion>
            <office:change-info>
              <dc:creator>Peter Camilleri</dc:creator>
              <dc:date>2015-04-25T17:38:00</dc:date>
            </office:change-info>
          </text:insertion>
        </text:changed-region>
        <text:changed-region xml:id="ct253652600" text:id="ct253652600">
          <text:deletion>
            <office:change-info>
              <dc:creator>Peter Camilleri</dc:creator>
              <dc:date>2015-04-25T23:18:00</dc:date>
            </office:change-info>
            <text:p text:style-name="Text_20_body"/>
            <text:p text:style-name="Text_20_body">.polar</text:p>
          </text:deletion>
        </text:changed-region>
        <text:changed-region xml:id="ct253652704" text:id="ct253652704">
          <text:insertion>
            <office:change-info>
              <dc:creator>Peter Camilleri</dc:creator>
              <dc:date>2015-04-25T17:38:00</dc:date>
            </office:change-info>
          </text:insertion>
        </text:changed-region>
        <text:changed-region xml:id="ct253652808" text:id="ct253652808">
          <text:insertion>
            <office:change-info>
              <dc:creator>Peter Camilleri</dc:creator>
              <dc:date>2015-04-25T17:38:00</dc:date>
            </office:change-info>
          </text:insertion>
        </text:changed-region>
        <text:changed-region xml:id="ct253652912" text:id="ct253652912">
          <text:insertion>
            <office:change-info>
              <dc:creator>Peter Camilleri</dc:creator>
              <dc:date>2015-04-25T17:38:00</dc:date>
            </office:change-info>
          </text:insertion>
        </text:changed-region>
        <text:changed-region xml:id="ct253653016" text:id="ct253653016">
          <text:insertion>
            <office:change-info>
              <dc:creator>Peter Camilleri</dc:creator>
              <dc:date>2015-04-25T17:38:00</dc:date>
            </office:change-info>
          </text:insertion>
        </text:changed-region>
        <text:changed-region xml:id="ct253653120" text:id="ct253653120">
          <text:insertion>
            <office:change-info>
              <dc:creator>Peter Camilleri</dc:creator>
              <dc:date>2015-04-25T17:38:00</dc:date>
            </office:change-info>
          </text:insertion>
        </text:changed-region>
        <text:changed-region xml:id="ct253653224" text:id="ct253653224">
          <text:insertion>
            <office:change-info>
              <dc:creator>Peter Camilleri</dc:creator>
              <dc:date>2015-04-25T17:38:00</dc:date>
            </office:change-info>
          </text:insertion>
        </text:changed-region>
        <text:changed-region xml:id="ct253653328" text:id="ct253653328">
          <text:deletion>
            <office:change-info>
              <dc:creator>Peter Camilleri</dc:creator>
              <dc:date>2015-04-25T23:18:00</dc:date>
            </office:change-info>
            <text:p text:style-name="Text_20_body"/>
            <text:p text:style-name="Text_20_body">.r2d</text:p>
          </text:deletion>
        </text:changed-region>
        <text:changed-region xml:id="ct253653432" text:id="ct253653432">
          <text:insertion>
            <office:change-info>
              <dc:creator>Peter Camilleri</dc:creator>
              <dc:date>2015-04-25T17:38:00</dc:date>
            </office:change-info>
          </text:insertion>
        </text:changed-region>
        <text:changed-region xml:id="ct253653536" text:id="ct253653536">
          <text:insertion>
            <office:change-info>
              <dc:creator>Peter Camilleri</dc:creator>
              <dc:date>2015-04-25T17:38:00</dc:date>
            </office:change-info>
          </text:insertion>
        </text:changed-region>
        <text:changed-region xml:id="ct253653640" text:id="ct253653640">
          <text:insertion>
            <office:change-info>
              <dc:creator>Peter Camilleri</dc:creator>
              <dc:date>2015-04-25T17:38:00</dc:date>
            </office:change-info>
          </text:insertion>
        </text:changed-region>
        <text:changed-region xml:id="ct253653744" text:id="ct253653744">
          <text:insertion>
            <office:change-info>
              <dc:creator>Peter Camilleri</dc:creator>
              <dc:date>2015-04-25T17:38:00</dc:date>
            </office:change-info>
          </text:insertion>
        </text:changed-region>
        <text:changed-region xml:id="ct253653848" text:id="ct253653848">
          <text:insertion>
            <office:change-info>
              <dc:creator>Peter Camilleri</dc:creator>
              <dc:date>2015-04-25T17:38:00</dc:date>
            </office:change-info>
          </text:insertion>
        </text:changed-region>
        <text:changed-region xml:id="ct253653952" text:id="ct253653952">
          <text:deletion>
            <office:change-info>
              <dc:creator>Peter Camilleri</dc:creator>
              <dc:date>2015-04-25T23:18:00</dc:date>
            </office:change-info>
            <text:p text:style-name="Text_20_body"/>
            <text:p text:style-name="Text_20_body">.real</text:p>
          </text:deletion>
        </text:changed-region>
        <text:changed-region xml:id="ct253723640" text:id="ct253723640">
          <text:insertion>
            <office:change-info>
              <dc:creator>Peter Camilleri</dc:creator>
              <dc:date>2015-04-25T17:39:00</dc:date>
            </office:change-info>
          </text:insertion>
        </text:changed-region>
        <text:changed-region xml:id="ct253723744" text:id="ct253723744">
          <text:insertion>
            <office:change-info>
              <dc:creator>Peter Camilleri</dc:creator>
              <dc:date>2015-04-25T17:39:00</dc:date>
            </office:change-info>
          </text:insertion>
        </text:changed-region>
        <text:changed-region xml:id="ct253723848" text:id="ct253723848">
          <text:insertion>
            <office:change-info>
              <dc:creator>Peter Camilleri</dc:creator>
              <dc:date>2015-04-25T17:39:00</dc:date>
            </office:change-info>
          </text:insertion>
        </text:changed-region>
        <text:changed-region xml:id="ct253723952" text:id="ct253723952">
          <text:insertion>
            <office:change-info>
              <dc:creator>Peter Camilleri</dc:creator>
              <dc:date>2015-04-25T17:39:00</dc:date>
            </office:change-info>
          </text:insertion>
        </text:changed-region>
        <text:changed-region xml:id="ct253724056" text:id="ct253724056">
          <text:deletion>
            <office:change-info>
              <dc:creator>Peter Camilleri</dc:creator>
              <dc:date>2015-04-25T23:19:00</dc:date>
            </office:change-info>
            <text:p text:style-name="Text_20_body"/>
            <text:p text:style-name="Text_20_body">.round</text:p>
          </text:deletion>
        </text:changed-region>
        <text:changed-region xml:id="ct253724160" text:id="ct253724160">
          <text:insertion>
            <office:change-info>
              <dc:creator>Peter Camilleri</dc:creator>
              <dc:date>2015-04-25T17:39:00</dc:date>
            </office:change-info>
          </text:insertion>
        </text:changed-region>
        <text:changed-region xml:id="ct253724264" text:id="ct253724264">
          <text:insertion>
            <office:change-info>
              <dc:creator>Peter Camilleri</dc:creator>
              <dc:date>2015-04-25T17:39:00</dc:date>
            </office:change-info>
          </text:insertion>
        </text:changed-region>
        <text:changed-region xml:id="ct253724368" text:id="ct253724368">
          <text:insertion>
            <office:change-info>
              <dc:creator>Peter Camilleri</dc:creator>
              <dc:date>2015-04-25T17:39:00</dc:date>
            </office:change-info>
          </text:insertion>
        </text:changed-region>
        <text:changed-region xml:id="ct253724472" text:id="ct253724472">
          <text:insertion>
            <office:change-info>
              <dc:creator>Peter Camilleri</dc:creator>
              <dc:date>2015-04-25T17:39:00</dc:date>
            </office:change-info>
          </text:insertion>
        </text:changed-region>
        <text:changed-region xml:id="ct253724576" text:id="ct253724576">
          <text:insertion>
            <office:change-info>
              <dc:creator>Peter Camilleri</dc:creator>
              <dc:date>2015-04-25T17:39:00</dc:date>
            </office:change-info>
          </text:insertion>
        </text:changed-region>
        <text:changed-region xml:id="ct253724680" text:id="ct253724680">
          <text:insertion>
            <office:change-info>
              <dc:creator>Peter Camilleri</dc:creator>
              <dc:date>2015-04-25T17:39:00</dc:date>
            </office:change-info>
          </text:insertion>
        </text:changed-region>
        <text:changed-region xml:id="ct253724784" text:id="ct253724784">
          <text:deletion>
            <office:change-info>
              <dc:creator>Peter Camilleri</dc:creator>
              <dc:date>2015-04-25T23:19:00</dc:date>
            </office:change-info>
            <text:p text:style-name="Text_20_body"/>
            <text:p text:style-name="Text_20_body">.sin</text:p>
          </text:deletion>
        </text:changed-region>
        <text:changed-region xml:id="ct253724888" text:id="ct253724888">
          <text:insertion>
            <office:change-info>
              <dc:creator>Peter Camilleri</dc:creator>
              <dc:date>2015-04-25T17:39:00</dc:date>
            </office:change-info>
          </text:insertion>
        </text:changed-region>
        <text:changed-region xml:id="ct253724992" text:id="ct253724992">
          <text:insertion>
            <office:change-info>
              <dc:creator>Peter Camilleri</dc:creator>
              <dc:date>2015-04-25T17:39:00</dc:date>
            </office:change-info>
          </text:insertion>
        </text:changed-region>
        <text:changed-region xml:id="ct253725096" text:id="ct253725096">
          <text:insertion>
            <office:change-info>
              <dc:creator>Peter Camilleri</dc:creator>
              <dc:date>2015-04-25T17:39:00</dc:date>
            </office:change-info>
          </text:insertion>
        </text:changed-region>
        <text:changed-region xml:id="ct253725200" text:id="ct253725200">
          <text:insertion>
            <office:change-info>
              <dc:creator>Peter Camilleri</dc:creator>
              <dc:date>2015-04-25T17:39:00</dc:date>
            </office:change-info>
          </text:insertion>
        </text:changed-region>
        <text:changed-region xml:id="ct253725304" text:id="ct253725304">
          <text:insertion>
            <office:change-info>
              <dc:creator>Peter Camilleri</dc:creator>
              <dc:date>2015-04-25T17:39:00</dc:date>
            </office:change-info>
          </text:insertion>
        </text:changed-region>
        <text:changed-region xml:id="ct253725408" text:id="ct253725408">
          <text:deletion>
            <office:change-info>
              <dc:creator>Peter Camilleri</dc:creator>
              <dc:date>2015-04-25T23:19:00</dc:date>
            </office:change-info>
            <text:p text:style-name="Text_20_body"/>
            <text:p text:style-name="Text_20_body">.sinh</text:p>
          </text:deletion>
        </text:changed-region>
        <text:changed-region xml:id="ct253725512" text:id="ct253725512">
          <text:insertion>
            <office:change-info>
              <dc:creator>Peter Camilleri</dc:creator>
              <dc:date>2015-04-25T17:39:00</dc:date>
            </office:change-info>
          </text:insertion>
        </text:changed-region>
        <text:changed-region xml:id="ct253725616" text:id="ct253725616">
          <text:insertion>
            <office:change-info>
              <dc:creator>Peter Camilleri</dc:creator>
              <dc:date>2015-04-25T17:39:00</dc:date>
            </office:change-info>
          </text:insertion>
        </text:changed-region>
        <text:changed-region xml:id="ct253725720" text:id="ct253725720">
          <text:insertion>
            <office:change-info>
              <dc:creator>Peter Camilleri</dc:creator>
              <dc:date>2015-04-25T17:39:00</dc:date>
            </office:change-info>
          </text:insertion>
        </text:changed-region>
        <text:changed-region xml:id="ct253725824" text:id="ct253725824">
          <text:insertion>
            <office:change-info>
              <dc:creator>Peter Camilleri</dc:creator>
              <dc:date>2015-04-25T17:39:00</dc:date>
            </office:change-info>
          </text:insertion>
        </text:changed-region>
        <text:changed-region xml:id="ct253725928" text:id="ct253725928">
          <text:insertion>
            <office:change-info>
              <dc:creator>Peter Camilleri</dc:creator>
              <dc:date>2015-04-25T17:39:00</dc:date>
            </office:change-info>
          </text:insertion>
        </text:changed-region>
        <text:changed-region xml:id="ct253726032" text:id="ct253726032">
          <text:deletion>
            <office:change-info>
              <dc:creator>Peter Camilleri</dc:creator>
              <dc:date>2015-04-25T23:19:00</dc:date>
            </office:change-info>
            <text:p text:style-name="Text_20_body"/>
            <text:p text:style-name="Text_20_body">.sleep</text:p>
          </text:deletion>
        </text:changed-region>
        <text:changed-region xml:id="ct253726136" text:id="ct253726136">
          <text:insertion>
            <office:change-info>
              <dc:creator>Peter Camilleri</dc:creator>
              <dc:date>2015-04-25T17:39:00</dc:date>
            </office:change-info>
          </text:insertion>
        </text:changed-region>
        <text:changed-region xml:id="ct253726240" text:id="ct253726240">
          <text:insertion>
            <office:change-info>
              <dc:creator>Peter Camilleri</dc:creator>
              <dc:date>2015-04-25T17:39:00</dc:date>
            </office:change-info>
          </text:insertion>
        </text:changed-region>
        <text:changed-region xml:id="ct253726344" text:id="ct253726344">
          <text:insertion>
            <office:change-info>
              <dc:creator>Peter Camilleri</dc:creator>
              <dc:date>2015-04-25T17:39:00</dc:date>
            </office:change-info>
          </text:insertion>
        </text:changed-region>
        <text:changed-region xml:id="ct253726448" text:id="ct253726448">
          <text:insertion>
            <office:change-info>
              <dc:creator>Peter Camilleri</dc:creator>
              <dc:date>2015-04-25T17:39:00</dc:date>
            </office:change-info>
          </text:insertion>
        </text:changed-region>
        <text:changed-region xml:id="ct253726552" text:id="ct253726552">
          <text:deletion>
            <office:change-info>
              <dc:creator>Peter Camilleri</dc:creator>
              <dc:date>2015-04-25T23:20:00</dc:date>
            </office:change-info>
            <text:p text:style-name="Text_20_body"/>
            <text:p text:style-name="Text_20_body">.sqr</text:p>
          </text:deletion>
        </text:changed-region>
        <text:changed-region xml:id="ct253726656" text:id="ct253726656">
          <text:insertion>
            <office:change-info>
              <dc:creator>Peter Camilleri</dc:creator>
              <dc:date>2015-04-25T17:39:00</dc:date>
            </office:change-info>
          </text:insertion>
        </text:changed-region>
        <text:changed-region xml:id="ct253726760" text:id="ct253726760">
          <text:insertion>
            <office:change-info>
              <dc:creator>Peter Camilleri</dc:creator>
              <dc:date>2015-04-25T17:39:00</dc:date>
            </office:change-info>
          </text:insertion>
        </text:changed-region>
        <text:changed-region xml:id="ct253726864" text:id="ct253726864">
          <text:insertion>
            <office:change-info>
              <dc:creator>Peter Camilleri</dc:creator>
              <dc:date>2015-04-25T17:39:00</dc:date>
            </office:change-info>
          </text:insertion>
        </text:changed-region>
        <text:changed-region xml:id="ct253726968" text:id="ct253726968">
          <text:insertion>
            <office:change-info>
              <dc:creator>Peter Camilleri</dc:creator>
              <dc:date>2015-04-25T17:39:00</dc:date>
            </office:change-info>
          </text:insertion>
        </text:changed-region>
        <text:changed-region xml:id="ct253727072" text:id="ct253727072">
          <text:deletion>
            <office:change-info>
              <dc:creator>Peter Camilleri</dc:creator>
              <dc:date>2015-04-25T23:20:00</dc:date>
            </office:change-info>
            <text:p text:style-name="Text_20_body"/>
            <text:p text:style-name="Text_20_body">.sqrt</text:p>
          </text:deletion>
        </text:changed-region>
        <text:changed-region xml:id="ct253727176" text:id="ct253727176">
          <text:insertion>
            <office:change-info>
              <dc:creator>Peter Camilleri</dc:creator>
              <dc:date>2015-04-25T17:39:00</dc:date>
            </office:change-info>
          </text:insertion>
        </text:changed-region>
        <text:changed-region xml:id="ct253727280" text:id="ct253727280">
          <text:insertion>
            <office:change-info>
              <dc:creator>Peter Camilleri</dc:creator>
              <dc:date>2015-04-25T17:39:00</dc:date>
            </office:change-info>
          </text:insertion>
        </text:changed-region>
        <text:changed-region xml:id="ct253727384" text:id="ct253727384">
          <text:insertion>
            <office:change-info>
              <dc:creator>Peter Camilleri</dc:creator>
              <dc:date>2015-04-25T17:39:00</dc:date>
            </office:change-info>
          </text:insertion>
        </text:changed-region>
        <text:changed-region xml:id="ct253727488" text:id="ct253727488">
          <text:insertion>
            <office:change-info>
              <dc:creator>Peter Camilleri</dc:creator>
              <dc:date>2015-04-25T17:39:00</dc:date>
            </office:change-info>
          </text:insertion>
        </text:changed-region>
        <text:changed-region xml:id="ct253727592" text:id="ct253727592">
          <text:insertion>
            <office:change-info>
              <dc:creator>Peter Camilleri</dc:creator>
              <dc:date>2015-04-25T17:39:00</dc:date>
            </office:change-info>
          </text:insertion>
        </text:changed-region>
        <text:changed-region xml:id="ct253727736" text:id="ct253727736">
          <text:deletion>
            <office:change-info>
              <dc:creator>Peter Camilleri</dc:creator>
              <dc:date>2015-04-25T23:20:00</dc:date>
            </office:change-info>
            <text:p text:style-name="Text_20_body"/>
            <text:p text:style-name="Text_20_body">.tan</text:p>
          </text:deletion>
        </text:changed-region>
        <text:changed-region xml:id="ct253727840" text:id="ct253727840">
          <text:insertion>
            <office:change-info>
              <dc:creator>Peter Camilleri</dc:creator>
              <dc:date>2015-04-25T17:39:00</dc:date>
            </office:change-info>
          </text:insertion>
        </text:changed-region>
        <text:changed-region xml:id="ct253727944" text:id="ct253727944">
          <text:insertion>
            <office:change-info>
              <dc:creator>Peter Camilleri</dc:creator>
              <dc:date>2015-04-25T17:39:00</dc:date>
            </office:change-info>
          </text:insertion>
        </text:changed-region>
        <text:changed-region xml:id="ct253728048" text:id="ct253728048">
          <text:insertion>
            <office:change-info>
              <dc:creator>Peter Camilleri</dc:creator>
              <dc:date>2015-04-25T17:39:00</dc:date>
            </office:change-info>
          </text:insertion>
        </text:changed-region>
        <text:changed-region xml:id="ct253728152" text:id="ct253728152">
          <text:insertion>
            <office:change-info>
              <dc:creator>Peter Camilleri</dc:creator>
              <dc:date>2015-04-25T17:39:00</dc:date>
            </office:change-info>
          </text:insertion>
        </text:changed-region>
        <text:changed-region xml:id="ct253728256" text:id="ct253728256">
          <text:insertion>
            <office:change-info>
              <dc:creator>Peter Camilleri</dc:creator>
              <dc:date>2015-04-25T17:39:00</dc:date>
            </office:change-info>
          </text:insertion>
        </text:changed-region>
        <text:changed-region xml:id="ct253728360" text:id="ct253728360">
          <text:deletion>
            <office:change-info>
              <dc:creator>Peter Camilleri</dc:creator>
              <dc:date>2015-04-25T23:20:00</dc:date>
            </office:change-info>
            <text:p text:style-name="Text_20_body"/>
            <text:p text:style-name="Text_20_body">.tanh</text:p>
          </text:deletion>
        </text:changed-region>
        <text:changed-region xml:id="ct253728464" text:id="ct253728464">
          <text:insertion>
            <office:change-info>
              <dc:creator>Peter Camilleri</dc:creator>
              <dc:date>2015-04-25T17:39:00</dc:date>
            </office:change-info>
          </text:insertion>
        </text:changed-region>
        <text:changed-region xml:id="ct253728568" text:id="ct253728568">
          <text:insertion>
            <office:change-info>
              <dc:creator>Peter Camilleri</dc:creator>
              <dc:date>2015-04-25T17:39:00</dc:date>
            </office:change-info>
          </text:insertion>
        </text:changed-region>
        <text:changed-region xml:id="ct253728672" text:id="ct253728672">
          <text:insertion>
            <office:change-info>
              <dc:creator>Peter Camilleri</dc:creator>
              <dc:date>2015-04-25T17:39:00</dc:date>
            </office:change-info>
          </text:insertion>
        </text:changed-region>
        <text:changed-region xml:id="ct253728776" text:id="ct253728776">
          <text:insertion>
            <office:change-info>
              <dc:creator>Peter Camilleri</dc:creator>
              <dc:date>2015-04-25T17:39:00</dc:date>
            </office:change-info>
          </text:insertion>
        </text:changed-region>
        <text:changed-region xml:id="ct253728880" text:id="ct253728880">
          <text:insertion>
            <office:change-info>
              <dc:creator>Peter Camilleri</dc:creator>
              <dc:date>2015-04-25T17:39:00</dc:date>
            </office:change-info>
          </text:insertion>
        </text:changed-region>
        <text:changed-region xml:id="ct253728984" text:id="ct253728984">
          <text:deletion>
            <office:change-info>
              <dc:creator>Peter Camilleri</dc:creator>
              <dc:date>2015-04-25T23:20:00</dc:date>
            </office:change-info>
            <text:p text:style-name="Text_20_body"/>
            <text:p text:style-name="Text_20_body">/</text:p>
          </text:deletion>
        </text:changed-region>
        <text:changed-region xml:id="ct253729088" text:id="ct253729088">
          <text:insertion>
            <office:change-info>
              <dc:creator>Peter Camilleri</dc:creator>
              <dc:date>2015-04-25T17:39:00</dc:date>
            </office:change-info>
          </text:insertion>
        </text:changed-region>
        <text:changed-region xml:id="ct253729192" text:id="ct253729192">
          <text:insertion>
            <office:change-info>
              <dc:creator>Peter Camilleri</dc:creator>
              <dc:date>2015-04-25T17:39:00</dc:date>
            </office:change-info>
          </text:insertion>
        </text:changed-region>
        <text:changed-region xml:id="ct253729296" text:id="ct253729296">
          <text:insertion>
            <office:change-info>
              <dc:creator>Peter Camilleri</dc:creator>
              <dc:date>2015-04-25T17:39:00</dc:date>
            </office:change-info>
          </text:insertion>
        </text:changed-region>
        <text:changed-region xml:id="ct253729400" text:id="ct253729400">
          <text:insertion>
            <office:change-info>
              <dc:creator>Peter Camilleri</dc:creator>
              <dc:date>2015-04-25T17:39:00</dc:date>
            </office:change-info>
          </text:insertion>
        </text:changed-region>
        <text:changed-region xml:id="ct253729504" text:id="ct253729504">
          <text:deletion>
            <office:change-info>
              <dc:creator>Peter Camilleri</dc:creator>
              <dc:date>2015-04-25T23:21:00</dc:date>
            </office:change-info>
            <text:p text:style-name="Text_20_body"/>
            <text:p text:style-name="Text_20_body">0&lt;</text:p>
          </text:deletion>
        </text:changed-region>
        <text:changed-region xml:id="ct253729608" text:id="ct253729608">
          <text:insertion>
            <office:change-info>
              <dc:creator>Peter Camilleri</dc:creator>
              <dc:date>2015-04-25T17:39:00</dc:date>
            </office:change-info>
          </text:insertion>
        </text:changed-region>
        <text:changed-region xml:id="ct253729712" text:id="ct253729712">
          <text:insertion>
            <office:change-info>
              <dc:creator>Peter Camilleri</dc:creator>
              <dc:date>2015-04-25T17:39:00</dc:date>
            </office:change-info>
          </text:insertion>
        </text:changed-region>
        <text:changed-region xml:id="ct253729816" text:id="ct253729816">
          <text:insertion>
            <office:change-info>
              <dc:creator>Peter Camilleri</dc:creator>
              <dc:date>2015-04-25T17:39:00</dc:date>
            </office:change-info>
          </text:insertion>
        </text:changed-region>
        <text:changed-region xml:id="ct253729920" text:id="ct253729920">
          <text:insertion>
            <office:change-info>
              <dc:creator>Peter Camilleri</dc:creator>
              <dc:date>2015-04-25T17:39:00</dc:date>
            </office:change-info>
          </text:insertion>
        </text:changed-region>
        <text:changed-region xml:id="ct253730024" text:id="ct253730024">
          <text:deletion>
            <office:change-info>
              <dc:creator>Peter Camilleri</dc:creator>
              <dc:date>2015-04-25T23:21:00</dc:date>
            </office:change-info>
            <text:p text:style-name="Text_20_body"/>
            <text:p text:style-name="Text_20_body">0&lt;=</text:p>
          </text:deletion>
        </text:changed-region>
        <text:changed-region xml:id="ct253730128" text:id="ct253730128">
          <text:insertion>
            <office:change-info>
              <dc:creator>Peter Camilleri</dc:creator>
              <dc:date>2015-04-25T17:39:00</dc:date>
            </office:change-info>
          </text:insertion>
        </text:changed-region>
        <text:changed-region xml:id="ct253730232" text:id="ct253730232">
          <text:insertion>
            <office:change-info>
              <dc:creator>Peter Camilleri</dc:creator>
              <dc:date>2015-04-25T17:39:00</dc:date>
            </office:change-info>
          </text:insertion>
        </text:changed-region>
        <text:changed-region xml:id="ct253730336" text:id="ct253730336">
          <text:insertion>
            <office:change-info>
              <dc:creator>Peter Camilleri</dc:creator>
              <dc:date>2015-04-25T17:39:00</dc:date>
            </office:change-info>
          </text:insertion>
        </text:changed-region>
        <text:changed-region xml:id="ct253730440" text:id="ct253730440">
          <text:insertion>
            <office:change-info>
              <dc:creator>Peter Camilleri</dc:creator>
              <dc:date>2015-04-25T17:39:00</dc:date>
            </office:change-info>
          </text:insertion>
        </text:changed-region>
        <text:changed-region xml:id="ct253730544" text:id="ct253730544">
          <text:deletion>
            <office:change-info>
              <dc:creator>Peter Camilleri</dc:creator>
              <dc:date>2015-04-25T23:21:00</dc:date>
            </office:change-info>
            <text:p text:style-name="Text_20_body"/>
            <text:p text:style-name="Text_20_body">0&lt;=&gt;</text:p>
          </text:deletion>
        </text:changed-region>
        <text:changed-region xml:id="ct253730648" text:id="ct253730648">
          <text:insertion>
            <office:change-info>
              <dc:creator>Peter Camilleri</dc:creator>
              <dc:date>2015-04-25T17:39:00</dc:date>
            </office:change-info>
          </text:insertion>
        </text:changed-region>
        <text:changed-region xml:id="ct253730752" text:id="ct253730752">
          <text:insertion>
            <office:change-info>
              <dc:creator>Peter Camilleri</dc:creator>
              <dc:date>2015-04-25T17:39:00</dc:date>
            </office:change-info>
          </text:insertion>
        </text:changed-region>
        <text:changed-region xml:id="ct253730856" text:id="ct253730856">
          <text:insertion>
            <office:change-info>
              <dc:creator>Peter Camilleri</dc:creator>
              <dc:date>2015-04-25T17:39:00</dc:date>
            </office:change-info>
          </text:insertion>
        </text:changed-region>
        <text:changed-region xml:id="ct253730960" text:id="ct253730960">
          <text:insertion>
            <office:change-info>
              <dc:creator>Peter Camilleri</dc:creator>
              <dc:date>2015-04-25T17:39:00</dc:date>
            </office:change-info>
          </text:insertion>
        </text:changed-region>
        <text:changed-region xml:id="ct253731064" text:id="ct253731064">
          <text:insertion>
            <office:change-info>
              <dc:creator>Peter Camilleri</dc:creator>
              <dc:date>2015-04-25T17:39:00</dc:date>
            </office:change-info>
          </text:insertion>
        </text:changed-region>
        <text:changed-region xml:id="ct253731272" text:id="ct253731272">
          <text:deletion>
            <office:change-info>
              <dc:creator>Peter Camilleri</dc:creator>
              <dc:date>2015-04-25T23:21:00</dc:date>
            </office:change-info>
            <text:p text:style-name="Text_20_body">0&lt;&gt;</text:p>
          </text:deletion>
        </text:changed-region>
        <text:changed-region xml:id="ct253731168" text:id="ct253731168">
          <text:deletion>
            <office:change-info>
              <dc:creator>Peter Camilleri</dc:creator>
              <dc:date>2015-04-25T23:22:00</dc:date>
            </office:change-info>
            <text:p text:style-name="Text_20_body"/>
            <text:p text:style-name="Text_20_body"/>
          </text:deletion>
        </text:changed-region>
        <text:changed-region xml:id="ct253731376" text:id="ct253731376">
          <text:insertion>
            <office:change-info>
              <dc:creator>Peter Camilleri</dc:creator>
              <dc:date>2015-04-25T17:39:00</dc:date>
            </office:change-info>
          </text:insertion>
        </text:changed-region>
        <text:changed-region xml:id="ct253731480" text:id="ct253731480">
          <text:insertion>
            <office:change-info>
              <dc:creator>Peter Camilleri</dc:creator>
              <dc:date>2015-04-25T17:39:00</dc:date>
            </office:change-info>
          </text:insertion>
        </text:changed-region>
        <text:changed-region xml:id="ct253731584" text:id="ct253731584">
          <text:insertion>
            <office:change-info>
              <dc:creator>Peter Camilleri</dc:creator>
              <dc:date>2015-04-25T17:39:00</dc:date>
            </office:change-info>
          </text:insertion>
        </text:changed-region>
        <text:changed-region xml:id="ct253731688" text:id="ct253731688">
          <text:insertion>
            <office:change-info>
              <dc:creator>Peter Camilleri</dc:creator>
              <dc:date>2015-04-25T17:39:00</dc:date>
            </office:change-info>
          </text:insertion>
        </text:changed-region>
        <text:changed-region xml:id="ct253731832" text:id="ct253731832">
          <text:deletion>
            <office:change-info>
              <dc:creator>Peter Camilleri</dc:creator>
              <dc:date>2015-04-25T23:22:00</dc:date>
            </office:change-info>
            <text:p text:style-name="Text_20_body"/>
            <text:p text:style-name="Text_20_body">0=</text:p>
          </text:deletion>
        </text:changed-region>
        <text:changed-region xml:id="ct253731936" text:id="ct253731936">
          <text:insertion>
            <office:change-info>
              <dc:creator>Peter Camilleri</dc:creator>
              <dc:date>2015-04-25T17:39:00</dc:date>
            </office:change-info>
          </text:insertion>
        </text:changed-region>
        <text:changed-region xml:id="ct253732040" text:id="ct253732040">
          <text:insertion>
            <office:change-info>
              <dc:creator>Peter Camilleri</dc:creator>
              <dc:date>2015-04-25T17:39:00</dc:date>
            </office:change-info>
          </text:insertion>
        </text:changed-region>
        <text:changed-region xml:id="ct253732144" text:id="ct253732144">
          <text:insertion>
            <office:change-info>
              <dc:creator>Peter Camilleri</dc:creator>
              <dc:date>2015-04-25T17:39:00</dc:date>
            </office:change-info>
          </text:insertion>
        </text:changed-region>
        <text:changed-region xml:id="ct253732248" text:id="ct253732248">
          <text:insertion>
            <office:change-info>
              <dc:creator>Peter Camilleri</dc:creator>
              <dc:date>2015-04-25T17:39:00</dc:date>
            </office:change-info>
          </text:insertion>
        </text:changed-region>
        <text:changed-region xml:id="ct253732352" text:id="ct253732352">
          <text:deletion>
            <office:change-info>
              <dc:creator>Peter Camilleri</dc:creator>
              <dc:date>2015-04-25T23:22:00</dc:date>
            </office:change-info>
            <text:p text:style-name="Text_20_body"/>
            <text:p text:style-name="Text_20_body">0&gt;</text:p>
          </text:deletion>
        </text:changed-region>
        <text:changed-region xml:id="ct253732456" text:id="ct253732456">
          <text:insertion>
            <office:change-info>
              <dc:creator>Peter Camilleri</dc:creator>
              <dc:date>2015-04-25T17:39:00</dc:date>
            </office:change-info>
          </text:insertion>
        </text:changed-region>
        <text:changed-region xml:id="ct253732560" text:id="ct253732560">
          <text:insertion>
            <office:change-info>
              <dc:creator>Peter Camilleri</dc:creator>
              <dc:date>2015-04-25T17:39:00</dc:date>
            </office:change-info>
          </text:insertion>
        </text:changed-region>
        <text:changed-region xml:id="ct253732664" text:id="ct253732664">
          <text:insertion>
            <office:change-info>
              <dc:creator>Peter Camilleri</dc:creator>
              <dc:date>2015-04-25T17:39:00</dc:date>
            </office:change-info>
          </text:insertion>
        </text:changed-region>
        <text:changed-region xml:id="ct253732768" text:id="ct253732768">
          <text:insertion>
            <office:change-info>
              <dc:creator>Peter Camilleri</dc:creator>
              <dc:date>2015-04-25T17:39:00</dc:date>
            </office:change-info>
          </text:insertion>
        </text:changed-region>
        <text:changed-region xml:id="ct253732872" text:id="ct253732872">
          <text:deletion>
            <office:change-info>
              <dc:creator>Peter Camilleri</dc:creator>
              <dc:date>2015-04-25T23:22:00</dc:date>
            </office:change-info>
            <text:p text:style-name="Text_20_body"/>
            <text:p text:style-name="Text_20_body">0&gt;=</text:p>
          </text:deletion>
        </text:changed-region>
        <text:changed-region xml:id="ct253732976" text:id="ct253732976">
          <text:insertion>
            <office:change-info>
              <dc:creator>Peter Camilleri</dc:creator>
              <dc:date>2015-04-25T17:39:00</dc:date>
            </office:change-info>
          </text:insertion>
        </text:changed-region>
        <text:changed-region xml:id="ct253733080" text:id="ct253733080">
          <text:insertion>
            <office:change-info>
              <dc:creator>Peter Camilleri</dc:creator>
              <dc:date>2015-04-25T17:39:00</dc:date>
            </office:change-info>
          </text:insertion>
        </text:changed-region>
        <text:changed-region xml:id="ct253733184" text:id="ct253733184">
          <text:insertion>
            <office:change-info>
              <dc:creator>Peter Camilleri</dc:creator>
              <dc:date>2015-04-25T17:39:00</dc:date>
            </office:change-info>
          </text:insertion>
        </text:changed-region>
        <text:changed-region xml:id="ct253733288" text:id="ct253733288">
          <text:insertion>
            <office:change-info>
              <dc:creator>Peter Camilleri</dc:creator>
              <dc:date>2015-04-25T17:39:00</dc:date>
            </office:change-info>
          </text:insertion>
        </text:changed-region>
        <text:changed-region xml:id="ct253733392" text:id="ct253733392">
          <text:deletion>
            <office:change-info>
              <dc:creator>Peter Camilleri</dc:creator>
              <dc:date>2015-04-25T23:22:00</dc:date>
            </office:change-info>
            <text:p text:style-name="Text_20_body"/>
            <text:p text:style-name="Text_20_body">1+</text:p>
          </text:deletion>
        </text:changed-region>
        <text:changed-region xml:id="ct253733496" text:id="ct253733496">
          <text:insertion>
            <office:change-info>
              <dc:creator>Peter Camilleri</dc:creator>
              <dc:date>2015-04-25T17:39:00</dc:date>
            </office:change-info>
          </text:insertion>
        </text:changed-region>
        <text:changed-region xml:id="ct253733600" text:id="ct253733600">
          <text:insertion>
            <office:change-info>
              <dc:creator>Peter Camilleri</dc:creator>
              <dc:date>2015-04-25T17:39:00</dc:date>
            </office:change-info>
          </text:insertion>
        </text:changed-region>
        <text:changed-region xml:id="ct253733704" text:id="ct253733704">
          <text:insertion>
            <office:change-info>
              <dc:creator>Peter Camilleri</dc:creator>
              <dc:date>2015-04-25T17:39:00</dc:date>
            </office:change-info>
          </text:insertion>
        </text:changed-region>
        <text:changed-region xml:id="ct253733808" text:id="ct253733808">
          <text:insertion>
            <office:change-info>
              <dc:creator>Peter Camilleri</dc:creator>
              <dc:date>2015-04-25T17:39:00</dc:date>
            </office:change-info>
          </text:insertion>
        </text:changed-region>
        <text:changed-region xml:id="ct253733912" text:id="ct253733912">
          <text:deletion>
            <office:change-info>
              <dc:creator>Peter Camilleri</dc:creator>
              <dc:date>2015-04-25T23:22:00</dc:date>
            </office:change-info>
            <text:p text:style-name="Text_20_body"/>
            <text:p text:style-name="Text_20_body">1-</text:p>
          </text:deletion>
        </text:changed-region>
        <text:changed-region xml:id="ct253734016" text:id="ct253734016">
          <text:insertion>
            <office:change-info>
              <dc:creator>Peter Camilleri</dc:creator>
              <dc:date>2015-04-25T17:39:00</dc:date>
            </office:change-info>
          </text:insertion>
        </text:changed-region>
        <text:changed-region xml:id="ct253734120" text:id="ct253734120">
          <text:insertion>
            <office:change-info>
              <dc:creator>Peter Camilleri</dc:creator>
              <dc:date>2015-04-25T17:39:00</dc:date>
            </office:change-info>
          </text:insertion>
        </text:changed-region>
        <text:changed-region xml:id="ct253734224" text:id="ct253734224">
          <text:insertion>
            <office:change-info>
              <dc:creator>Peter Camilleri</dc:creator>
              <dc:date>2015-04-25T17:39:00</dc:date>
            </office:change-info>
          </text:insertion>
        </text:changed-region>
        <text:changed-region xml:id="ct253734328" text:id="ct253734328">
          <text:insertion>
            <office:change-info>
              <dc:creator>Peter Camilleri</dc:creator>
              <dc:date>2015-04-25T17:39:00</dc:date>
            </office:change-info>
          </text:insertion>
        </text:changed-region>
        <text:changed-region xml:id="ct253734432" text:id="ct253734432">
          <text:deletion>
            <office:change-info>
              <dc:creator>Peter Camilleri</dc:creator>
              <dc:date>2015-04-25T23:23:00</dc:date>
            </office:change-info>
            <text:p text:style-name="Text_20_body"/>
            <text:p text:style-name="Text_20_body">2*</text:p>
          </text:deletion>
        </text:changed-region>
        <text:changed-region xml:id="ct253734536" text:id="ct253734536">
          <text:insertion>
            <office:change-info>
              <dc:creator>Peter Camilleri</dc:creator>
              <dc:date>2015-04-25T17:39:00</dc:date>
            </office:change-info>
          </text:insertion>
        </text:changed-region>
        <text:changed-region xml:id="ct253734640" text:id="ct253734640">
          <text:insertion>
            <office:change-info>
              <dc:creator>Peter Camilleri</dc:creator>
              <dc:date>2015-04-25T17:39:00</dc:date>
            </office:change-info>
          </text:insertion>
        </text:changed-region>
        <text:changed-region xml:id="ct253734744" text:id="ct253734744">
          <text:insertion>
            <office:change-info>
              <dc:creator>Peter Camilleri</dc:creator>
              <dc:date>2015-04-25T17:39:00</dc:date>
            </office:change-info>
          </text:insertion>
        </text:changed-region>
        <text:changed-region xml:id="ct253734848" text:id="ct253734848">
          <text:insertion>
            <office:change-info>
              <dc:creator>Peter Camilleri</dc:creator>
              <dc:date>2015-04-25T17:39:00</dc:date>
            </office:change-info>
          </text:insertion>
        </text:changed-region>
        <text:changed-region xml:id="ct253734952" text:id="ct253734952">
          <text:deletion>
            <office:change-info>
              <dc:creator>Peter Camilleri</dc:creator>
              <dc:date>2015-04-25T23:23:00</dc:date>
            </office:change-info>
            <text:p text:style-name="Text_20_body"/>
            <text:p text:style-name="Text_20_body">2+</text:p>
          </text:deletion>
        </text:changed-region>
        <text:changed-region xml:id="ct253735056" text:id="ct253735056">
          <text:insertion>
            <office:change-info>
              <dc:creator>Peter Camilleri</dc:creator>
              <dc:date>2015-04-25T17:39:00</dc:date>
            </office:change-info>
          </text:insertion>
        </text:changed-region>
        <text:changed-region xml:id="ct253735160" text:id="ct253735160">
          <text:insertion>
            <office:change-info>
              <dc:creator>Peter Camilleri</dc:creator>
              <dc:date>2015-04-25T17:39:00</dc:date>
            </office:change-info>
          </text:insertion>
        </text:changed-region>
        <text:changed-region xml:id="ct253735264" text:id="ct253735264">
          <text:insertion>
            <office:change-info>
              <dc:creator>Peter Camilleri</dc:creator>
              <dc:date>2015-04-25T17:39:00</dc:date>
            </office:change-info>
          </text:insertion>
        </text:changed-region>
        <text:changed-region xml:id="ct253735368" text:id="ct253735368">
          <text:insertion>
            <office:change-info>
              <dc:creator>Peter Camilleri</dc:creator>
              <dc:date>2015-04-25T17:39:00</dc:date>
            </office:change-info>
          </text:insertion>
        </text:changed-region>
        <text:changed-region xml:id="ct253735472" text:id="ct253735472">
          <text:deletion>
            <office:change-info>
              <dc:creator>Peter Camilleri</dc:creator>
              <dc:date>2015-04-25T23:23:00</dc:date>
            </office:change-info>
            <text:p text:style-name="Text_20_body"/>
            <text:p text:style-name="Text_20_body">2-</text:p>
          </text:deletion>
        </text:changed-region>
        <text:changed-region xml:id="ct253735576" text:id="ct253735576">
          <text:insertion>
            <office:change-info>
              <dc:creator>Peter Camilleri</dc:creator>
              <dc:date>2015-04-25T17:39:00</dc:date>
            </office:change-info>
          </text:insertion>
        </text:changed-region>
        <text:changed-region xml:id="ct253735680" text:id="ct253735680">
          <text:insertion>
            <office:change-info>
              <dc:creator>Peter Camilleri</dc:creator>
              <dc:date>2015-04-25T17:39:00</dc:date>
            </office:change-info>
          </text:insertion>
        </text:changed-region>
        <text:changed-region xml:id="ct253735784" text:id="ct253735784">
          <text:insertion>
            <office:change-info>
              <dc:creator>Peter Camilleri</dc:creator>
              <dc:date>2015-04-25T17:39:00</dc:date>
            </office:change-info>
          </text:insertion>
        </text:changed-region>
        <text:changed-region xml:id="ct253735888" text:id="ct253735888">
          <text:insertion>
            <office:change-info>
              <dc:creator>Peter Camilleri</dc:creator>
              <dc:date>2015-04-25T17:39:00</dc:date>
            </office:change-info>
          </text:insertion>
        </text:changed-region>
        <text:changed-region xml:id="ct253735992" text:id="ct253735992">
          <text:deletion>
            <office:change-info>
              <dc:creator>Peter Camilleri</dc:creator>
              <dc:date>2015-04-25T23:24:00</dc:date>
            </office:change-info>
            <text:p text:style-name="Text_20_body"/>
            <text:p text:style-name="Text_20_body">2/</text:p>
          </text:deletion>
        </text:changed-region>
        <text:changed-region xml:id="ct253736096" text:id="ct253736096">
          <text:insertion>
            <office:change-info>
              <dc:creator>Peter Camilleri</dc:creator>
              <dc:date>2015-04-25T17:39:00</dc:date>
            </office:change-info>
          </text:insertion>
        </text:changed-region>
        <text:changed-region xml:id="ct253736200" text:id="ct253736200">
          <text:insertion>
            <office:change-info>
              <dc:creator>Peter Camilleri</dc:creator>
              <dc:date>2015-04-25T17:39:00</dc:date>
            </office:change-info>
          </text:insertion>
        </text:changed-region>
        <text:changed-region xml:id="ct253736304" text:id="ct253736304">
          <text:insertion>
            <office:change-info>
              <dc:creator>Peter Camilleri</dc:creator>
              <dc:date>2015-04-25T17:39:00</dc:date>
            </office:change-info>
          </text:insertion>
        </text:changed-region>
        <text:changed-region xml:id="ct253736408" text:id="ct253736408">
          <text:insertion>
            <office:change-info>
              <dc:creator>Peter Camilleri</dc:creator>
              <dc:date>2015-04-25T17:39:00</dc:date>
            </office:change-info>
          </text:insertion>
        </text:changed-region>
        <text:changed-region xml:id="ct253736512" text:id="ct253736512">
          <text:deletion>
            <office:change-info>
              <dc:creator>Peter Camilleri</dc:creator>
              <dc:date>2015-04-25T23:24:00</dc:date>
            </office:change-info>
            <text:p text:style-name="Text_20_body"/>
            <text:p text:style-name="Text_20_body">&lt;</text:p>
          </text:deletion>
        </text:changed-region>
        <text:changed-region xml:id="ct253736616" text:id="ct253736616">
          <text:insertion>
            <office:change-info>
              <dc:creator>Peter Camilleri</dc:creator>
              <dc:date>2015-04-25T17:39:00</dc:date>
            </office:change-info>
          </text:insertion>
        </text:changed-region>
        <text:changed-region xml:id="ct253736720" text:id="ct253736720">
          <text:insertion>
            <office:change-info>
              <dc:creator>Peter Camilleri</dc:creator>
              <dc:date>2015-04-25T17:39:00</dc:date>
            </office:change-info>
          </text:insertion>
        </text:changed-region>
        <text:changed-region xml:id="ct253736824" text:id="ct253736824">
          <text:insertion>
            <office:change-info>
              <dc:creator>Peter Camilleri</dc:creator>
              <dc:date>2015-04-25T17:39:00</dc:date>
            </office:change-info>
          </text:insertion>
        </text:changed-region>
        <text:changed-region xml:id="ct253736928" text:id="ct253736928">
          <text:insertion>
            <office:change-info>
              <dc:creator>Peter Camilleri</dc:creator>
              <dc:date>2015-04-25T17:39:00</dc:date>
            </office:change-info>
          </text:insertion>
        </text:changed-region>
        <text:changed-region xml:id="ct253737032" text:id="ct253737032">
          <text:insertion>
            <office:change-info>
              <dc:creator>Peter Camilleri</dc:creator>
              <dc:date>2015-04-25T17:39:00</dc:date>
            </office:change-info>
          </text:insertion>
        </text:changed-region>
        <text:changed-region xml:id="ct253737136" text:id="ct253737136">
          <text:deletion>
            <office:change-info>
              <dc:creator>Peter Camilleri</dc:creator>
              <dc:date>2015-04-25T23:24:00</dc:date>
            </office:change-info>
            <text:p text:style-name="Text_20_body"/>
            <text:p text:style-name="Text_20_body">&lt;=</text:p>
          </text:deletion>
        </text:changed-region>
        <text:changed-region xml:id="ct253737240" text:id="ct253737240">
          <text:insertion>
            <office:change-info>
              <dc:creator>Peter Camilleri</dc:creator>
              <dc:date>2015-04-25T17:39:00</dc:date>
            </office:change-info>
          </text:insertion>
        </text:changed-region>
        <text:changed-region xml:id="ct253737344" text:id="ct253737344">
          <text:insertion>
            <office:change-info>
              <dc:creator>Peter Camilleri</dc:creator>
              <dc:date>2015-04-25T17:39:00</dc:date>
            </office:change-info>
          </text:insertion>
        </text:changed-region>
        <text:changed-region xml:id="ct253737448" text:id="ct253737448">
          <text:insertion>
            <office:change-info>
              <dc:creator>Peter Camilleri</dc:creator>
              <dc:date>2015-04-25T17:39:00</dc:date>
            </office:change-info>
          </text:insertion>
        </text:changed-region>
        <text:changed-region xml:id="ct253737552" text:id="ct253737552">
          <text:insertion>
            <office:change-info>
              <dc:creator>Peter Camilleri</dc:creator>
              <dc:date>2015-04-25T17:39:00</dc:date>
            </office:change-info>
          </text:insertion>
        </text:changed-region>
        <text:changed-region xml:id="ct253737656" text:id="ct253737656">
          <text:insertion>
            <office:change-info>
              <dc:creator>Peter Camilleri</dc:creator>
              <dc:date>2015-04-25T17:39:00</dc:date>
            </office:change-info>
          </text:insertion>
        </text:changed-region>
        <text:changed-region xml:id="ct253737760" text:id="ct253737760">
          <text:deletion>
            <office:change-info>
              <dc:creator>Peter Camilleri</dc:creator>
              <dc:date>2015-04-25T23:24:00</dc:date>
            </office:change-info>
            <text:p text:style-name="Text_20_body"/>
            <text:p text:style-name="Text_20_body">&lt;=&gt;</text:p>
          </text:deletion>
        </text:changed-region>
        <text:changed-region xml:id="ct253737864" text:id="ct253737864">
          <text:insertion>
            <office:change-info>
              <dc:creator>Peter Camilleri</dc:creator>
              <dc:date>2015-04-25T17:39:00</dc:date>
            </office:change-info>
          </text:insertion>
        </text:changed-region>
        <text:changed-region xml:id="ct253737968" text:id="ct253737968">
          <text:insertion>
            <office:change-info>
              <dc:creator>Peter Camilleri</dc:creator>
              <dc:date>2015-04-25T17:39:00</dc:date>
            </office:change-info>
          </text:insertion>
        </text:changed-region>
        <text:changed-region xml:id="ct253738072" text:id="ct253738072">
          <text:insertion>
            <office:change-info>
              <dc:creator>Peter Camilleri</dc:creator>
              <dc:date>2015-04-25T17:39:00</dc:date>
            </office:change-info>
          </text:insertion>
        </text:changed-region>
        <text:changed-region xml:id="ct253738176" text:id="ct253738176">
          <text:insertion>
            <office:change-info>
              <dc:creator>Peter Camilleri</dc:creator>
              <dc:date>2015-04-25T17:39:00</dc:date>
            </office:change-info>
          </text:insertion>
        </text:changed-region>
        <text:changed-region xml:id="ct253738280" text:id="ct253738280">
          <text:insertion>
            <office:change-info>
              <dc:creator>Peter Camilleri</dc:creator>
              <dc:date>2015-04-25T17:39:00</dc:date>
            </office:change-info>
          </text:insertion>
        </text:changed-region>
        <text:changed-region xml:id="ct253738488" text:id="ct253738488">
          <text:deletion>
            <office:change-info>
              <dc:creator>Peter Camilleri</dc:creator>
              <dc:date>2015-04-25T23:24:00</dc:date>
            </office:change-info>
            <text:p text:style-name="Text_20_body">&gt;</text:p>
          </text:deletion>
        </text:changed-region>
        <text:changed-region xml:id="ct253738384" text:id="ct253738384">
          <text:deletion>
            <office:change-info>
              <dc:creator>Peter Camilleri</dc:creator>
              <dc:date>2015-04-25T23:25:00</dc:date>
            </office:change-info>
            <text:p text:style-name="Text_20_body"/>
            <text:p text:style-name="Text_20_body"/>
          </text:deletion>
        </text:changed-region>
        <text:changed-region xml:id="ct253738592" text:id="ct253738592">
          <text:insertion>
            <office:change-info>
              <dc:creator>Peter Camilleri</dc:creator>
              <dc:date>2015-04-25T17:39:00</dc:date>
            </office:change-info>
          </text:insertion>
        </text:changed-region>
        <text:changed-region xml:id="ct253738696" text:id="ct253738696">
          <text:insertion>
            <office:change-info>
              <dc:creator>Peter Camilleri</dc:creator>
              <dc:date>2015-04-25T17:39:00</dc:date>
            </office:change-info>
          </text:insertion>
        </text:changed-region>
        <text:changed-region xml:id="ct253738800" text:id="ct253738800">
          <text:insertion>
            <office:change-info>
              <dc:creator>Peter Camilleri</dc:creator>
              <dc:date>2015-04-25T17:39:00</dc:date>
            </office:change-info>
          </text:insertion>
        </text:changed-region>
        <text:changed-region xml:id="ct253738904" text:id="ct253738904">
          <text:insertion>
            <office:change-info>
              <dc:creator>Peter Camilleri</dc:creator>
              <dc:date>2015-04-25T17:39:00</dc:date>
            </office:change-info>
          </text:insertion>
        </text:changed-region>
        <text:changed-region xml:id="ct253739008" text:id="ct253739008">
          <text:insertion>
            <office:change-info>
              <dc:creator>Peter Camilleri</dc:creator>
              <dc:date>2015-04-25T17:39:00</dc:date>
            </office:change-info>
          </text:insertion>
        </text:changed-region>
        <text:changed-region xml:id="ct253739112" text:id="ct253739112">
          <text:deletion>
            <office:change-info>
              <dc:creator>Peter Camilleri</dc:creator>
              <dc:date>2015-04-25T23:25:00</dc:date>
            </office:change-info>
            <text:p text:style-name="Text_20_body"/>
            <text:p text:style-name="Text_20_body">&gt;=</text:p>
          </text:deletion>
        </text:changed-region>
        <text:changed-region xml:id="ct253739216" text:id="ct253739216">
          <text:insertion>
            <office:change-info>
              <dc:creator>Peter Camilleri</dc:creator>
              <dc:date>2015-04-25T17:39:00</dc:date>
            </office:change-info>
          </text:insertion>
        </text:changed-region>
        <text:changed-region xml:id="ct253739320" text:id="ct253739320">
          <text:insertion>
            <office:change-info>
              <dc:creator>Peter Camilleri</dc:creator>
              <dc:date>2015-04-25T17:39:00</dc:date>
            </office:change-info>
          </text:insertion>
        </text:changed-region>
        <text:changed-region xml:id="ct253739424" text:id="ct253739424">
          <text:insertion>
            <office:change-info>
              <dc:creator>Peter Camilleri</dc:creator>
              <dc:date>2015-04-25T17:39:00</dc:date>
            </office:change-info>
          </text:insertion>
        </text:changed-region>
        <text:changed-region xml:id="ct253739528" text:id="ct253739528">
          <text:insertion>
            <office:change-info>
              <dc:creator>Peter Camilleri</dc:creator>
              <dc:date>2015-04-25T17:39:00</dc:date>
            </office:change-info>
          </text:insertion>
        </text:changed-region>
        <text:changed-region xml:id="ct253739632" text:id="ct253739632">
          <text:insertion>
            <office:change-info>
              <dc:creator>Peter Camilleri</dc:creator>
              <dc:date>2015-04-25T17:39:00</dc:date>
            </office:change-info>
          </text:insertion>
        </text:changed-region>
        <text:changed-region xml:id="ct253739736" text:id="ct253739736">
          <text:deletion>
            <office:change-info>
              <dc:creator>Peter Camilleri</dc:creator>
              <dc:date>2015-04-25T23:25:00</dc:date>
            </office:change-info>
            <text:p text:style-name="Text_20_body"/>
            <text:p text:style-name="Text_20_body">mod</text:p>
          </text:deletion>
        </text:changed-region>
        <text:changed-region xml:id="ct253739840" text:id="ct253739840">
          <text:insertion>
            <office:change-info>
              <dc:creator>Peter Camilleri</dc:creator>
              <dc:date>2015-04-25T17:39:00</dc:date>
            </office:change-info>
          </text:insertion>
        </text:changed-region>
        <text:changed-region xml:id="ct253740024" text:id="ct253740024">
          <text:insertion>
            <office:change-info>
              <dc:creator>Peter Camilleri</dc:creator>
              <dc:date>2015-04-25T17:39:00</dc:date>
            </office:change-info>
          </text:insertion>
        </text:changed-region>
        <text:changed-region xml:id="ct253740128" text:id="ct253740128">
          <text:insertion>
            <office:change-info>
              <dc:creator>Peter Camilleri</dc:creator>
              <dc:date>2015-04-25T17:39:00</dc:date>
            </office:change-info>
          </text:insertion>
        </text:changed-region>
        <text:changed-region xml:id="ct253740232" text:id="ct253740232">
          <text:insertion>
            <office:change-info>
              <dc:creator>Peter Camilleri</dc:creator>
              <dc:date>2015-04-25T17:39:00</dc:date>
            </office:change-info>
          </text:insertion>
        </text:changed-region>
        <text:changed-region xml:id="ct253740336" text:id="ct253740336">
          <text:deletion>
            <office:change-info>
              <dc:creator>Peter Camilleri</dc:creator>
              <dc:date>2015-04-25T23:25:00</dc:date>
            </office:change-info>
            <text:p text:style-name="Text_20_body"/>
            <text:p text:style-name="Text_20_body">neg</text:p>
          </text:deletion>
        </text:changed-region>
        <text:changed-region xml:id="ct253740440" text:id="ct253740440">
          <text:insertion>
            <office:change-info>
              <dc:creator>Peter Camilleri</dc:creator>
              <dc:date>2015-04-25T17:39:00</dc:date>
            </office:change-info>
          </text:insertion>
        </text:changed-region>
        <text:changed-region xml:id="ct253740544" text:id="ct253740544">
          <text:insertion>
            <office:change-info>
              <dc:creator>Peter Camilleri</dc:creator>
              <dc:date>2015-04-25T17:39:00</dc:date>
            </office:change-info>
          </text:insertion>
        </text:changed-region>
        <text:changed-region xml:id="ct253740648" text:id="ct253740648">
          <text:insertion>
            <office:change-info>
              <dc:creator>Peter Camilleri</dc:creator>
              <dc:date>2015-04-25T17:39:00</dc:date>
            </office:change-info>
          </text:insertion>
        </text:changed-region>
        <text:changed-region xml:id="ct253740752" text:id="ct253740752">
          <text:insertion>
            <office:change-info>
              <dc:creator>Peter Camilleri</dc:creator>
              <dc:date>2015-04-25T17:39:00</dc:date>
            </office:change-info>
          </text:insertion>
        </text:changed-region>
        <text:changed-region xml:id="ct253740856" text:id="ct25374085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ext_20_body"/>
      <text:p text:style-name="Text_20_body"/>
      <text:p text:style-name="Text_20_body"/>
      <text:p text:style-name="P47">The fOOrth User's Guide</text:p>
      <text:p text:style-name="Subtitle">An RPN, object oriented language that is not FORTH.</text:p>
      <text:p text:style-name="Subtitle">by Peter Camilleri </text:p>
      <text:p text:style-name="Text_20_body"/>
      <text:p text:style-name="P5">Last Update: May 1, 2015</text:p>
      <text:p text:style-name="P5">Covering fOOrth version 0.0.3</text:p>
      <text:p text:style-name="P5">Status: Unpublished.</text:p>
      <text:p text:style-name="Text_20_body"/>
      <text:p text:style-name="Text_20_body"/>
      <text:p text:style-name="Text_20_body"/>
      <text:p text:style-name="P57"/>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8">Table of Contents</text:p>
          </text:index-title>
          <text:p text:style-name="P63">The MIT License (MIT).<text:tab/>5</text:p>
          <text:p text:style-name="P63">Introduction<text:tab/>6</text:p>
          <text:p text:style-name="P64">About the name fOOrth<text:tab/>6</text:p>
          <text:p text:style-name="P64">How fOOrth came to be<text:tab/>6</text:p>
          <text:p text:style-name="P64">Goals and Principles<text:tab/>7</text:p>
          <text:p text:style-name="P64">Report Card<text:tab/>8</text:p>
          <text:p text:style-name="P64">Special Note of Thanks<text:tab/>8</text:p>
          <text:p text:style-name="P63">Installation<text:tab/>10</text:p>
          <text:p text:style-name="P64">Ruby<text:tab/>10</text:p>
          <text:p text:style-name="P64">fOOrth<text:tab/>10</text:p>
          <text:p text:style-name="P64">Running fOOrth<text:tab/>11</text:p>
          <text:p text:style-name="P64">Testing<text:tab/>11</text:p>
          <text:p text:style-name="P64">Source Archive<text:tab/>12</text:p>
          <text:p text:style-name="P63">First Steps<text:tab/>13</text:p>
          <text:p text:style-name="P63">The Syntax and Style of fOOrth<text:tab/>15</text:p>
          <text:p text:style-name="P64">Syntax<text:tab/>15</text:p>
          <text:p text:style-name="P64">Spaces<text:tab/>15</text:p>
          <text:p text:style-name="P64">Comments<text:tab/>15</text:p>
          <text:p text:style-name="P64">String Literals<text:tab/>15</text:p>
          <text:p text:style-name="P64">Numeric Literals<text:tab/>16</text:p>
          <text:p text:style-name="P63">A fOOrth Calculator<text:tab/>17</text:p>
          <text:p text:style-name="P64">The Basics<text:tab/>17</text:p>
          <text:p text:style-name="P64">Stack Manipulation<text:tab/>18</text:p>
          <text:p text:style-name="P64">Programming<text:tab/>20</text:p>
          <text:p text:style-name="P64">Control Structures<text:tab/>21</text:p>
          <text:p text:style-name="P64">Data Memory<text:tab/>25</text:p>
          <text:p text:style-name="P63">Data Storage in fOOrth<text:tab/>26</text:p>
          <text:p text:style-name="P64">Typing<text:tab/>26</text:p>
          <text:p text:style-name="P64">Declarations<text:tab/>26</text:p>
          <text:p text:style-name="P64">Scoping<text:tab/>26</text:p>
          <text:p text:style-name="P64">Referencing<text:tab/>27</text:p>
          <text:p text:style-name="P64">Mutation<text:tab/>28</text:p>
          <text:p text:style-name="P63">Cloning Data<text:tab/>30</text:p>
          <text:p text:style-name="P64">Deep vs Shallow Copy<text:tab/>30</text:p>
          <text:p text:style-name="P64">Permissive Copying<text:tab/>32</text:p>
          <text:p text:style-name="P63">Handling Exceptions<text:tab/>34</text:p>
          <text:p text:style-name="P64">The Nature of Exceptions in fOOrth<text:tab/>34</text:p>
          <text:p text:style-name="P64">Handling Errors<text:tab/>34</text:p>
          <text:p text:style-name="P64">Generating Errors<text:tab/>39</text:p>
          <text:p text:style-name="P64">fOOrth Native Exception Codes:<text:tab/>40</text:p>
          <text:p text:style-name="P64">Application Error Codes:<text:tab/>41</text:p>
          <text:p text:style-name="P64">Ruby Mapped Exception Codes:<text:tab/>41</text:p>
          <text:p text:style-name="P63">The Class Tree<text:tab/>47</text:p>
          <text:p text:style-name="P64">A Brief Overview of Key OO Concepts<text:tab/>47</text:p>
          <text:p text:style-name="P64">Classes<text:tab/>47</text:p>
          <text:p text:style-name="P64">Inheritance<text:tab/>48</text:p>
          <text:p text:style-name="P64">Methods<text:tab/>48</text:p>
          <text:p text:style-name="P64">Late Binding and Polymorphism<text:tab/>48</text:p>
          <text:p text:style-name="P64">Prototypes<text:tab/>48</text:p>
          <text:p text:style-name="P63">Method Mapping<text:tab/>49</text:p>
          <text:p text:style-name="P64">Exploring the mapping system<text:tab/>49</text:p>
          <text:p text:style-name="P63">Context<text:tab/>51</text:p>
          <text:p text:style-name="P64">Exploring Context<text:tab/>51</text:p>
          <text:p text:style-name="P63">Routing<text:tab/>53</text:p>
          <text:p text:style-name="P64">Virtual Machine Methods<text:tab/>53</text:p>
          <text:p text:style-name="P64">Shared Methods<text:tab/>53</text:p>
          <text:p text:style-name="P64">Exclusive Methods<text:tab/>54</text:p>
          <text:p text:style-name="P64">Shared Stub Methods<text:tab/>54</text:p>
          <text:p text:style-name="P64">Exclusive Stub Methods<text:tab/>55</text:p>
          <text:p text:style-name="P64">Local Methods<text:tab/>55</text:p>
          <text:p text:style-name="P64">Routing Internals<text:tab/>55</text:p>
          <text:p text:style-name="P63">Self<text:tab/>58</text:p>
          <text:p text:style-name="P64">Applying Self<text:tab/>58</text:p>
          <text:p text:style-name="P64">Changing Self<text:tab/>59</text:p>
          <text:p text:style-name="P63">Boolean Data<text:tab/>60</text:p>
          <text:p text:style-name="P64">What values represent true and false<text:tab/>60</text:p>
          <text:p text:style-name="P64">Processing Boolean Data<text:tab/>60</text:p>
          <text:p text:style-name="P64">Boolean Constants<text:tab/>60</text:p>
          <text:p text:style-name="P63">Numeric Data<text:tab/>61</text:p>
          <text:p text:style-name="P63">Array<text:tab/>62</text:p>
          <text:p text:style-name="P64">Array Literals<text:tab/>62</text:p>
          <text:p text:style-name="P64">Class Methods<text:tab/>63</text:p>
          <text:p text:style-name="P64">Instance Methods<text:tab/>64</text:p>
          <text:p text:style-name="P64">See Also<text:tab/>72</text:p>
          <text:p text:style-name="P63">Class<text:tab/>73</text:p>
          <text:p text:style-name="P64">Instance Methods<text:tab/>73</text:p>
          <text:p text:style-name="P64">Commands<text:tab/>74</text:p>
          <text:p text:style-name="P64">See Also<text:tab/>75</text:p>
          <text:p text:style-name="P63">Complex<text:tab/>76</text:p>
          <text:p text:style-name="P64">Complex Literals<text:tab/>76</text:p>
          <text:p text:style-name="P64">Instance Methods<text:tab/>77</text:p>
          <text:p text:style-name="P64">Instance Stubs<text:tab/>77</text:p>
          <text:p text:style-name="P64">See Also<text:tab/>78</text:p>
          <text:p text:style-name="P63">FalseClass<text:tab/>79</text:p>
          <text:p text:style-name="P64"><text:soft-page-break/>FalseClass Literals<text:tab/>79</text:p>
          <text:p text:style-name="P64">Instance Methods<text:tab/>79</text:p>
          <text:p text:style-name="P64">See Also<text:tab/>80</text:p>
          <text:p text:style-name="P63">Float<text:tab/>81</text:p>
          <text:p text:style-name="P64">Float Literals<text:tab/>81</text:p>
          <text:p text:style-name="P64">See Also<text:tab/>81</text:p>
          <text:p text:style-name="P63">Hash<text:tab/>82</text:p>
          <text:p text:style-name="P64">Hash Literals<text:tab/>82</text:p>
          <text:p text:style-name="P64">Instance Methods<text:tab/>82</text:p>
          <text:p text:style-name="P64">See Also<text:tab/>84</text:p>
          <text:p text:style-name="P63">InStream<text:tab/>85</text:p>
          <text:p text:style-name="P64">Class Methods<text:tab/>85</text:p>
          <text:p text:style-name="P64">Instance Methods<text:tab/>86</text:p>
          <text:p text:style-name="P64">Class Stubs<text:tab/>87</text:p>
          <text:p text:style-name="P64">See Also<text:tab/>87</text:p>
          <text:p text:style-name="P63">Integer<text:tab/>88</text:p>
          <text:p text:style-name="P64">Integer Literals<text:tab/>88</text:p>
          <text:p text:style-name="P64">Instance Methods<text:tab/>88</text:p>
          <text:p text:style-name="P64">See Also<text:tab/>92</text:p>
          <text:p text:style-name="P63">NilClass<text:tab/>93</text:p>
          <text:p text:style-name="P64">NilClass Literals<text:tab/>93</text:p>
          <text:p text:style-name="P64">Instance Methods<text:tab/>93</text:p>
          <text:p text:style-name="P64">See Also<text:tab/>94</text:p>
          <text:p text:style-name="P63">Numeric<text:tab/>95</text:p>
          <text:p text:style-name="P64">Special Numeric Values<text:tab/>95</text:p>
          <text:p text:style-name="P64">Instance Methods<text:tab/>96</text:p>
          <text:p text:style-name="P64">See Also<text:tab/>116</text:p>
          <text:p text:style-name="P63">Object<text:tab/>117</text:p>
          <text:p text:style-name="P64">Instance Methods<text:tab/>117</text:p>
          <text:p text:style-name="P64">Commands<text:tab/>128</text:p>
          <text:p text:style-name="P64">See Also<text:tab/>128</text:p>
          <text:p text:style-name="P63">OutStream<text:tab/>129</text:p>
          <text:p text:style-name="P64">Class Methods<text:tab/>129</text:p>
          <text:p text:style-name="P64">Instance Methods<text:tab/>130</text:p>
          <text:p text:style-name="P64">Class Stubs<text:tab/>133</text:p>
          <text:p text:style-name="P64">See Also<text:tab/>133</text:p>
          <text:p text:style-name="P63">Procedure<text:tab/>134</text:p>
          <text:p text:style-name="P64">Procedure Literals<text:tab/>134</text:p>
          <text:p text:style-name="P64">Instance Methods<text:tab/>134</text:p>
          <text:p text:style-name="P64">See Also<text:tab/>135</text:p>
          <text:p text:style-name="P63">Queue<text:tab/>136</text:p>
          <text:p text:style-name="P64">Instance Methods<text:tab/>136</text:p>
          <text:p text:style-name="P64">See Also<text:tab/>137</text:p>
          <text:p text:style-name="P63">Rational<text:tab/>138</text:p>
          <text:p text:style-name="P64">Rational Literals<text:tab/>138</text:p>
          <text:p text:style-name="P64">Instance Methods<text:tab/>138</text:p>
          <text:p text:style-name="P64">See Also<text:tab/>139</text:p>
          <text:p text:style-name="P63">Stack<text:tab/>140</text:p>
          <text:p text:style-name="P64">Instance Methods<text:tab/>140</text:p>
          <text:p text:style-name="P64">See Also<text:tab/>141</text:p>
          <text:p text:style-name="P63">String<text:tab/>142</text:p>
          <text:p text:style-name="P64">String Literals<text:tab/>142</text:p>
          <text:p text:style-name="P64">Format Strings<text:tab/>143</text:p>
          <text:p text:style-name="P64">Instance Methods<text:tab/>146</text:p>
          <text:p text:style-name="P64">See Also<text:tab/>158</text:p>
          <text:p text:style-name="P63">Thread<text:tab/>159</text:p>
          <text:p text:style-name="P64">Class Methods<text:tab/>159</text:p>
          <text:p text:style-name="P64">Instance Methods<text:tab/>159</text:p>
          <text:p text:style-name="P64">See Also<text:tab/>159</text:p>
          <text:p text:style-name="P63">TrueClass<text:tab/>160</text:p>
          <text:p text:style-name="P64">TrueClass Literals<text:tab/>160</text:p>
          <text:p text:style-name="P64">See Also<text:tab/>160</text:p>
          <text:p text:style-name="P63">VirtualMachine<text:tab/>161</text:p>
          <text:p text:style-name="P64">Instance Methods<text:tab/>161</text:p>
          <text:p text:style-name="P64">Commands<text:tab/>166</text:p>
          <text:p text:style-name="P64">See Also<text:tab/>167</text:p>
          <text:p text:style-name="P63">Appendix A – Symbol Glossary<text:tab/>168</text:p>
          <text:p text:style-name="P63">Appendix B – Regular Expressions<text:tab/>170</text:p>
          <text:p text:style-name="P63">Edit History:<text:tab/>174</text:p>
        </text:index-body>
      </text:table-of-content>
      <text:p text:style-name="Text_20_body"/>
      <text:h text:style-name="P68"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7" text:outline-level="1">Introduction</text:h>
      <text:h text:style-name="Heading_20_2" text:outline-level="2">About the name fOOrth</text:h>
      <text:p text:style-name="Standard"/>
      <text:p text:style-name="P50">The name of programming language fOOrth is an example of a malamanteau<text:note text:id="ftn1" text:note-class="footnote"><text:note-citation>1</text:note-citation><text:note-body><text:p text:style-name="P4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153874738578881130" text:style-name="L1">
        <text:list-item>
          <text:p text:style-name="P71">A Simple, Easy-to-Understand syntax that is none the less, Expressive and Compact:</text:p>
        </text:list-item>
      </text:list>
      <text:list xml:id="list3978241622141686011" text:style-name="L2">
        <text:list-item>
          <text:list>
            <text:list-item>
              <text:p text:style-name="P72">Source code in fOOrth is free-form with no line oriented limitations or rules.</text:p>
            </text:list-item>
            <text:list-item>
              <text:p text:style-name="P72">Support is given to the easy representation of common literal data such as strings, integers, floating point numbers, rational numbers, and complex numbers.</text:p>
            </text:list-item>
          </text:list>
        </text:list-item>
      </text:list>
      <text:list xml:id="list40204533" text:continue-list="list5153874738578881130" text:style-name="L1">
        <text:list-item>
          <text:p text:style-name="P71">Safe Data and Data Structures:</text:p>
        </text:list-item>
      </text:list>
      <text:list xml:id="list7366835919387050902"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40215884" text:continue-list="list40204533" text:style-name="L1">
        <text:list-item>
          <text:p text:style-name="P71">Message Passing:</text:p>
        </text:list-item>
      </text:list>
      <text:list xml:id="list7766914618693660421"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40198464" text:continue-list="list40215884" text:style-name="L1">
        <text:list-item>
          <text:p text:style-name="P71">Object Oriented Design:</text:p>
        </text:list-item>
      </text:list>
      <text:list xml:id="list1658145499251470231"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40209384" text:continue-list="list40198464" text:style-name="L1">
        <text:list-item>
          <text:p text:style-name="P71">Meta programming: </text:p>
        </text:list-item>
      </text:list>
      <text:list xml:id="list7140132580480346423" text:style-name="L6">
        <text:list-item>
          <text:list>
            <text:list-item>
              <text:p text:style-name="P92">Support extensible language constructs by making the compiler an accessible part of the system.</text:p>
            </text:list-item>
          </text:list>
        </text:list-item>
      </text:list>
      <text:list xml:id="list40193045" text:continue-list="list40209384" text:style-name="L1">
        <text:list-item>
          <text:p text:style-name="P71">Reliability:</text:p>
        </text:list-item>
      </text:list>
      <text:list xml:id="list3402575446097265490"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40204299" text:continue-list="list40193045" text:style-name="L1">
        <text:list-item>
          <text:p text:style-name="P75">Building on the host language:</text:p>
        </text:list-item>
      </text:list>
      <text:list xml:id="list8069842594882027722"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90187272"/>Thanks<text:alphabetical-index-mark-end text:id="IMark9018727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622981004347496048"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50">Once fOOrth is installed, there are several options for running the language environment. These are:</text:p>
      <text:p text:style-name="P50"/>
      <text:h text:style-name="Heading_20_3" text:outline-level="3"><text:alphabetical-index-mark-start text:id="IMark90187272"/>Rake<text:alphabetical-index-mark-end text:id="IMark90187272"/>:</text:h>
      <text:p text:style-name="P5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0187272"/>Demo.rb<text:alphabetical-index-mark-end text:id="IMark9018727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90187272"/>Testing<text:alphabetical-index-mark-end text:id="IMark9018727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90187272"/>Known Issues<text:alphabetical-index-mark-end text:id="IMark9018727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90187272"/>Archive<text:alphabetical-index-mark-end text:id="IMark9018727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5">4</text:p>
          </table:table-cell>
          <table:table-cell table:style-name="Table1.A1" office:value-type="string">
            <text:p text:style-name="P15">5</text:p>
          </table:table-cell>
          <table:table-cell table:style-name="Table1.A1" office:value-type="string">
            <text:p text:style-name="P15">+</text:p>
          </table:table-cell>
          <table:table-cell table:style-name="Table1.E1" office:value-type="string">
            <text:p text:style-name="P15">.</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5">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5">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5">.</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2179640"/>F10:<text:change-end text:change-id="ct252179640"/><text:change-start text:change-id="ct252179744"/> <text:change-end text:change-id="ct25217974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0995124"/>drop<text:alphabetical-index-mark-end text:id="IMark100995124"/>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00995124"/>dup<text:alphabetical-index-mark-end text:id="IMark100995124"/>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3">&gt;</text:p>
          </table:table-cell>
        </table:table-row>
        <table:table-row table:style-name="Table54.1">
          <table:table-cell table:style-name="Table54.A2" office:value-type="string">
            <text:p text:style-name="P2"><text:alphabetical-index-mark-start text:id="IMark100995124"/>nip<text:alphabetical-index-mark-end text:id="IMark100995124"/>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3">&gt;</text:p>
          </table:table-cell>
        </table:table-row>
        <table:table-row table:style-name="Table54.1">
          <table:table-cell table:style-name="Table54.A2" office:value-type="string">
            <text:p text:style-name="P2"><text:alphabetical-index-mark-start text:id="IMark100995124"/>over<text:alphabetical-index-mark-end text:id="IMark100995124"/>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0995124"/>pick<text:alphabetical-index-mark-end text:id="IMark100995124"/>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0995124"/>swap<text:alphabetical-index-mark-end text:id="IMark100995124"/>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3">&gt;</text:p>
          </table:table-cell>
        </table:table-row>
        <table:table-row table:style-name="Table54.1">
          <table:table-cell table:style-name="Table54.A2" office:value-type="string">
            <text:p text:style-name="P2"><text:alphabetical-index-mark-start text:id="IMark100995124"/>tuck<text:alphabetical-index-mark-end text:id="IMark100995124"/>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593309747578824753"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0996996"/>if<text:alphabetical-index-mark-end text:id="IMark10099699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0996996"/>else<text:alphabetical-index-mark-end text:id="IMark100996996"/>” and “<text:alphabetical-index-mark-start text:id="IMark100997044"/>then<text:alphabetical-index-mark-end text:id="IMark1009970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0997044"/>switch<text:alphabetical-index-mark-end text:id="IMark10099704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00997044"/>do<text:alphabetical-index-mark-end text:id="IMark10099704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00997044"/>loop<text:alphabetical-index-mark-end text:id="IMark100997044"/>” commands mark the boundaries of the loop; The “<text:alphabetical-index-mark-start text:id="IMark100996996"/>i<text:alphabetical-index-mark-end text:id="IMark100996996"/>” command is used to retrieve the current loop counter value. For nested loops, the “<text:alphabetical-index-mark-start text:id="IMark100996708"/>j<text:alphabetical-index-mark-end text:id="IMark100996708"/>” command retrieves the value of the outer loops counter value. <text:s/>By default, the “loop” command adds one to the loop value. For more flexible looping, the “<text:alphabetical-index-mark-start text:id="IMark100996948"/>+loop<text:alphabetical-index-mark-end text:id="IMark10099694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0996948"/>-i<text:alphabetical-index-mark-end text:id="IMark100996948"/> and <text:alphabetical-index-mark-start text:id="IMark100996708"/>-j<text:alphabetical-index-mark-end text:id="IMark100996708"/></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0996708"/>begin<text:alphabetical-index-mark-end text:id="IMark100996708"/>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590401286744324717" text:style-name="L11">
        <text:list-item>
          <text:p text:style-name="P78">begin … <text:alphabetical-index-mark-start text:id="IMark100996996"/>until<text:alphabetical-index-mark-end text:id="IMark100996996"/> – loops until the top of stack is true.</text:p>
        </text:list-item>
        <text:list-item>
          <text:p text:style-name="P78">begin … <text:alphabetical-index-mark-start text:id="IMark100996708"/>again<text:alphabetical-index-mark-end text:id="IMark100996708"/> – loops indefinitely </text:p>
        </text:list-item>
        <text:list-item>
          <text:p text:style-name="P78">begin … <text:alphabetical-index-mark-start text:id="IMark100996996"/>repeat<text:alphabetical-index-mark-end text:id="IMark10099699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0996996"/>Typing<text:alphabetical-index-mark-end text:id="IMark10099699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0996996"/>Duck Typing<text:alphabetical-index-mark-end text:id="IMark10099699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0996996"/>Declarations<text:alphabetical-index-mark-end text:id="IMark10099699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0996996"/>Scoping<text:alphabetical-index-mark-end text:id="IMark10099699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0996996"/><text:span text:style-name="T7">val:</text:span><text:alphabetical-index-mark-end text:id="IMark100996996"/> and <text:alphabetical-index-mark-start text:id="IMark100996948"/><text:span text:style-name="T7">var:</text:span><text:alphabetical-index-mark-end text:id="IMark100996948"/></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0996948"/><text:span text:style-name="T7">.init</text:span><text:alphabetical-index-mark-end text:id="IMark100996948"/> method being the most popular since it is called to initialize a new instance of the object.</text:p>
      <text:p text:style-name="P1">Methods: <text:alphabetical-index-mark-start text:id="IMark100996948"/><text:span text:style-name="T7">val@:</text:span><text:alphabetical-index-mark-end text:id="IMark100996948"/> and <text:alphabetical-index-mark-start text:id="IMark100996996"/><text:span text:style-name="T7">var@:</text:span><text:alphabetical-index-mark-end text:id="IMark100996996"/></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0996996"/><text:span text:style-name="T7">val#:</text:span><text:alphabetical-index-mark-end text:id="IMark100996996"/> and <text:alphabetical-index-mark-start text:id="IMark100996948"/><text:span text:style-name="T7">var#:</text:span><text:alphabetical-index-mark-end text:id="IMark10099694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0996948"/><text:span text:style-name="T7">val$:</text:span><text:alphabetical-index-mark-end text:id="IMark100996948"/> and <text:alphabetical-index-mark-start text:id="IMark100996996"/><text:span text:style-name="T7">var$:</text:span><text:alphabetical-index-mark-end text:id="IMark100996996"/></text:p>
      <text:p text:style-name="P1">Regex for valid local variable names: <text:span text:style-name="T7">/^\$[a-z][a-z0-9_]*$/</text:span></text:p>
      <text:p text:style-name="Text_20_body">Notes:</text:p>
      <text:p text:style-name="Text_20_body"/>
      <text:h text:style-name="Heading_20_2" text:outline-level="2"><text:alphabetical-index-mark-start text:id="IMark100996996"/>Referencing<text:alphabetical-index-mark-end text:id="IMark10099699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5">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0996996"/>Mutation<text:alphabetical-index-mark-end text:id="IMark100996996"/></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5">Method</text:p>
          </table:table-cell>
          <table:table-cell table:style-name="Table57.B1" office:value-type="string">
            <text:p text:style-name="P15">Stack Before</text:p>
          </table:table-cell>
          <table:table-cell table:style-name="Table57.B1" office:value-type="string">
            <text:p text:style-name="P15">Stack After</text:p>
          </table:table-cell>
          <table:table-cell table:style-name="Table57.A1" office:value-type="string">
            <text:p text:style-name="P17">Description</text:p>
          </table:table-cell>
          <table:table-cell table:style-name="Table57.A1" office:value-type="string">
            <text:p text:style-name="P15">Time Used</text:p>
          </table:table-cell>
          <table:table-cell table:style-name="Table57.F1" office:value-type="string">
            <text:p text:style-name="P15">Copy Depth</text:p>
          </table:table-cell>
        </table:table-row>
        <table:table-row>
          <table:table-cell table:style-name="Table57.A2" office:value-type="string">
            <text:p text:style-name="P24"><text:alphabetical-index-mark-start text:id="IMark100995124"/>dup<text:alphabetical-index-mark-end text:id="IMark100995124"/></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text:alphabetical-index-mark-start text:id="IMark100995124"/>copy<text:alphabetical-index-mark-end text:id="IMark100995124"/></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text:alphabetical-index-mark-start text:id="IMark100995124"/>.copy<text:alphabetical-index-mark-end text:id="IMark10099512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4"><text:alphabetical-index-mark-start text:id="IMark100995124"/>clone<text:alphabetical-index-mark-end text:id="IMark100995124"/></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text:alphabetical-index-mark-start text:id="IMark100995124"/>.clone<text:alphabetical-index-mark-end text:id="IMark100995124"/></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1297637690596943092"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Expo", 67]</text:p>
      <text:p text:style-name="Code">&gt;<text:span text:style-name="T12">99 1 $ecopy .[]!</text:span></text:p>
      <text:p text:style-name="Code"/>
      <text:p text:style-name="Code"><text:soft-page-break/>&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0996996"/>.clone_exclude<text:alphabetical-index-mark-end text:id="IMark10099699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0996996"/>try<text:alphabetical-index-mark-end text:id="IMark100996996"/> block</text:h>
      <text:p text:style-name="P1">The bare basics of an exception handled code block is:</text:p>
      <text:p text:style-name="Code"/>
      <text:p text:style-name="Code">try (dangerous code here) <text:alphabetical-index-mark-start text:id="IMark100996996"/>catch<text:alphabetical-index-mark-end text:id="IMark100996996"/>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0996996"/>?"<text:alphabetical-index-mark-end text:id="IMark1009969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0996996"/>bounce<text:alphabetical-index-mark-end text:id="IMark1009969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0996996"/>bounce<text:alphabetical-index-mark-end text:id="IMark10099699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0996996"/>finally<text:alphabetical-index-mark-end text:id="IMark100996996"/>”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0996996"/>try<text:alphabetical-index-mark-end text:id="IMark100996996"/></text:p>
      <text:p text:style-name="Code"><text:s text:c="2"/>(dangerous code)</text:p>
      <text:p text:style-name="Code">(optional) <text:alphabetical-index-mark-start text:id="IMark100996996"/>catch<text:alphabetical-index-mark-end text:id="IMark100996996"/></text:p>
      <text:p text:style-name="Code"><text:s text:c="2"/>(exception handler with optional <text:alphabetical-index-mark-start text:id="IMark100996996"/>?"<text:alphabetical-index-mark-end text:id="IMark100996996"/>Exx" and <text:alphabetical-index-mark-start text:id="IMark100970016"/>bounce<text:alphabetical-index-mark-end text:id="IMark100970016"/>)</text:p>
      <text:p text:style-name="Code">(optional) <text:alphabetical-index-mark-start text:id="IMark100970016"/>finally<text:alphabetical-index-mark-end text:id="IMark100970016"/></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0970016"/>throw"<text:alphabetical-index-mark-end text:id="IMark10097001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97204408"/>.throw<text:alphabetical-index-mark-end text:id="IMark972044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ext:soft-page-break/>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2">Object</text:p>
      <text:p text:style-name="P52"><text:tab/>Array</text:p>
      <text:p text:style-name="P52"><text:tab/>Class</text:p>
      <text:p text:style-name="P52"><text:tab/>FalseClass</text:p>
      <text:p text:style-name="P52"><text:tab/>Hash</text:p>
      <text:p text:style-name="P52"><text:tab/>InStream</text:p>
      <text:p text:style-name="P52"><text:tab/>NilClass</text:p>
      <text:p text:style-name="P52"><text:tab/>Numeric</text:p>
      <text:p text:style-name="P52"><text:tab/><text:tab/>Complex</text:p>
      <text:p text:style-name="P52"><text:tab/><text:tab/>Float</text:p>
      <text:p text:style-name="P52"><text:tab/><text:tab/>Integer</text:p>
      <text:p text:style-name="P52"><text:tab/><text:tab/><text:tab/>Bignum</text:p>
      <text:p text:style-name="P52"><text:tab/><text:tab/><text:tab/>Fixnum</text:p>
      <text:p text:style-name="P52"><text:tab/><text:tab/>Rational</text:p>
      <text:p text:style-name="P52"><text:tab/>OutStream</text:p>
      <text:p text:style-name="P52"><text:tab/>Procedure</text:p>
      <text:p text:style-name="P52"><text:tab/>Queue</text:p>
      <text:p text:style-name="P52"><text:tab/>String</text:p>
      <text:p text:style-name="P52"><text:tab/>Thread</text:p>
      <text:p text:style-name="P52"><text:tab/>TrueClass</text:p>
      <text:p text:style-name="P52"><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0970208"/>Classes<text:alphabetical-index-mark-end text:id="IMark10097020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0970208"/>Inheritance<text:alphabetical-index-mark-end text:id="IMark10097020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00970208"/>Methods<text:alphabetical-index-mark-end text:id="IMark100970208"/></text:h>
      <text:p text:style-name="P1">All code in fOOrth is contained in methods. A method is a fragment of code that an object uses to respond to a message that has been sent to that object. In fOOrth there are three sorts of methods:</text:p>
      <text:list xml:id="list6593128136419474784"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00970016"/>Late Binding<text:alphabetical-index-mark-end text:id="IMark100970016"/> and <text:alphabetical-index-mark-start text:id="IMark97204408"/>Polymorphism<text:alphabetical-index-mark-end text:id="IMark9720440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97204408"/>Prototypes<text:alphabetical-index-mark-end text:id="IMark9720440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97204408"/>Method Mapping<text:alphabetical-index-mark-end text:id="IMark972044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271599584825953110"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0970016"/>SymbolMap<text:alphabetical-index-mark-end text:id="IMark100970016"/> class. This class creates mappings in one of two ways:</text:p>
      <text:list xml:id="list6206108246237716096"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6">Symbol Map Entries =</text:p>
      <text:p text:style-name="P56">&lt;<text:span text:style-name="T2">voluminous output deleted</text:span>&gt;</text:p>
      <text:p text:style-name="P56"/>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6">Tag</text:p>
          </table:table-cell>
          <table:table-cell table:style-name="Table278.B1" office:value-type="string">
            <text:p text:style-name="P16">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6">&gt;<text:span text:style-name="T12">true if )context! else )context! then</text:span></text:p>
      <text:p text:style-name="P56"/>
      <text:p text:style-name="P56">Context level 2</text:p>
      <text:p text:style-name="P56"><text:soft-page-break/>ctrl =&gt; if</text:p>
      <text:p text:style-name="P56">mode =&gt; deferred</text:p>
      <text:p text:style-name="P56">"else" =&gt; #&lt;XfOOrth::LocalSpec:0x21eaf30&gt;</text:p>
      <text:p text:style-name="P56">"then" =&gt; #&lt;XfOOrth::LocalSpec:0x21eaea0&gt;</text:p>
      <text:p text:style-name="P56"/>
      <text:p text:style-name="P56">Context level 1</text:p>
      <text:p text:style-name="P56">virtual machine =&gt; VirtualMachine instance &lt;Main&gt;</text:p>
      <text:p text:style-name="P56">mode =&gt; execute</text:p>
      <text:p text:style-name="P56"/>
      <text:p text:style-name="P56">Context level 2</text:p>
      <text:p text:style-name="P56">ctrl =&gt; if</text:p>
      <text:p text:style-name="P56">mode =&gt; deferred</text:p>
      <text:p text:style-name="P56">"then" =&gt; #&lt;XfOOrth::LocalSpec:0x21eaea0&gt;</text:p>
      <text:p text:style-name="P56"/>
      <text:p text:style-name="P56">Context level 1</text:p>
      <text:p text:style-name="P56">virtual machine =&gt; VirtualMachine instance &lt;Main&gt;</text:p>
      <text:p text:style-name="P56">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00970016"/>Routing<text:alphabetical-index-mark-end text:id="IMark10097001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2505741924206299335"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ext:soft-page-break/>The lead character determines the routing:</text:p>
      <text:list xml:id="list6660219287098491348"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3"/>
      <text:p text:style-name="P1">The method name may not contain spaces. Further the method name is responsible for determining the routing used and any embedded string data. </text:p>
      <text:p text:style-name="P1">The lead character determines the routing:</text:p>
      <text:list xml:id="list40200223"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5">Defining Word</text:p>
          </table:table-cell>
          <table:table-cell table:style-name="Table9.A1" office:value-type="string">
            <text:p text:style-name="P15">DW Receiver</text:p>
          </table:table-cell>
          <table:table-cell table:style-name="Table9.A1" office:value-type="string">
            <text:p text:style-name="P15">Method Name</text:p>
          </table:table-cell>
          <table:table-cell table:style-name="Table9.A1" office:value-type="string">
            <text:p text:style-name="P15">Message Routing</text:p>
          </table:table-cell>
          <table:table-cell table:style-name="Table9.E1" office:value-type="string">
            <text:p text:style-name="P16">Notes</text:p>
          </table:table-cell>
        </table:table-row>
        <table:table-row table:style-name="Table9.1">
          <table:table-cell table:style-name="Table9.A2" office:value-type="string">
            <text:p text:style-name="P15"><text:alphabetical-index-mark-start text:id="IMark100990020"/>:<text:alphabetical-index-mark-end text:id="IMark100990020"/></text:p>
          </table:table-cell>
          <table:table-cell table:style-name="Table9.A2" office:value-type="string">
            <text:p text:style-name="P13">N/A</text:p>
          </table:table-cell>
          <table:table-cell table:style-name="Table9.A2" office:value-type="string">
            <text:p text:style-name="P21">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5"><text:alphabetical-index-mark-start text:id="IMark100990020"/>.:<text:alphabetical-index-mark-end text:id="IMark10099002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5"><text:alphabetical-index-mark-start text:id="IMark100990020"/>.::<text:alphabetical-index-mark-end text:id="IMark100990020"/></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0997716"/>do_map_name<text:alphabetical-index-mark-end text:id="IMark100997716"/><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2179952"/>F10: <text:change-end text:change-id="ct25217995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00997716"/>self<text:alphabetical-index-mark-end text:id="IMark100997716"/>”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765780241069343352"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0997716"/>.with{<text:alphabetical-index-mark-end text:id="IMark100997716"/>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737077113252694049"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100997716"/>Boolean<text:alphabetical-index-mark-end text:id="IMark100997716"/>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00997380"/>FalseClass<text:alphabetical-index-mark-end text:id="IMark100997380"/></text:p>
            <text:p text:style-name="P13"><text:alphabetical-index-mark-start text:id="IMark100997380"/>NilClass<text:alphabetical-index-mark-end text:id="IMark100997380"/></text:p>
          </table:table-cell>
          <table:table-cell table:style-name="Table118.B2" office:value-type="string">
            <text:p text:style-name="P13"><text:alphabetical-index-mark-start text:id="IMark100997380"/>Object<text:alphabetical-index-mark-end text:id="IMark100997380"/></text:p>
          </table:table-cell>
        </table:table-row>
      </table:table>
      <text:p text:style-name="P10"/>
      <text:p text:style-name="P11">Note that while false processing occurs in FalseClass and NilClass, true processing occurs in Object and not <text:alphabetical-index-mark-start text:id="IMark100997716"/>TrueClass<text:alphabetical-index-mark-end text:id="IMark100997716"/>.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00997716"/>Numeric<text:alphabetical-index-mark-end text:id="IMark100997716"/>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6">Class</text:p>
          </table:table-cell>
          <table:table-cell table:style-name="Table119.B1" office:value-type="string">
            <text:p text:style-name="P16">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9219745239180851098"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00997716"/>Array<text:alphabetical-index-mark-end text:id="IMark100997716"/></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6574259010748267593"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2">[ 1 11 do i loop ] .</text:span></text:p>
      <text:p text:style-name="Code">[1, 2, 3, 4, 5, 6, 7, 8, 9, 10]</text:p>
      <text:p text:style-name="Code">&gt;<text:span text:style-name="T12">[ 1 11 do i dup * loop ] .</text:span></text:p>
      <text:p text:style-name="Code"><text:soft-page-break/>[1, 4, 9, 16, 25, 36, 49, 64, 81, 100]</text:p>
      <text:list xml:id="list6434548841358030298" text:style-name="L22">
        <text:list-item>
          <text:p text:style-name="P88">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0997428"/>.new<text:alphabetical-index-mark-end text:id="IMark100997428"/>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6">Code</text:p>
          </table:table-cell>
          <table:table-cell table:style-name="Table59.B2" office:value-type="string">
            <text:p text:style-name="P16">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0997428"/>.new{<text:alphabetical-index-mark-end text:id="IMark100997428"/>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6">Code</text:p>
          </table:table-cell>
          <table:table-cell table:style-name="Table62.B2" office:value-type="string">
            <text:p text:style-name="P16">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0997428"/>x<text:alphabetical-index-mark-end text:id="IMark100997428"/>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0997428"/>}<text:alphabetical-index-mark-end text:id="IMark100997428"/> [ (see above) ]</text:h>
            <text:p text:style-name="Text_20_body">Routing:<text:span text:style-name="T13">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0997428"/>.new_size<text:alphabetical-index-mark-end text:id="IMark100997428"/>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6">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0997428"/>.new_value<text:alphabetical-index-mark-end text:id="IMark100997428"/>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6">Code</text:p>
          </table:table-cell>
          <table:table-cell table:style-name="Table64.B2" office:value-type="string">
            <text:p text:style-name="P16">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0997428"/>.new_values<text:alphabetical-index-mark-end text:id="IMark100997428"/>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6">Code</text:p>
          </table:table-cell>
          <table:table-cell table:style-name="Table65.B2" office:value-type="string">
            <text:p text:style-name="P16">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0997428"/>!<text:alphabetical-index-mark-end text:id="IMark1009974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6">Code</text:p>
          </table:table-cell>
          <table:table-cell table:style-name="Table66.B2" office:value-type="string">
            <text:p text:style-name="P16">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0997428"/>+<text:alphabetical-index-mark-end text:id="IMark1009974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6">Code</text:p>
          </table:table-cell>
          <table:table-cell table:style-name="Table67.B2" office:value-type="string">
            <text:p text:style-name="P16">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0997428"/>.+left<text:alphabetical-index-mark-end text:id="IMark1009974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6">Code</text:p>
          </table:table-cell>
          <table:table-cell table:style-name="Table68.B2" office:value-type="string">
            <text:p text:style-name="P16">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0997428"/>.+mid<text:alphabetical-index-mark-end text:id="IMark1009974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6">Code</text:p>
          </table:table-cell>
          <table:table-cell table:style-name="Table69.B2" office:value-type="string">
            <text:p text:style-name="P16">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0997428"/>.+midlr<text:alphabetical-index-mark-end text:id="IMark1009974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6">Code</text:p>
          </table:table-cell>
          <table:table-cell table:style-name="Table70.B2" office:value-type="string">
            <text:p text:style-name="P16">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0997428"/>.+right<text:alphabetical-index-mark-end text:id="IMark1009974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6">Code</text:p>
          </table:table-cell>
          <table:table-cell table:style-name="Table71.B2" office:value-type="string">
            <text:p text:style-name="P16">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0997428"/>.-left<text:alphabetical-index-mark-end text:id="IMark1009974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6">Code</text:p>
          </table:table-cell>
          <table:table-cell table:style-name="Table72.B2" office:value-type="string">
            <text:p text:style-name="P16">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0997428"/>.-mid<text:alphabetical-index-mark-end text:id="IMark1009974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6">Code</text:p>
          </table:table-cell>
          <table:table-cell table:style-name="Table73.B2" office:value-type="string">
            <text:p text:style-name="P16">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0997428"/>.-midlr<text:alphabetical-index-mark-end text:id="IMark1009974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6">Code</text:p>
          </table:table-cell>
          <table:table-cell table:style-name="Table74.B2" office:value-type="string">
            <text:p text:style-name="P16">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0997428"/>.-right<text:alphabetical-index-mark-end text:id="IMark1009974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6">Code</text:p>
          </table:table-cell>
          <table:table-cell table:style-name="Table75.B2" office:value-type="string">
            <text:p text:style-name="P16">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0997428"/>.[]!<text:alphabetical-index-mark-end text:id="IMark10099742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6">Code</text:p>
          </table:table-cell>
          <table:table-cell table:style-name="Table76.B2" office:value-type="string">
            <text:p text:style-name="P16">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0997428"/>.[]@<text:alphabetical-index-mark-end text:id="IMark10099742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6">Code</text:p>
          </table:table-cell>
          <table:table-cell table:style-name="Table77.B2" office:value-type="string">
            <text:p text:style-name="P16">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0997428"/>.left<text:alphabetical-index-mark-end text:id="IMark1009974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6">Code</text:p>
          </table:table-cell>
          <table:table-cell table:style-name="Table78.B2" office:value-type="string">
            <text:p text:style-name="P16">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0997428"/>.length<text:alphabetical-index-mark-end text:id="IMark1009974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6">Code</text:p>
          </table:table-cell>
          <table:table-cell table:style-name="Table79.B2" office:value-type="string">
            <text:p text:style-name="P16">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0997428"/>.max<text:alphabetical-index-mark-end text:id="IMark1009974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6">Code</text:p>
          </table:table-cell>
          <table:table-cell table:style-name="Table80.B2" office:value-type="string">
            <text:p text:style-name="P16">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0997428"/>.mid<text:alphabetical-index-mark-end text:id="IMark1009974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6">Code</text:p>
          </table:table-cell>
          <table:table-cell table:style-name="Table81.B2" office:value-type="string">
            <text:p text:style-name="P16">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0997428"/>.midlr<text:alphabetical-index-mark-end text:id="IMark1009974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6">Code</text:p>
          </table:table-cell>
          <table:table-cell table:style-name="Table82.B2" office:value-type="string">
            <text:p text:style-name="P16">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0997428"/>.min<text:alphabetical-index-mark-end text:id="IMark1009974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6">Code</text:p>
          </table:table-cell>
          <table:table-cell table:style-name="Table83.B2" office:value-type="string">
            <text:p text:style-name="P16">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0997428"/>.pp<text:alphabetical-index-mark-end text:id="IMark1009974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6">Code</text:p>
          </table:table-cell>
          <table:table-cell table:style-name="Table84.B2" office:value-type="string">
            <text:p text:style-name="P16">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0997428"/>.reverse<text:alphabetical-index-mark-end text:id="IMark1009974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6">Code</text:p>
          </table:table-cell>
          <table:table-cell table:style-name="Table85.B2" office:value-type="string">
            <text:p text:style-name="P16">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0997428"/>.right<text:alphabetical-index-mark-end text:id="IMark1009974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6">Code</text:p>
          </table:table-cell>
          <table:table-cell table:style-name="Table86.B2" office:value-type="string">
            <text:p text:style-name="P16">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0997428"/>.shuffle<text:alphabetical-index-mark-end text:id="IMark1009974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6">Code</text:p>
          </table:table-cell>
          <table:table-cell table:style-name="Table87.B2" office:value-type="string">
            <text:p text:style-name="P16">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0997428"/>.sort<text:alphabetical-index-mark-end text:id="IMark1009974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6">Code</text:p>
          </table:table-cell>
          <table:table-cell table:style-name="Table88.B2" office:value-type="string">
            <text:p text:style-name="P16">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0997428"/>.strmax<text:alphabetical-index-mark-end text:id="IMark1009974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6">Code</text:p>
          </table:table-cell>
          <table:table-cell table:style-name="Table89.B2" office:value-type="string">
            <text:p text:style-name="P16">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0997428"/>&lt;&lt;<text:alphabetical-index-mark-end text:id="IMark1009974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6">Code</text:p>
          </table:table-cell>
          <table:table-cell table:style-name="Table90.B2" office:value-type="string">
            <text:p text:style-name="P16">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0997428"/>@<text:alphabetical-index-mark-end text:id="IMark1009974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6">Code</text:p>
          </table:table-cell>
          <table:table-cell table:style-name="Table91.B2" office:value-type="string">
            <text:p text:style-name="P16">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0523292"/>Class<text:alphabetical-index-mark-end text:id="IMark100523292"/></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0997428"/>.is_class?<text:alphabetical-index-mark-end text:id="IMark1009974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6">Code</text:p>
          </table:table-cell>
          <table:table-cell table:style-name="Table93.B2" office:value-type="string">
            <text:p text:style-name="P16">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0997428"/>.new<text:alphabetical-index-mark-end text:id="IMark1009974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6">Code</text:p>
          </table:table-cell>
          <table:table-cell table:style-name="Table94.B2" office:value-type="string">
            <text:p text:style-name="P16">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0997428"/>.parent_class<text:alphabetical-index-mark-end text:id="IMark1009974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6">Code</text:p>
          </table:table-cell>
          <table:table-cell table:style-name="Table95.B2" office:value-type="string">
            <text:p text:style-name="P16">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0997428"/>.subclass:<text:alphabetical-index-mark-end text:id="IMark10099742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6">Code</text:p>
          </table:table-cell>
          <table:table-cell table:style-name="Table96.B2" office:value-type="string">
            <text:p text:style-name="P16">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0997428"/>.to_s<text:alphabetical-index-mark-end text:id="IMark1009974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6">Code</text:p>
          </table:table-cell>
          <table:table-cell table:style-name="Table97.B2" office:value-type="string">
            <text:p text:style-name="P16">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00523292"/>Commands<text:alphabetical-index-mark-end text:id="IMark10052329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0997428"/>)methods<text:alphabetical-index-mark-end text:id="IMark10099742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6">Code</text:p>
          </table:table-cell>
          <table:table-cell table:style-name="Table98.B2" office:value-type="string">
            <text:p text:style-name="P16">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0997428"/>)stubs<text:alphabetical-index-mark-end text:id="IMark100997428"/> []</text:h>
            <text:p text:style-name="Text_20_body">Routing: TOS</text:p>
            <text:p text:style-name="P1">List the stub methods defined for this class. Stubs are place holder methods that serve one of two purposes:</text:p>
            <text:list xml:id="list5759784234688400626"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6">Code</text:p>
          </table:table-cell>
          <table:table-cell table:style-name="Table100.B2" office:value-type="string">
            <text:p text:style-name="P16">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0523292"/>Complex<text:alphabetical-index-mark-end text:id="IMark100523292"/></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5">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5">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0997620"/>.cbrt<text:alphabetical-index-mark-end text:id="IMark100997620"/>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6">Code</text:p>
          </table:table-cell>
          <table:table-cell table:style-name="Table101.B2" office:value-type="string">
            <text:p text:style-name="P16">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0997716"/>.e**<text:alphabetical-index-mark-end text:id="IMark100997716"/>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6">Code</text:p>
          </table:table-cell>
          <table:table-cell table:style-name="Table103.B2" office:value-type="string">
            <text:p text:style-name="P16">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0997620"/>.split<text:alphabetical-index-mark-end text:id="IMark1009976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6">Code</text:p>
          </table:table-cell>
          <table:table-cell table:style-name="Table19.B2" office:value-type="string">
            <text:p text:style-name="P16">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0997716"/>.sqrt<text:alphabetical-index-mark-end text:id="IMark100997716"/>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6">Code</text:p>
          </table:table-cell>
          <table:table-cell table:style-name="Table20.B2" office:value-type="string">
            <text:p text:style-name="P16">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00998004"/>FalseClass<text:alphabetical-index-mark-end text:id="IMark100998004"/></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0997716"/>&amp;&amp;<text:alphabetical-index-mark-end text:id="IMark100997716"/>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6">Code</text:p>
          </table:table-cell>
          <table:table-cell table:style-name="Table92.B2" office:value-type="string">
            <text:p text:style-name="P16">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0997716"/>^^<text:alphabetical-index-mark-end text:id="IMark10099771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6">Code</text:p>
          </table:table-cell>
          <table:table-cell table:style-name="Table24.B2" office:value-type="string">
            <text:p text:style-name="P16">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0997716"/>||<text:alphabetical-index-mark-end text:id="IMark10099771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6">Code</text:p>
          </table:table-cell>
          <table:table-cell table:style-name="Table25.B2" office:value-type="string">
            <text:p text:style-name="P16">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0998004"/>Float<text:alphabetical-index-mark-end text:id="IMark100998004"/></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5">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5">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0998292"/>Hash<text:alphabetical-index-mark-end text:id="IMark100998292"/></text:h>
      <text:p text:style-name="Text_20_body"/>
      <text:p text:style-name="Text_20_body">Inheritance: Hash <text:span text:style-name="T10">←</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0998292"/><text:span text:style-name="T7">{</text:span><text:alphabetical-index-mark-end text:id="IMark100998292"/>” and the locally defined methods “<text:alphabetical-index-mark-start text:id="IMark100998244"/><text:span text:style-name="T7">-&gt;</text:span><text:alphabetical-index-mark-end text:id="IMark100998244"/>” and “<text:alphabetical-index-mark-start text:id="IMark100998196"/><text:span text:style-name="T7">}</text:span><text:alphabetical-index-mark-end text:id="IMark1009981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40194540" text:continue-list="list6574259010748267593"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0997908"/>.[]!<text:alphabetical-index-mark-end text:id="IMark10099790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6">Code</text:p>
          </table:table-cell>
          <table:table-cell table:style-name="Table99.B2" office:value-type="string">
            <text:p text:style-name="P16">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0997908"/>.[]@<text:alphabetical-index-mark-end text:id="IMark10099790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6">Code</text:p>
          </table:table-cell>
          <table:table-cell table:style-name="Table104.B2" office:value-type="string">
            <text:p text:style-name="P16">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0997908"/>.keys<text:alphabetical-index-mark-end text:id="IMark100997908"/>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6">Code</text:p>
          </table:table-cell>
          <table:table-cell table:style-name="Table105.B2" office:value-type="string">
            <text:p text:style-name="P16">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0997908"/>.pp<text:alphabetical-index-mark-end text:id="IMark10099790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6">Code</text:p>
          </table:table-cell>
          <table:table-cell table:style-name="Table107.B2" office:value-type="string">
            <text:p text:style-name="P16">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0997908"/>.strmax2<text:alphabetical-index-mark-end text:id="IMark10099790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6">Code</text:p>
          </table:table-cell>
          <table:table-cell table:style-name="Table108.B2" office:value-type="string">
            <text:p text:style-name="P16">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0997908"/>.values<text:alphabetical-index-mark-end text:id="IMark100997908"/>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6">Code</text:p>
          </table:table-cell>
          <table:table-cell table:style-name="Table106.B2" office:value-type="string">
            <text:p text:style-name="P16">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0998244"/>InStream<text:alphabetical-index-mark-end text:id="IMark100998244"/></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0997908"/>.get_all<text:alphabetical-index-mark-end text:id="IMark10099790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6">Code</text:p>
          </table:table-cell>
          <table:table-cell table:style-name="Table109.B2" office:value-type="string">
            <text:p text:style-name="P16">Result</text:p>
          </table:table-cell>
        </table:table-row>
        <table:table-row table:style-name="Table109.1">
          <table:table-cell table:style-name="Table109.A2" office:value-type="string">
            <text:p text:style-name="P59">"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9">"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0997908"/>.open<text:alphabetical-index-mark-end text:id="IMark10099790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6">Code</text:p>
          </table:table-cell>
          <table:table-cell table:style-name="Table110.B2" office:value-type="string">
            <text:p text:style-name="P16">Result</text:p>
          </table:table-cell>
        </table:table-row>
        <table:table-row table:style-name="Table110.1">
          <table:table-cell table:style-name="Table110.A2" office:value-type="string">
            <text:p text:style-name="P59">"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9">"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0997908"/>.open{<text:alphabetical-index-mark-end text:id="IMark10099790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6">Code</text:p>
          </table:table-cell>
          <table:table-cell table:style-name="Table111.B2" office:value-type="string">
            <text:p text:style-name="P16">Result</text:p>
          </table:table-cell>
        </table:table-row>
        <table:table-row table:style-name="Table111.1">
          <table:table-cell table:style-name="Table111.A2" office:value-type="string">
            <text:p text:style-name="P60"><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0997908"/>.close<text:alphabetical-index-mark-end text:id="IMark10099790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6">Code</text:p>
          </table:table-cell>
          <table:table-cell table:style-name="Table112.B2" office:value-type="string">
            <text:p text:style-name="P16">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0997908"/>.getc<text:alphabetical-index-mark-end text:id="IMark10099790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6">Code</text:p>
          </table:table-cell>
          <table:table-cell table:style-name="Table113.B2" office:value-type="string">
            <text:p text:style-name="P16">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0997908"/>.gets<text:alphabetical-index-mark-end text:id="IMark10099790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6">Code</text:p>
          </table:table-cell>
          <table:table-cell table:style-name="Table114.B2" office:value-type="string">
            <text:p text:style-name="P16">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0997908"/>~getc<text:alphabetical-index-mark-end text:id="IMark10099790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6">Code</text:p>
          </table:table-cell>
          <table:table-cell table:style-name="Table115.B2" office:value-type="string">
            <text:p text:style-name="P16">Result</text:p>
          </table:table-cell>
        </table:table-row>
        <table:table-row table:style-name="Table115.1">
          <table:table-cell table:style-name="Table115.A2" office:value-type="string">
            <text:p text:style-name="P60"><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0997908"/>~gets<text:alphabetical-index-mark-end text:id="IMark10099790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6">Code</text:p>
          </table:table-cell>
          <table:table-cell table:style-name="Table116.B2" office:value-type="string">
            <text:p text:style-name="P16">Result</text:p>
          </table:table-cell>
        </table:table-row>
        <table:table-row table:style-name="Table116.1">
          <table:table-cell table:style-name="Table116.A2" office:value-type="string">
            <text:p text:style-name="P60"><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0998244"/>Integer<text:alphabetical-index-mark-end text:id="IMark100998244"/></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5">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5">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5218005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52180160"/>[an_integer] <text:alphabetical-index-mark-start text:id="IMark100998196"/>.even?<text:alphabetical-index-mark-end text:id="IMark100998196"/> [a_boolean]</text:h>
            <text:p text:style-name="Text_20_body">Routing: TOS</text:p>
            <text:p text:style-name="P1">This method returns true if the integer is even and false if it is odd.<text:change-end text:change-id="ct252180160"/></text:p>
          </table:table-cell>
          <table:covered-table-cell/>
        </table:table-row>
        <table:table-row table:style-name="Table120.1">
          <table:table-cell table:style-name="Table120.A2" office:value-type="string">
            <text:p text:style-name="P16"><text:change-start text:change-id="ct252180264"/>Code<text:change-end text:change-id="ct252180264"/></text:p>
          </table:table-cell>
          <table:table-cell table:style-name="Table120.B2" office:value-type="string">
            <text:p text:style-name="P16"><text:change-start text:change-id="ct252180368"/>Result<text:change-end text:change-id="ct252180368"/></text:p>
          </table:table-cell>
        </table:table-row>
        <table:table-row table:style-name="Table120.1">
          <table:table-cell table:style-name="Table120.A2" office:value-type="string">
            <text:p text:style-name="Snippet"><text:change-start text:change-id="ct252180472"/>2 .even?<text:change-end text:change-id="ct252180472"/></text:p>
          </table:table-cell>
          <table:table-cell table:style-name="Table120.B2" office:value-type="string">
            <text:p text:style-name="P2"><text:change-start text:change-id="ct252180576"/>true<text:change-end text:change-id="ct252180576"/></text:p>
          </table:table-cell>
        </table:table-row>
        <table:table-row table:style-name="Table120.1">
          <table:table-cell table:style-name="Table120.A2" office:value-type="string">
            <text:p text:style-name="Snippet"><text:change-start text:change-id="ct252180680"/>3 .even?<text:change-end text:change-id="ct252180680"/></text:p>
          </table:table-cell>
          <table:table-cell table:style-name="Table120.B2" office:value-type="string">
            <text:p text:style-name="P2"><text:change-start text:change-id="ct252180784"/>false<text:change-end text:change-id="ct252180784"/></text:p>
          </table:table-cell>
        </table:table-row>
      </table:table>
      <text:p text:style-name="Text_20_body"><text:change text:change-id="ct252180888"/><text:change-start text:change-id="ct25218099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0998196"/>.gcd<text:alphabetical-index-mark-end text:id="IMark1009981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6">Code</text:p>
          </table:table-cell>
          <table:table-cell table:style-name="Table121.B2" office:value-type="string">
            <text:p text:style-name="P16">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2180992"/><text:change text:change-id="ct252181096"/><text:change-start text:change-id="ct25218120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0998196"/>.lcm<text:alphabetical-index-mark-end text:id="IMark1009981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6">Code</text:p>
          </table:table-cell>
          <table:table-cell table:style-name="Table122.B2" office:value-type="string">
            <text:p text:style-name="P16">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2181200"/><text:change text:change-id="ct252181408"/><text:change text:change-id="ct252181304"/><text:change-start text:change-id="ct25218151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0998196"/>.odd?<text:alphabetical-index-mark-end text:id="IMark1009981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6">Code</text:p>
          </table:table-cell>
          <table:table-cell table:style-name="Table123.B2" office:value-type="string">
            <text:p text:style-name="P16">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2181512"/></text:p>
      <text:p text:style-name="Text_20_body"><text:change text:change-id="ct252181616"/><text:change-start text:change-id="ct252181720"/></text:p>
      <text:p text:style-name="Text_20_body"><text:change-end text:change-id="ct25218172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2181824"/>[an_integer] <text:alphabetical-index-mark-start text:id="IMark100998196"/>2*<text:alphabetical-index-mark-end text:id="IMark100998196"/> [an_integer]</text:h>
            <text:p text:style-name="Text_20_body">Routing: TOS</text:p>
            <text:p text:style-name="P1"><text:change-end text:change-id="ct252181824"/><text:change-start text:change-id="ct252181928"/>Double the value of the integer.<text:change-end text:change-id="ct252181928"/></text:p>
          </table:table-cell>
          <table:covered-table-cell/>
        </table:table-row>
        <table:table-row table:style-name="Table124.1">
          <table:table-cell table:style-name="Table124.A2" office:value-type="string">
            <text:p text:style-name="P16"><text:change-start text:change-id="ct252182032"/>Code<text:change-end text:change-id="ct252182032"/></text:p>
          </table:table-cell>
          <table:table-cell table:style-name="Table124.B2" office:value-type="string">
            <text:p text:style-name="P16"><text:change-start text:change-id="ct252182136"/>Result<text:change-end text:change-id="ct252182136"/></text:p>
          </table:table-cell>
        </table:table-row>
        <table:table-row table:style-name="Table124.1">
          <table:table-cell table:style-name="Table124.A2" office:value-type="string">
            <text:p text:style-name="Snippet"><text:change-start text:change-id="ct252182240"/>13 2*<text:change-end text:change-id="ct252182240"/></text:p>
          </table:table-cell>
          <table:table-cell table:style-name="Table124.B2" office:value-type="string">
            <text:p text:style-name="P2"><text:change-start text:change-id="ct252182344"/>26<text:change-end text:change-id="ct252182344"/></text:p>
          </table:table-cell>
        </table:table-row>
      </table:table>
      <text:p text:style-name="Standard"/>
      <text:p text:style-name="Text_20_body"><text:change text:change-id="ct253539496"/><text:change-start text:change-id="ct25353960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0998196"/>2/<text:alphabetical-index-mark-end text:id="IMark1009981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6">Code</text:p>
          </table:table-cell>
          <table:table-cell table:style-name="Table125.B2" office:value-type="string">
            <text:p text:style-name="P16">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3539600"/><text:change text:change-id="ct253539704"/><text:change-start text:change-id="ct25353980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0998196"/>&lt;&lt;<text:alphabetical-index-mark-end text:id="IMark1009981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6">Code</text:p>
          </table:table-cell>
          <table:table-cell table:style-name="Table126.B2" office:value-type="string">
            <text:p text:style-name="P16">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53539808"/><text:change text:change-id="ct253539912"/><text:change-start text:change-id="ct25354001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0998196"/>&gt;&gt;<text:alphabetical-index-mark-end text:id="IMark1009981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6">Code</text:p>
          </table:table-cell>
          <table:table-cell table:style-name="Table127.B2" office:value-type="string">
            <text:p text:style-name="P16">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53540016"/><text:change text:change-id="ct253540120"/><text:change-start text:change-id="ct25354022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0998196"/>and<text:alphabetical-index-mark-end text:id="IMark1009981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6">Code</text:p>
          </table:table-cell>
          <table:table-cell table:style-name="Table128.B2" office:value-type="string">
            <text:p text:style-name="P16">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3540224"/><text:change text:change-id="ct253540328"/><text:change-start text:change-id="ct25354043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0998196"/>com<text:alphabetical-index-mark-end text:id="IMark1009981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6">Code</text:p>
          </table:table-cell>
          <table:table-cell table:style-name="Table129.B2" office:value-type="string">
            <text:p text:style-name="P16">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3540432"/><text:change text:change-id="ct25354053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53540640"/>[an_integer an_integer] <text:alphabetical-index-mark-start text:id="IMark100998196"/>or<text:alphabetical-index-mark-end text:id="IMark100998196"/> [an_integer]</text:h>
            <text:p text:style-name="Text_20_body">Routing: NOS</text:p>
            <text:p text:style-name="P1"><text:change-end text:change-id="ct253540640"/><text:change-start text:change-id="ct253540744"/>Compute the bit-wise inclusive or function of the two integer values.<text:change-end text:change-id="ct253540744"/></text:p>
          </table:table-cell>
          <table:covered-table-cell/>
        </table:table-row>
        <table:table-row table:style-name="Table130.1">
          <table:table-cell table:style-name="Table130.A2" office:value-type="string">
            <text:p text:style-name="P16"><text:change-start text:change-id="ct253540848"/>Code<text:change-end text:change-id="ct253540848"/></text:p>
          </table:table-cell>
          <table:table-cell table:style-name="Table130.B2" office:value-type="string">
            <text:p text:style-name="P16"><text:change-start text:change-id="ct253540952"/>Result<text:change-end text:change-id="ct253540952"/></text:p>
          </table:table-cell>
        </table:table-row>
        <table:table-row table:style-name="Table130.1">
          <table:table-cell table:style-name="Table130.A2" office:value-type="string">
            <text:p text:style-name="Snippet"><text:change-start text:change-id="ct253541056"/>15 40 or<text:change-end text:change-id="ct253541056"/></text:p>
          </table:table-cell>
          <table:table-cell table:style-name="Table130.B2" office:value-type="string">
            <text:p text:style-name="P2"><text:change-start text:change-id="ct253541160"/>47<text:change-end text:change-id="ct253541160"/></text:p>
          </table:table-cell>
        </table:table-row>
      </table:table>
      <text:p text:style-name="Standard"><text:change text:change-id="ct253541264"/><text:change-start text:change-id="ct25354136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0998196"/>xor<text:alphabetical-index-mark-end text:id="IMark1009981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6">Code</text:p>
          </table:table-cell>
          <table:table-cell table:style-name="Table131.B2" office:value-type="string">
            <text:p text:style-name="P16">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5354136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00998580"/><text:alphabetical-index-mark-start text:id="IMark100998532"/><text:alphabetical-index-mark-start text:id="IMark100998484"/>NilClass<text:alphabetical-index-mark-end text:id="IMark100998484"/><text:alphabetical-index-mark-end text:id="IMark100998532"/><text:alphabetical-index-mark-end text:id="IMark100998580"/></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3541472"/> </text:p>
      <text:p text:style-name="P1">Note that in Boolean expressions, nil is treated as an alias for false.<text:change-end text:change-id="ct25354147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0998196"/>&amp;&amp;<text:alphabetical-index-mark-end text:id="IMark100998196"/>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6">Code</text:p>
          </table:table-cell>
          <table:table-cell table:style-name="Table26.B2" office:value-type="string">
            <text:p text:style-name="P16">Result</text:p>
          </table:table-cell>
        </table:table-row>
        <table:table-row table:style-name="Table26.2">
          <table:table-cell table:style-name="Table26.A2" office:value-type="string">
            <text:p text:style-name="Snippet"><text:change-start text:change-id="ct253541576"/>nil true &amp;&amp;<text:change-end text:change-id="ct253541576"/></text:p>
          </table:table-cell>
          <table:table-cell table:style-name="Table26.B2" office:value-type="string">
            <text:p text:style-name="P2"><text:change-start text:change-id="ct253541680"/>false<text:change-end text:change-id="ct25354168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0998196"/>^^<text:alphabetical-index-mark-end text:id="IMark100998196"/>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6">Code</text:p>
          </table:table-cell>
          <table:table-cell table:style-name="Table27.B2" office:value-type="string">
            <text:p text:style-name="P16">Result</text:p>
          </table:table-cell>
        </table:table-row>
        <table:table-row table:style-name="Table27.2">
          <table:table-cell table:style-name="Table27.A2" office:value-type="string">
            <text:p text:style-name="Snippet"><text:change-start text:change-id="ct253541784"/>nil <text:change-end text:change-id="ct253541784"/><text:change-start text:change-id="ct253541888"/>false ^^<text:change-end text:change-id="ct253541888"/></text:p>
          </table:table-cell>
          <table:table-cell table:style-name="Table27.B2" office:value-type="string">
            <text:p text:style-name="P2"><text:change-start text:change-id="ct253541992"/>false<text:change-end text:change-id="ct253541992"/></text:p>
          </table:table-cell>
        </table:table-row>
        <table:table-row table:style-name="Table27.2">
          <table:table-cell table:style-name="Table27.A2" office:value-type="string">
            <text:p text:style-name="Snippet"><text:change-start text:change-id="ct253542096"/>nil true ^^<text:change-end text:change-id="ct253542096"/></text:p>
          </table:table-cell>
          <table:table-cell table:style-name="Table27.B2" office:value-type="string">
            <text:p text:style-name="P2"><text:change-start text:change-id="ct253542200"/>true<text:change-end text:change-id="ct25354220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0998196"/>||<text:alphabetical-index-mark-end text:id="IMark100998196"/>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6">Code</text:p>
          </table:table-cell>
          <table:table-cell table:style-name="Table28.B2" office:value-type="string">
            <text:p text:style-name="P16">Result</text:p>
          </table:table-cell>
        </table:table-row>
        <table:table-row table:style-name="Table28.2">
          <table:table-cell table:style-name="Table28.A2" office:value-type="string">
            <text:p text:style-name="Snippet"><text:change-start text:change-id="ct253542304"/>nil false ||<text:change-end text:change-id="ct253542304"/></text:p>
          </table:table-cell>
          <table:table-cell table:style-name="Table28.B2" office:value-type="string">
            <text:p text:style-name="P2"><text:change-start text:change-id="ct253542408"/>false<text:change-end text:change-id="ct253542408"/></text:p>
          </table:table-cell>
        </table:table-row>
        <table:table-row table:style-name="Table28.2">
          <table:table-cell table:style-name="Table28.A2" office:value-type="string">
            <text:p text:style-name="Snippet"><text:change-start text:change-id="ct253542512"/>nil true ||<text:change-end text:change-id="ct253542512"/></text:p>
          </table:table-cell>
          <table:table-cell table:style-name="Table28.B2" office:value-type="string">
            <text:p text:style-name="P2"><text:change-start text:change-id="ct253542616"/>true<text:change-end text:change-id="ct25354261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0998580"/>Numeric<text:alphabetical-index-mark-end text:id="IMark100998580"/></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3542720"/><text:change-start text:change-id="ct253542824"/>The Numeric class is the abstract base class for num<text:change-end text:change-id="ct253542824"/><text:change-start text:change-id="ct253542928"/>eric data. It is the location for the vast majority of methods that act on such data. In use, data will be instances of <text:change-end text:change-id="ct253542928"/><text:change-start text:change-id="ct253543032"/>Complex, Float, Integer (via Bignum and Fixnum), and Rational data.<text:change-end text:change-id="ct253543032"/><text:change-start text:change-id="ct253543136"/></text:p>
      <text:h text:style-name="Heading_20_2" text:outline-level="2">Specia<text:change-end text:change-id="ct253543136"/><text:change-start text:change-id="ct253543240"/>l Numeric Values</text:h>
      <text:p text:style-name="Text_20_body"><text:change-end text:change-id="ct253543240"/><text:change-start text:change-id="ct25354334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00998196"/>dpr<text:alphabetical-index-mark-end text:id="IMark1009981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6">Code</text:p>
          </table:table-cell>
          <table:table-cell table:style-name="Table200.B2" office:value-type="string">
            <text:p text:style-name="P16">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3543344"/><text:change-start text:change-id="ct25360923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0998196"/>e<text:alphabetical-index-mark-end text:id="IMark1009981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6">Code</text:p>
          </table:table-cell>
          <table:table-cell table:style-name="Table201.B2" office:value-type="string">
            <text:p text:style-name="P16">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00998196"/>pi<text:alphabetical-index-mark-end text:id="IMark1009981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6">Code</text:p>
          </table:table-cell>
          <table:table-cell table:style-name="Table202.B2" office:value-type="string">
            <text:p text:style-name="P16">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53543448"/>In 1897, an attempt was made <text:change-end text:change-id="ct253543448"/><text:change-start text:change-id="ct253609128"/>to legislate the value of pi. Fortunately, this effort was unsuccessful.<text:change-end text:change-id="ct253609128"/></text:p></text:note-body></text:note></text:p>
          </table:table-cell>
        </table:table-row>
      </table:table>
      <text:p text:style-name="Text_20_body"><text:change-end text:change-id="ct253609232"/></text:p>
      <text:h text:style-name="Heading_20_2" text:outline-level="2">Instance Methods</text:h>
      <text:p text:style-name="Text_20_body"><text:change text:change-id="ct253609336"/><text:change-start text:change-id="ct25360944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0998196"/>*<text:alphabetical-index-mark-end text:id="IMark1009981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6">Code</text:p>
          </table:table-cell>
          <table:table-cell table:style-name="Table132.B2" office:value-type="string">
            <text:p text:style-name="P16">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3609440"/><text:change text:change-id="ct25360954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3609648"/>[a_numeric a_numeric] <text:alphabetical-index-mark-start text:id="IMark100998196"/>**<text:alphabetical-index-mark-end text:id="IMark100998196"/> [a_numeric]</text:h>
            <text:p text:style-name="Text_20_body">Routing: NOS</text:p>
            <text:p text:style-name="P1"><text:change-end text:change-id="ct253609648"/><text:change-start text:change-id="ct253609752"/>The exponentiation operator is impleme<text:change-end text:change-id="ct253609752"/><text:change-start text:change-id="ct253609856"/>nted by this method. Note the the second operand, the power, is converted to a Float first.<text:change-end text:change-id="ct253609856"/></text:p>
          </table:table-cell>
          <table:covered-table-cell/>
        </table:table-row>
        <table:table-row table:style-name="Table133.1">
          <table:table-cell table:style-name="Table133.A2" office:value-type="string">
            <text:p text:style-name="P16"><text:change-start text:change-id="ct253609960"/>Code<text:change-end text:change-id="ct253609960"/></text:p>
          </table:table-cell>
          <table:table-cell table:style-name="Table133.B2" office:value-type="string">
            <text:p text:style-name="P16"><text:change-start text:change-id="ct253610064"/>Result<text:change-end text:change-id="ct253610064"/></text:p>
          </table:table-cell>
        </table:table-row>
        <table:table-row table:style-name="Table133.1">
          <table:table-cell table:style-name="Table133.A2" office:value-type="string">
            <text:p text:style-name="Snippet"><text:change-start text:change-id="ct253610168"/>2 10 **<text:change-end text:change-id="ct253610168"/></text:p>
          </table:table-cell>
          <table:table-cell table:style-name="Table133.B2" office:value-type="string">
            <text:p text:style-name="P2"><text:change-start text:change-id="ct253610272"/>1024<text:change-end text:change-id="ct253610272"/></text:p>
          </table:table-cell>
        </table:table-row>
        <table:table-row table:style-name="Table133.1">
          <table:table-cell table:style-name="Table133.A2" office:value-type="string">
            <text:p text:style-name="Snippet"><text:change-start text:change-id="ct253610376"/>3 4 **<text:change-end text:change-id="ct253610376"/></text:p>
          </table:table-cell>
          <table:table-cell table:style-name="Table133.B2" office:value-type="string">
            <text:p text:style-name="P2"><text:change-start text:change-id="ct253610480"/>81<text:change-end text:change-id="ct253610480"/></text:p>
          </table:table-cell>
        </table:table-row>
        <table:table-row table:style-name="Table133.1">
          <table:table-cell table:style-name="Table133.A2" office:value-type="string">
            <text:p text:style-name="Snippet"><text:change-start text:change-id="ct253610584"/>2 1/2 <text:change-end text:change-id="ct253610584"/><text:change-start text:change-id="ct253610688"/>**<text:change-end text:change-id="ct253610688"/></text:p>
          </table:table-cell>
          <table:table-cell table:style-name="Table133.B2" office:value-type="string">
            <text:p text:style-name="P2"><text:change-start text:change-id="ct253610792"/>1.4142135623730951<text:change-end text:change-id="ct253610792"/></text:p>
          </table:table-cell>
        </table:table-row>
      </table:table>
      <text:p text:style-name="Text_20_body"/>
      <text:p text:style-name="Text_20_body"><text:change text:change-id="ct25361089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53611000"/>[a_numeric a_numeric] <text:alphabetical-index-mark-start text:id="IMark100998196"/>+<text:alphabetical-index-mark-end text:id="IMark100998196"/> [a_numeric]</text:h>
            <text:p text:style-name="Text_20_body">Routing: NOS</text:p>
            <text:p text:style-name="P1">The addition operator is implemented by this method.<text:change-end text:change-id="ct253611000"/></text:p>
          </table:table-cell>
          <table:covered-table-cell/>
        </table:table-row>
        <table:table-row table:style-name="Table134.1">
          <table:table-cell table:style-name="Table134.A2" office:value-type="string">
            <text:p text:style-name="P16"><text:change-start text:change-id="ct253611104"/>Code<text:change-end text:change-id="ct253611104"/></text:p>
          </table:table-cell>
          <table:table-cell table:style-name="Table134.B2" office:value-type="string">
            <text:p text:style-name="P16"><text:change-start text:change-id="ct253611208"/>Result<text:change-end text:change-id="ct253611208"/></text:p>
          </table:table-cell>
        </table:table-row>
        <table:table-row table:style-name="Table134.1">
          <table:table-cell table:style-name="Table134.A2" office:value-type="string">
            <text:p text:style-name="Snippet"><text:change-start text:change-id="ct253611312"/>1 1 +<text:change-end text:change-id="ct253611312"/></text:p>
          </table:table-cell>
          <table:table-cell table:style-name="Table134.B2" office:value-type="string">
            <text:p text:style-name="P2"><text:change-start text:change-id="ct253611416"/>2<text:change-end text:change-id="ct253611416"/></text:p>
          </table:table-cell>
        </table:table-row>
        <table:table-row table:style-name="Table134.1">
          <table:table-cell table:style-name="Table134.A2" office:value-type="string">
            <text:p text:style-name="Snippet"><text:change-start text:change-id="ct253611520"/>1.0 7.2 +<text:change-end text:change-id="ct253611520"/></text:p>
          </table:table-cell>
          <table:table-cell table:style-name="Table134.B2" office:value-type="string">
            <text:p text:style-name="P2"><text:change-start text:change-id="ct253611624"/>8.2<text:change-end text:change-id="ct253611624"/></text:p>
          </table:table-cell>
        </table:table-row>
        <table:table-row table:style-name="Table134.1">
          <table:table-cell table:style-name="Table134.A2" office:value-type="string">
            <text:p text:style-name="Snippet"><text:change-start text:change-id="ct253611728"/>1/2<text:change-end text:change-id="ct253611728"/><text:change-start text:change-id="ct253611832"/> 1/3 +<text:change-end text:change-id="ct253611832"/></text:p>
          </table:table-cell>
          <table:table-cell table:style-name="Table134.B2" office:value-type="string">
            <text:p text:style-name="P2"><text:change-start text:change-id="ct253611936"/>5/6<text:change-end text:change-id="ct253611936"/></text:p>
          </table:table-cell>
        </table:table-row>
        <table:table-row table:style-name="Table134.1">
          <table:table-cell table:style-name="Table134.A2" office:value-type="string">
            <text:p text:style-name="Snippet"><text:change-start text:change-id="ct253612040"/>1+2i 1+3i<text:change-end text:change-id="ct253612040"/><text:change-start text:change-id="ct253612144"/> +<text:change-end text:change-id="ct253612144"/></text:p>
          </table:table-cell>
          <table:table-cell table:style-name="Table134.B2" office:value-type="string">
            <text:p text:style-name="P2"><text:change-start text:change-id="ct253612248"/>2+5i<text:change-end text:change-id="ct253612248"/></text:p>
          </table:table-cell>
        </table:table-row>
      </table:table>
      <text:p text:style-name="Text_20_body"><text:change text:change-id="ct253612352"/><text:change-start text:change-id="ct25361245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00998196"/>-<text:alphabetical-index-mark-end text:id="IMark1009981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6">Code</text:p>
          </table:table-cell>
          <table:table-cell table:style-name="Table135.B2" office:value-type="string">
            <text:p text:style-name="P16">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3612456"/><text:change text:change-id="ct253612664"/><text:change text:change-id="ct253612560"/><text:change-start text:change-id="ct25361276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0998196"/>.1/x<text:alphabetical-index-mark-end text:id="IMark1009981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6">Code</text:p>
          </table:table-cell>
          <table:table-cell table:style-name="Table136.B2" office:value-type="string">
            <text:p text:style-name="P16">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3612768"/><text:change text:change-id="ct253612872"/><text:change-start text:change-id="ct25361297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00998196"/>.10**<text:alphabetical-index-mark-end text:id="IMark100998196"/>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6">Code</text:p>
          </table:table-cell>
          <table:table-cell table:style-name="Table137.B2" office:value-type="string">
            <text:p text:style-name="P16">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3612976"/><text:change text:change-id="ct253613080"/><text:change-start text:change-id="ct253617232"/></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00998196"/>.2**<text:alphabetical-index-mark-end text:id="IMark100998196"/>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6">Code</text:p>
          </table:table-cell>
          <table:table-cell table:style-name="Table138.B2" office:value-type="string">
            <text:p text:style-name="P16">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3617232"/><text:change text:change-id="ct253617440"/><text:change text:change-id="ct253617336"/><text:change-start text:change-id="ct25361754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0998196"/>.abs<text:alphabetical-index-mark-end text:id="IMark1009981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6">Code</text:p>
          </table:table-cell>
          <table:table-cell table:style-name="Table139.B2" office:value-type="string">
            <text:p text:style-name="P16">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3617544"/><text:change text:change-id="ct25361764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53617752"/>[a_numeric] <text:alphabetical-index-mark-start text:id="IMark100998196"/>.acos<text:alphabetical-index-mark-end text:id="IMark100998196"/> [a_float]</text:h>
            <text:p text:style-name="Text_20_body">Routing: TOS</text:p>
            <text:p text:style-name="P1">This method computes the arc-cosine (cos(x)<text:span text:style-name="T11">-1</text:span>) of the value. That is it computes the angle in radians <text:change-end text:change-id="ct253617752"/><text:change-start text:change-id="ct253618168"/>whose cosine is the argument<text:note text:id="ftn65" text:note-class="footnote"><text:note-citation>65</text:note-citation><text:note-body><text:p text:style-name="Footnote"><text:change-start text:change-id="ct253617856"/>Please s<text:change-end text:change-id="ct253617856"/><text:change-start text:change-id="ct253617960"/>ee <text:a xlink:type="simple" xlink:href="http://en.wikipedia.org/wiki/Inverse_trigonometric_functions" text:style-name="Internet_20_link" text:visited-style-name="Visited_20_Internet_20_Link">http://en.wikipedia.org/wiki/Inverse_trigonometric_functions</text:a> for m<text:change-end text:change-id="ct253617960"/><text:change-start text:change-id="ct253618064"/>ore details on inverse trigonometric functions.<text:change-end text:change-id="ct253618064"/></text:p></text:note-body></text:note>.<text:change-end text:change-id="ct253618168"/><text:change-start text:change-id="ct253618272"/> <text:span text:style-name="T11"><text:s text:c="11"/></text:span><text:change-end text:change-id="ct253618272"/></text:p>
          </table:table-cell>
          <table:covered-table-cell/>
        </table:table-row>
        <table:table-row table:style-name="Table140.1">
          <table:table-cell table:style-name="Table140.A2" office:value-type="string">
            <text:p text:style-name="P16"><text:change-start text:change-id="ct253618376"/>Code<text:change-end text:change-id="ct253618376"/></text:p>
          </table:table-cell>
          <table:table-cell table:style-name="Table140.B2" office:value-type="string">
            <text:p text:style-name="P16"><text:change-start text:change-id="ct253618480"/>Result<text:change-end text:change-id="ct253618480"/></text:p>
          </table:table-cell>
        </table:table-row>
        <table:table-row table:style-name="Table140.1">
          <table:table-cell table:style-name="Table140.A2" office:value-type="string">
            <text:p text:style-name="Snippet"><text:change-start text:change-id="ct253618584"/>1 .acos<text:change-end text:change-id="ct253618584"/></text:p>
          </table:table-cell>
          <table:table-cell table:style-name="Table140.B2" office:value-type="string">
            <text:p text:style-name="P2"><text:change-start text:change-id="ct253618688"/>0.0<text:change-end text:change-id="ct253618688"/></text:p>
          </table:table-cell>
        </table:table-row>
        <table:table-row table:style-name="Table140.1">
          <table:table-cell table:style-name="Table140.A2" office:value-type="string">
            <text:p text:style-name="Snippet"><text:change-start text:change-id="ct253618792"/>0 .acos<text:change-end text:change-id="ct253618792"/></text:p>
          </table:table-cell>
          <table:table-cell table:style-name="Table140.B2" office:value-type="string">
            <text:p text:style-name="P2"><text:change-start text:change-id="ct253618896"/>1.5707963267948966<text:change-end text:change-id="ct253618896"/></text:p>
          </table:table-cell>
        </table:table-row>
      </table:table>
      <text:p text:style-name="Text_20_body"><text:change text:change-id="ct25361900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53619312"/>[a_numeric] <text:alphabetical-index-mark-start text:id="IMark100998196"/>.acosh<text:alphabetical-index-mark-end text:id="IMark100998196"/>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361910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3619104"/><text:change-start text:change-id="ct253619208"/>bolic trigonometric functions.<text:change-end text:change-id="ct253619208"/></text:p></text:note-body></text:note>.<text:change-end text:change-id="ct253619312"/></text:p>
          </table:table-cell>
          <table:covered-table-cell/>
        </table:table-row>
        <table:table-row table:style-name="Table141.1">
          <table:table-cell table:style-name="Table141.A2" office:value-type="string">
            <text:p text:style-name="P16"><text:change-start text:change-id="ct253619416"/>Code<text:change-end text:change-id="ct253619416"/></text:p>
          </table:table-cell>
          <table:table-cell table:style-name="Table141.B2" office:value-type="string">
            <text:p text:style-name="P16"><text:change-start text:change-id="ct253619520"/>Result<text:change-end text:change-id="ct25361952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361962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3619728"/>[a_numeric] <text:alphabetical-index-mark-start text:id="IMark100998196"/>.angle<text:alphabetical-index-mark-end text:id="IMark100998196"/> [a_float]</text:h>
            <text:p text:style-name="Text_20_body">Routing:<text:change-end text:change-id="ct253619728"/> TOS<text:change-start text:change-id="ct253619832"/></text:p>
            <text:p text:style-name="P1"><text:change-end text:change-id="ct25361983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6"><text:change-start text:change-id="ct253619936"/>Code<text:change-end text:change-id="ct253619936"/></text:p>
          </table:table-cell>
          <table:table-cell table:style-name="Table142.B2" office:value-type="string">
            <text:p text:style-name="P16"><text:change-start text:change-id="ct253620040"/>Result<text:change-end text:change-id="ct25362004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362014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53620248"/>[a_numeric] <text:alphabetical-index-mark-start text:id="IMark100998196"/>.asin<text:alphabetical-index-mark-end text:id="IMark100998196"/> [a_<text:change-end text:change-id="ct253620248"/>float<text:change-start text:change-id="ct253620352"/>]</text:h>
            <text:p text:style-name="Text_20_body">Routing:<text:change-end text:change-id="ct253620352"/> TOS<text:change-start text:change-id="ct253620456"/></text:p>
            <text:p text:style-name="P1"><text:change-end text:change-id="ct253620456"/>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6"><text:change-start text:change-id="ct253620560"/>Code<text:change-end text:change-id="ct253620560"/></text:p>
          </table:table-cell>
          <table:table-cell table:style-name="Table143.B2" office:value-type="string">
            <text:p text:style-name="P16"><text:change-start text:change-id="ct253620664"/>Result<text:change-end text:change-id="ct25362066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362076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53620872"/>[a_numeric] <text:alphabetical-index-mark-start text:id="IMark100998196"/>.asinh<text:alphabetical-index-mark-end text:id="IMark100998196"/> [a_<text:change-end text:change-id="ct253620872"/>float<text:change-start text:change-id="ct253620976"/>]</text:h>
            <text:p text:style-name="Text_20_body">Routing:<text:change-end text:change-id="ct253620976"/> TOS<text:change-start text:change-id="ct253621080"/></text:p>
            <text:p text:style-name="P1"><text:change-end text:change-id="ct253621080"/>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6"><text:change-start text:change-id="ct253621184"/>Code<text:change-end text:change-id="ct253621184"/></text:p>
          </table:table-cell>
          <table:table-cell table:style-name="Table144.B2" office:value-type="string">
            <text:p text:style-name="P16"><text:change-start text:change-id="ct253621328"/>Result<text:change-end text:change-id="ct2536213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362143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3621536"/>[a_numeric] <text:alphabetical-index-mark-start text:id="IMark100998196"/>.atan<text:alphabetical-index-mark-end text:id="IMark100998196"/> [a_<text:change-end text:change-id="ct253621536"/>float<text:change-start text:change-id="ct253621640"/>]</text:h>
            <text:p text:style-name="Text_20_body">Routing:<text:change-end text:change-id="ct253621640"/> TOS<text:change-start text:change-id="ct253621744"/></text:p>
            <text:p text:style-name="P1"><text:change-end text:change-id="ct253621744"/>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6"><text:change-start text:change-id="ct253621848"/>Code<text:change-end text:change-id="ct253621848"/></text:p>
          </table:table-cell>
          <table:table-cell table:style-name="Table145.B2" office:value-type="string">
            <text:p text:style-name="P16"><text:change-start text:change-id="ct253621952"/>Result<text:change-end text:change-id="ct25362195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362205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53622160"/>[a_numeric a_numeric] <text:alphabetical-index-mark-start text:id="IMark100998196"/>.atan2<text:alphabetical-index-mark-end text:id="IMark100998196"/> [a_<text:change-end text:change-id="ct253622160"/>float<text:change-start text:change-id="ct253622264"/>]</text:h>
            <text:p text:style-name="Text_20_body">Routing:<text:change-end text:change-id="ct253622264"/> TOS<text:change-start text:change-id="ct253622368"/></text:p>
            <text:p text:style-name="P1"><text:change-end text:change-id="ct25362236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6"><text:change-start text:change-id="ct253622472"/>Code<text:change-end text:change-id="ct253622472"/></text:p>
          </table:table-cell>
          <table:table-cell table:style-name="Table146.B2" office:value-type="string">
            <text:p text:style-name="P16"><text:change-start text:change-id="ct253622576"/>Result<text:change-end text:change-id="ct25362257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3622784"/><text:change text:change-id="ct25362268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53622888"/>[a_numeric] <text:alphabetical-index-mark-start text:id="IMark100998196"/>.atanh<text:alphabetical-index-mark-end text:id="IMark100998196"/> [a_<text:change-end text:change-id="ct253622888"/>float<text:change-start text:change-id="ct253622992"/>]</text:h>
            <text:p text:style-name="Text_20_body">Routing:<text:change-end text:change-id="ct253622992"/> TOS<text:change-start text:change-id="ct253623096"/></text:p>
            <text:p text:style-name="P1"><text:change-end text:change-id="ct253623096"/>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6"><text:change-start text:change-id="ct253623200"/>Code<text:change-end text:change-id="ct253623200"/></text:p>
          </table:table-cell>
          <table:table-cell table:style-name="Table147.B2" office:value-type="string">
            <text:p text:style-name="P16"><text:change-start text:change-id="ct253623304"/>Result<text:change-end text:change-id="ct25362330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362340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3623512"/>[a_numeric a_numeric] <text:alphabetical-index-mark-start text:id="IMark100998196"/>.c2p<text:alphabetical-index-mark-end text:id="IMark100998196"/> [a_<text:change-end text:change-id="ct253623512"/>float<text:change-start text:change-id="ct253623616"/> a_<text:change-end text:change-id="ct253623616"/>float<text:change-start text:change-id="ct253623720"/>]</text:h>
            <text:p text:style-name="Text_20_body">Routing: TOS</text:p>
            <text:p text:style-name="P1"><text:change-end text:change-id="ct25362372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6"><text:change-start text:change-id="ct253623824"/>Code<text:change-end text:change-id="ct253623824"/></text:p>
          </table:table-cell>
          <table:table-cell table:style-name="Table148.B2" office:value-type="string">
            <text:p text:style-name="P16"><text:change-start text:change-id="ct253623928"/>Result<text:change-end text:change-id="ct25362392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3624136"/><text:change text:change-id="ct25362403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53624240"/>[a_numeric] <text:alphabetical-index-mark-start text:id="IMark100998196"/>.cbrt<text:alphabetical-index-mark-end text:id="IMark100998196"/> [a_<text:change-end text:change-id="ct253624240"/>float<text:change-start text:change-id="ct253624344"/>]</text:h>
            <text:p text:style-name="Text_20_body">Routing:<text:change-end text:change-id="ct253624344"/> TOS<text:change-start text:change-id="ct253624448"/></text:p>
            <text:p text:style-name="P1"><text:change-end text:change-id="ct253624448"/>This method computes the cube root (X<text:span text:style-name="T11">1/3</text:span>) of the value.</text:p>
          </table:table-cell>
          <table:covered-table-cell/>
        </table:table-row>
        <table:table-row table:style-name="Table149.1">
          <table:table-cell table:style-name="Table149.A2" office:value-type="string">
            <text:p text:style-name="P16"><text:change-start text:change-id="ct253624552"/>Code<text:change-end text:change-id="ct253624552"/></text:p>
          </table:table-cell>
          <table:table-cell table:style-name="Table149.B2" office:value-type="string">
            <text:p text:style-name="P16"><text:change-start text:change-id="ct253624656"/>Result<text:change-end text:change-id="ct25362465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362476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3624864"/>[a_numeric] <text:alphabetical-index-mark-start text:id="IMark100998196"/>.ceil<text:alphabetical-index-mark-end text:id="IMark100998196"/> [a<text:change-end text:change-id="ct253624864"/>n<text:change-start text:change-id="ct253624968"/>_<text:change-end text:change-id="ct253624968"/>integer<text:change-start text:change-id="ct253625072"/>]</text:h>
            <text:p text:style-name="Text_20_body">Routing:<text:change-end text:change-id="ct253625072"/> TOS<text:change-start text:change-id="ct253625176"/></text:p>
            <text:p text:style-name="P1"><text:change-end text:change-id="ct253625176"/>This method computes the smallest integer that is greater than or equal to the argument.</text:p>
          </table:table-cell>
          <table:covered-table-cell/>
        </table:table-row>
        <table:table-row table:style-name="Table150.1">
          <table:table-cell table:style-name="Table150.A2" office:value-type="string">
            <text:p text:style-name="P16"><text:change-start text:change-id="ct253625280"/>Code<text:change-end text:change-id="ct253625280"/></text:p>
          </table:table-cell>
          <table:table-cell table:style-name="Table150.B2" office:value-type="string">
            <text:p text:style-name="P16"><text:change-start text:change-id="ct253625424"/>Result<text:change-end text:change-id="ct2536254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362552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53625632"/>[a_numeric] <text:alphabetical-index-mark-start text:id="IMark100998196"/>.conjugate<text:alphabetical-index-mark-end text:id="IMark100998196"/> [a_numeric]</text:h>
            <text:p text:style-name="Text_20_body">Routing:<text:change-end text:change-id="ct253625632"/> TOS<text:change-start text:change-id="ct253625736"/></text:p>
            <text:p text:style-name="P1"><text:change-end text:change-id="ct253625736"/>This method computes the complex conjugate of the argument. For non-complex data, this has no effect.</text:p>
          </table:table-cell>
          <table:covered-table-cell/>
        </table:table-row>
        <table:table-row table:style-name="Table151.1">
          <table:table-cell table:style-name="Table151.A2" office:value-type="string">
            <text:p text:style-name="P16"><text:change-start text:change-id="ct253625840"/>Code<text:change-end text:change-id="ct253625840"/></text:p>
          </table:table-cell>
          <table:table-cell table:style-name="Table151.B2" office:value-type="string">
            <text:p text:style-name="P16"><text:change-start text:change-id="ct253625944"/>Result<text:change-end text:change-id="ct25362594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362604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3626152"/>[a_numeric] <text:alphabetical-index-mark-start text:id="IMark100998196"/>.cos<text:alphabetical-index-mark-end text:id="IMark100998196"/> [a_<text:change-end text:change-id="ct253626152"/>float<text:change-start text:change-id="ct253626256"/>]</text:h>
            <text:p text:style-name="Text_20_body">Routing:<text:change-end text:change-id="ct253626256"/> TOS<text:change-start text:change-id="ct253626360"/></text:p>
            <text:p text:style-name="P1"><text:change-end text:change-id="ct25362636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6"><text:change-start text:change-id="ct253626464"/>Code<text:change-end text:change-id="ct253626464"/></text:p>
          </table:table-cell>
          <table:table-cell table:style-name="Table152.B2" office:value-type="string">
            <text:p text:style-name="P16"><text:change-start text:change-id="ct253626568"/>Result<text:change-end text:change-id="ct25362656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3626776"/><text:change text:change-id="ct25362667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53626880"/>[a_numeric] <text:alphabetical-index-mark-start text:id="IMark100998196"/>.cosh<text:alphabetical-index-mark-end text:id="IMark100998196"/> [a_<text:change-end text:change-id="ct253626880"/>float<text:change-start text:change-id="ct253626984"/>]</text:h>
            <text:p text:style-name="Text_20_body">Routing:<text:change-end text:change-id="ct253626984"/> TOS<text:change-start text:change-id="ct253627088"/></text:p>
            <text:p text:style-name="P1"><text:change-end text:change-id="ct25362708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6"><text:change-start text:change-id="ct253627192"/>Code<text:change-end text:change-id="ct253627192"/></text:p>
          </table:table-cell>
          <table:table-cell table:style-name="Table153.B2" office:value-type="string">
            <text:p text:style-name="P16"><text:change-start text:change-id="ct253627296"/>Result<text:change-end text:change-id="ct25362729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362740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3627504"/>[a_numeric] <text:alphabetical-index-mark-start text:id="IMark100998196"/>.cube<text:alphabetical-index-mark-end text:id="IMark100998196"/> [a_numeric]</text:h>
            <text:p text:style-name="Text_20_body">Routing:<text:change-end text:change-id="ct253627504"/> TOS<text:change-start text:change-id="ct253627608"/></text:p>
            <text:p text:style-name="P1"><text:change-end text:change-id="ct253627608"/>This method computes the cube (X<text:span text:style-name="T11">3</text:span>) of the number.</text:p>
          </table:table-cell>
          <table:covered-table-cell/>
        </table:table-row>
        <table:table-row table:style-name="Table154.1">
          <table:table-cell table:style-name="Table154.A2" office:value-type="string">
            <text:p text:style-name="P16"><text:change-start text:change-id="ct253627712"/>Code<text:change-end text:change-id="ct253627712"/></text:p>
          </table:table-cell>
          <table:table-cell table:style-name="Table154.B2" office:value-type="string">
            <text:p text:style-name="P16"><text:change-start text:change-id="ct253627816"/>Result<text:change-end text:change-id="ct2536278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36279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53628024"/>[a_numeric] <text:alphabetical-index-mark-start text:id="IMark100998196"/>.d2r<text:alphabetical-index-mark-end text:id="IMark100998196"/> [a_<text:change-end text:change-id="ct253628024"/>float<text:change-start text:change-id="ct253628128"/>]</text:h>
            <text:p text:style-name="Text_20_body">Routing:<text:change-end text:change-id="ct253628128"/> TOS<text:change-start text:change-id="ct253628232"/></text:p>
            <text:p text:style-name="P1"><text:change-end text:change-id="ct253628232"/>This method converts the argument number from degrees to radians.</text:p>
          </table:table-cell>
          <table:covered-table-cell/>
        </table:table-row>
        <table:table-row table:style-name="Table155.1">
          <table:table-cell table:style-name="Table155.A2" office:value-type="string">
            <text:p text:style-name="P16"><text:change-start text:change-id="ct253628336"/>Code<text:change-end text:change-id="ct253628336"/></text:p>
          </table:table-cell>
          <table:table-cell table:style-name="Table155.B2" office:value-type="string">
            <text:p text:style-name="P16"><text:change-start text:change-id="ct253628440"/>Result<text:change-end text:change-id="ct2536284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362854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3628648"/>[a_numeric] <text:alphabetical-index-mark-start text:id="IMark100998196"/>.denominator<text:alphabetical-index-mark-end text:id="IMark100998196"/> [a<text:change-end text:change-id="ct253628648"/>n<text:change-start text:change-id="ct253628752"/>_<text:change-end text:change-id="ct253628752"/>integer<text:change-start text:change-id="ct253628856"/>]</text:h>
            <text:p text:style-name="Text_20_body">Routing:<text:change-end text:change-id="ct253628856"/> TOS<text:change-start text:change-id="ct253628960"/></text:p>
            <text:p text:style-name="P1"><text:change-end text:change-id="ct25362896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6"><text:change-start text:change-id="ct253629064"/>Code<text:change-end text:change-id="ct253629064"/></text:p>
          </table:table-cell>
          <table:table-cell table:style-name="Table156.B2" office:value-type="string">
            <text:p text:style-name="P16"><text:change-start text:change-id="ct253629168"/>Result<text:change-end text:change-id="ct25362916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362927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3629376"/>[a_numeric] <text:alphabetical-index-mark-start text:id="IMark100998196"/>.e**<text:alphabetical-index-mark-end text:id="IMark100998196"/> [a_<text:change-end text:change-id="ct253629376"/>float<text:change-start text:change-id="ct253645904"/>]</text:h>
            <text:p text:style-name="Text_20_body">Routing:<text:change-end text:change-id="ct253645904"/> TOS<text:change-start text:change-id="ct253646008"/></text:p>
            <text:p text:style-name="P1"><text:change-end text:change-id="ct253646008"/>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6"><text:change-start text:change-id="ct253646112"/>Code<text:change-end text:change-id="ct253646112"/></text:p>
          </table:table-cell>
          <table:table-cell table:style-name="Table157.B2" office:value-type="string">
            <text:p text:style-name="P16"><text:change-start text:change-id="ct253646216"/>Result<text:change-end text:change-id="ct253646216"/></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3646320"/></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3646424"/>[a_numeric] <text:alphabetical-index-mark-start text:id="IMark100998196"/>.emit<text:alphabetical-index-mark-end text:id="IMark100998196"/> []</text:h>
            <text:p text:style-name="Text_20_body">Routing:<text:change-end text:change-id="ct253646424"/> TOS<text:change-start text:change-id="ct253646528"/></text:p>
            <text:p text:style-name="P1"><text:change-end text:change-id="ct253646528"/>This method emits a character with the code of numeric argument.</text:p>
          </table:table-cell>
          <table:covered-table-cell/>
        </table:table-row>
        <table:table-row table:style-name="Table158.1">
          <table:table-cell table:style-name="Table158.A2" office:value-type="string">
            <text:p text:style-name="P16"><text:change-start text:change-id="ct253646632"/>Code<text:change-end text:change-id="ct253646632"/></text:p>
          </table:table-cell>
          <table:table-cell table:style-name="Table158.B2" office:value-type="string">
            <text:p text:style-name="P16"><text:change-start text:change-id="ct253646736"/>Result<text:change-end text:change-id="ct253646736"/></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3646944"/><text:change text:change-id="ct253646840"/></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53647048"/>[a_numeric] <text:alphabetical-index-mark-start text:id="IMark100998196"/>.floor<text:alphabetical-index-mark-end text:id="IMark100998196"/> [a<text:change-end text:change-id="ct253647048"/>n<text:change-start text:change-id="ct253647152"/>_<text:change-end text:change-id="ct253647152"/>integer<text:change-start text:change-id="ct253647256"/>]</text:h>
            <text:p text:style-name="Text_20_body">Routing:<text:change-end text:change-id="ct253647256"/> TOS<text:change-start text:change-id="ct253647360"/></text:p>
            <text:p text:style-name="P1"><text:change-end text:change-id="ct253647360"/>This method computes the largest integer that is less than or equal to the argument.</text:p>
          </table:table-cell>
          <table:covered-table-cell/>
        </table:table-row>
        <table:table-row table:style-name="Table159.1">
          <table:table-cell table:style-name="Table159.A2" office:value-type="string">
            <text:p text:style-name="P16"><text:change-start text:change-id="ct253647464"/>Code<text:change-end text:change-id="ct253647464"/></text:p>
          </table:table-cell>
          <table:table-cell table:style-name="Table159.B2" office:value-type="string">
            <text:p text:style-name="P16"><text:change-start text:change-id="ct253647568"/>Result<text:change-end text:change-id="ct253647568"/></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3647672"/></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3647776"/>[a_numeric a_numeric] <text:alphabetical-index-mark-start text:id="IMark100998196"/>.hypot<text:alphabetical-index-mark-end text:id="IMark100998196"/> [a_<text:change-end text:change-id="ct253647776"/>float<text:change-start text:change-id="ct253647880"/>]</text:h>
            <text:p text:style-name="Text_20_body">Routing:<text:change-end text:change-id="ct253647880"/> TOS<text:change-start text:change-id="ct253647984"/></text:p>
            <text:p text:style-name="P1"><text:change-end text:change-id="ct253647984"/>Given two lengths, this method computes the length of the hypotenuse. </text:p>
          </table:table-cell>
          <table:covered-table-cell/>
        </table:table-row>
        <table:table-row table:style-name="Table160.1">
          <table:table-cell table:style-name="Table160.A2" office:value-type="string">
            <text:p text:style-name="P16"><text:change-start text:change-id="ct253648088"/>Code<text:change-end text:change-id="ct253648088"/></text:p>
          </table:table-cell>
          <table:table-cell table:style-name="Table160.B2" office:value-type="string">
            <text:p text:style-name="P16"><text:change-start text:change-id="ct253648192"/>Result<text:change-end text:change-id="ct253648192"/></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3648296"/></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53648400"/>[a_numeric] <text:alphabetical-index-mark-start text:id="IMark100998196"/>.imaginary<text:alphabetical-index-mark-end text:id="IMark100998196"/> [a_numeric]</text:h>
            <text:p text:style-name="Text_20_body">Routing:<text:change-end text:change-id="ct253648400"/> TOS<text:change-start text:change-id="ct253648504"/></text:p>
            <text:p text:style-name="P1"><text:change-end text:change-id="ct253648504"/>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6"><text:change-start text:change-id="ct253648608"/>Code<text:change-end text:change-id="ct253648608"/></text:p>
          </table:table-cell>
          <table:table-cell table:style-name="Table161.B2" office:value-type="string">
            <text:p text:style-name="P16"><text:change-start text:change-id="ct253648712"/>Result<text:change-end text:change-id="ct25364871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3648816"/></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3648920"/>[a_numeric] <text:alphabetical-index-mark-start text:id="IMark100998196"/>.ln<text:alphabetical-index-mark-end text:id="IMark100998196"/> [a_<text:change-end text:change-id="ct253648920"/>float<text:change-start text:change-id="ct253649024"/>]</text:h>
            <text:p text:style-name="Text_20_body">Routing:<text:change-end text:change-id="ct253649024"/> TOS<text:change-start text:change-id="ct253649128"/></text:p>
            <text:p text:style-name="P1"><text:change-end text:change-id="ct253649128"/>This method computes the natural logarithm (log<text:span text:style-name="T6">e</text:span>) of the given value.</text:p>
          </table:table-cell>
          <table:covered-table-cell/>
        </table:table-row>
        <table:table-row table:style-name="Table162.1">
          <table:table-cell table:style-name="Table162.A2" office:value-type="string">
            <text:p text:style-name="P16"><text:change-start text:change-id="ct253649232"/>Code<text:change-end text:change-id="ct253649232"/></text:p>
          </table:table-cell>
          <table:table-cell table:style-name="Table162.B2" office:value-type="string">
            <text:p text:style-name="P16"><text:change-start text:change-id="ct253649336"/>Result<text:change-end text:change-id="ct253649336"/></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3649440"/></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53649544"/>[a_numeric] <text:alphabetical-index-mark-start text:id="IMark100998196"/>.log10<text:alphabetical-index-mark-end text:id="IMark100998196"/> [a_<text:change-end text:change-id="ct253649544"/>float<text:change-start text:change-id="ct253649648"/>]</text:h>
            <text:p text:style-name="Text_20_body">Routing:<text:change-end text:change-id="ct253649648"/> TOS<text:change-start text:change-id="ct253649752"/></text:p>
            <text:p text:style-name="P1"><text:change-end text:change-id="ct253649752"/>This method computes the base 10 logarithm (log<text:span text:style-name="T6">10</text:span>) of the given value.</text:p>
          </table:table-cell>
          <table:covered-table-cell/>
        </table:table-row>
        <table:table-row table:style-name="Table163.1">
          <table:table-cell table:style-name="Table163.A2" office:value-type="string">
            <text:p text:style-name="P16"><text:change-start text:change-id="ct253649856"/>Code<text:change-end text:change-id="ct253649856"/></text:p>
          </table:table-cell>
          <table:table-cell table:style-name="Table163.B2" office:value-type="string">
            <text:p text:style-name="P16"><text:change-start text:change-id="ct253650000"/>Result<text:change-end text:change-id="ct253650000"/></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3650104"/></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53650208"/>[a_numeric] <text:alphabetical-index-mark-start text:id="IMark100998196"/>.log2<text:alphabetical-index-mark-end text:id="IMark100998196"/> [a_<text:change-end text:change-id="ct253650208"/>float<text:change-start text:change-id="ct253650312"/>]</text:h>
            <text:p text:style-name="Text_20_body">Routing:<text:change-end text:change-id="ct253650312"/> TOS<text:change-start text:change-id="ct253650416"/></text:p>
            <text:p text:style-name="P1"><text:change-end text:change-id="ct253650416"/>This method computes the base 2 logarithm (log<text:span text:style-name="T6">2</text:span>) of the given value.</text:p>
          </table:table-cell>
          <table:covered-table-cell/>
        </table:table-row>
        <table:table-row table:style-name="Table164.1">
          <table:table-cell table:style-name="Table164.A2" office:value-type="string">
            <text:p text:style-name="P16"><text:change-start text:change-id="ct253650520"/>Code<text:change-end text:change-id="ct253650520"/></text:p>
          </table:table-cell>
          <table:table-cell table:style-name="Table164.B2" office:value-type="string">
            <text:p text:style-name="P16"><text:change-start text:change-id="ct253650624"/>Result<text:change-end text:change-id="ct253650624"/></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3650728"/></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3650832"/>[a_numeric] <text:alphabetical-index-mark-start text:id="IMark100998196"/>.magnitude<text:alphabetical-index-mark-end text:id="IMark100998196"/> [a_numeric]</text:h>
            <text:p text:style-name="Text_20_body">Routing:<text:change-end text:change-id="ct253650832"/> TOS<text:change-start text:change-id="ct253650936"/></text:p>
            <text:p text:style-name="P1"><text:change-end text:change-id="ct253650936"/>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6"><text:change-start text:change-id="ct253651040"/>Code<text:change-end text:change-id="ct253651040"/></text:p>
          </table:table-cell>
          <table:table-cell table:style-name="Table165.B2" office:value-type="string">
            <text:p text:style-name="P16"><text:change-start text:change-id="ct253651144"/>Result<text:change-end text:change-id="ct253651144"/></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3651248"/></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53651352"/>[a_numeric] <text:alphabetical-index-mark-start text:id="IMark100998196"/>.numerator<text:alphabetical-index-mark-end text:id="IMark100998196"/> [a_numeric]</text:h>
            <text:p text:style-name="Text_20_body">Routing:<text:change-end text:change-id="ct253651352"/> TOS<text:change-start text:change-id="ct253651456"/></text:p>
            <text:p text:style-name="P1"><text:change-end text:change-id="ct253651456"/>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6"><text:change-start text:change-id="ct253651560"/>Code<text:change-end text:change-id="ct253651560"/></text:p>
          </table:table-cell>
          <table:table-cell table:style-name="Table166.B2" office:value-type="string">
            <text:p text:style-name="P16"><text:change-start text:change-id="ct253651664"/>Result<text:change-end text:change-id="ct253651664"/></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3651872"/><text:change text:change-id="ct253651768"/></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53651976"/>[a_numeric a_numeric] <text:alphabetical-index-mark-start text:id="IMark100998196"/>.p2c<text:alphabetical-index-mark-end text:id="IMark100998196"/> [a_<text:change-end text:change-id="ct253651976"/>float<text:change-start text:change-id="ct253652080"/> a_<text:change-end text:change-id="ct253652080"/>float<text:change-start text:change-id="ct253652184"/>]</text:h>
            <text:p text:style-name="Text_20_body">Routing:<text:change-end text:change-id="ct253652184"/> TOS<text:change-start text:change-id="ct253652288"/></text:p>
            <text:p text:style-name="P1"><text:change-end text:change-id="ct253652288"/>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6"><text:change-start text:change-id="ct253652392"/>Code<text:change-end text:change-id="ct253652392"/></text:p>
          </table:table-cell>
          <table:table-cell table:style-name="Table167.B2" office:value-type="string">
            <text:p text:style-name="P16"><text:change-start text:change-id="ct253652496"/>Result<text:change-end text:change-id="ct253652496"/></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3652600"/></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3652704"/>[a_numeric] <text:alphabetical-index-mark-start text:id="IMark100998196"/>.polar<text:alphabetical-index-mark-end text:id="IMark100998196"/> [a_<text:change-end text:change-id="ct253652704"/>float<text:change-start text:change-id="ct253652808"/> a_<text:change-end text:change-id="ct253652808"/>float<text:change-start text:change-id="ct253652912"/>]</text:h>
            <text:p text:style-name="Text_20_body">Routing:<text:change-end text:change-id="ct253652912"/> TOS<text:change-start text:change-id="ct253653016"/></text:p>
            <text:p text:style-name="P1"><text:change-end text:change-id="ct253653016"/>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6"><text:change-start text:change-id="ct253653120"/>Code<text:change-end text:change-id="ct253653120"/></text:p>
          </table:table-cell>
          <table:table-cell table:style-name="Table168.B2" office:value-type="string">
            <text:p text:style-name="P16"><text:change-start text:change-id="ct253653224"/>Result<text:change-end text:change-id="ct253653224"/></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3653328"/></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53653432"/>[a_numeric] <text:alphabetical-index-mark-start text:id="IMark100998196"/>.r2d<text:alphabetical-index-mark-end text:id="IMark100998196"/> [a_<text:change-end text:change-id="ct253653432"/>float<text:change-start text:change-id="ct253653536"/>]</text:h>
            <text:p text:style-name="Text_20_body">Routing:<text:change-end text:change-id="ct253653536"/> TOS<text:change-start text:change-id="ct253653640"/></text:p>
            <text:p text:style-name="P1"><text:change-end text:change-id="ct253653640"/>Convert a angle value from radians to degrees.</text:p>
          </table:table-cell>
          <table:covered-table-cell/>
        </table:table-row>
        <table:table-row table:style-name="Table169.1">
          <table:table-cell table:style-name="Table169.A2" office:value-type="string">
            <text:p text:style-name="P16"><text:change-start text:change-id="ct253653744"/>Code<text:change-end text:change-id="ct253653744"/></text:p>
          </table:table-cell>
          <table:table-cell table:style-name="Table169.B2" office:value-type="string">
            <text:p text:style-name="P16"><text:change-start text:change-id="ct253653848"/>Result<text:change-end text:change-id="ct253653848"/></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3653952"/></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3723640"/>[a_numeric] <text:alphabetical-index-mark-start text:id="IMark100998196"/>.real<text:alphabetical-index-mark-end text:id="IMark100998196"/> [a_numeric]</text:h>
            <text:p text:style-name="Text_20_body">Routing:<text:change-end text:change-id="ct253723640"/> TOS<text:change-start text:change-id="ct253723744"/></text:p>
            <text:p text:style-name="P1"><text:change-end text:change-id="ct25372374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6"><text:change-start text:change-id="ct253723848"/>Code<text:change-end text:change-id="ct253723848"/></text:p>
          </table:table-cell>
          <table:table-cell table:style-name="Table170.B2" office:value-type="string">
            <text:p text:style-name="P16"><text:change-start text:change-id="ct253723952"/>Result<text:change-end text:change-id="ct25372395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3724056"/><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3724160"/>[a_numeric] <text:alphabetical-index-mark-start text:id="IMark100998196"/>.round<text:alphabetical-index-mark-end text:id="IMark100998196"/> [a<text:change-end text:change-id="ct253724160"/>n<text:change-start text:change-id="ct253724264"/>_<text:change-end text:change-id="ct253724264"/>integer<text:change-start text:change-id="ct253724368"/>]</text:h>
            <text:p text:style-name="Text_20_body">Routing:<text:change-end text:change-id="ct253724368"/> TOS<text:change-start text:change-id="ct253724472"/></text:p>
            <text:p text:style-name="P1"><text:change-end text:change-id="ct253724472"/>This method rounds the argument number to the nearest integer.</text:p>
          </table:table-cell>
          <table:covered-table-cell/>
        </table:table-row>
        <table:table-row table:style-name="Table171.1">
          <table:table-cell table:style-name="Table171.A2" office:value-type="string">
            <text:p text:style-name="P16"><text:change-start text:change-id="ct253724576"/>Code<text:change-end text:change-id="ct253724576"/></text:p>
          </table:table-cell>
          <table:table-cell table:style-name="Table171.B2" office:value-type="string">
            <text:p text:style-name="P16"><text:change-start text:change-id="ct253724680"/>Result<text:change-end text:change-id="ct25372468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372478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3724888"/>[a_numeric] <text:alphabetical-index-mark-start text:id="IMark100998196"/>.sin<text:alphabetical-index-mark-end text:id="IMark100998196"/> [a_<text:change-end text:change-id="ct253724888"/>float<text:change-start text:change-id="ct253724992"/>]</text:h>
            <text:p text:style-name="Text_20_body">Routing:<text:change-end text:change-id="ct253724992"/> TOS<text:change-start text:change-id="ct253725096"/></text:p>
            <text:p text:style-name="P1"><text:change-end text:change-id="ct253725096"/>This method computes the sine of the argument angle in radians.</text:p>
          </table:table-cell>
          <table:covered-table-cell/>
        </table:table-row>
        <table:table-row table:style-name="Table172.1">
          <table:table-cell table:style-name="Table172.A2" office:value-type="string">
            <text:p text:style-name="P16"><text:change-start text:change-id="ct253725200"/>Code<text:change-end text:change-id="ct253725200"/></text:p>
          </table:table-cell>
          <table:table-cell table:style-name="Table172.B2" office:value-type="string">
            <text:p text:style-name="P16"><text:change-start text:change-id="ct253725304"/>Result<text:change-end text:change-id="ct25372530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372540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3725512"/>[a_numeric] <text:alphabetical-index-mark-start text:id="IMark100998196"/>.sinh<text:alphabetical-index-mark-end text:id="IMark100998196"/> [a_<text:change-end text:change-id="ct253725512"/>float<text:change-start text:change-id="ct253725616"/>]</text:h>
            <text:p text:style-name="Text_20_body">Routing:<text:change-end text:change-id="ct253725616"/> TOS<text:change-start text:change-id="ct253725720"/></text:p>
            <text:p text:style-name="P1"><text:change-end text:change-id="ct253725720"/>This method computes the hyperbolic-sine of the argument angle in radians.</text:p>
          </table:table-cell>
          <table:covered-table-cell/>
        </table:table-row>
        <table:table-row table:style-name="Table173.1">
          <table:table-cell table:style-name="Table173.A2" office:value-type="string">
            <text:p text:style-name="P16"><text:change-start text:change-id="ct253725824"/>Code<text:change-end text:change-id="ct253725824"/></text:p>
          </table:table-cell>
          <table:table-cell table:style-name="Table173.B2" office:value-type="string">
            <text:p text:style-name="P16"><text:change-start text:change-id="ct253725928"/>Result<text:change-end text:change-id="ct25372592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3726032"/></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53726136"/>[a_numeric] <text:alphabetical-index-mark-start text:id="IMark100998196"/>.sleep<text:alphabetical-index-mark-end text:id="IMark100998196"/> []</text:h>
            <text:p text:style-name="Text_20_body">Routing:<text:change-end text:change-id="ct253726136"/> TOS<text:change-start text:change-id="ct253726240"/></text:p>
            <text:p text:style-name="P1"><text:change-end text:change-id="ct253726240"/>This method will pause the current thread for the specified number (or fraction of) seconds.</text:p>
          </table:table-cell>
          <table:covered-table-cell/>
        </table:table-row>
        <table:table-row table:style-name="Table174.1">
          <table:table-cell table:style-name="Table174.A2" office:value-type="string">
            <text:p text:style-name="P16"><text:change-start text:change-id="ct253726344"/>Code<text:change-end text:change-id="ct253726344"/></text:p>
          </table:table-cell>
          <table:table-cell table:style-name="Table174.B2" office:value-type="string">
            <text:p text:style-name="P16"><text:change-start text:change-id="ct253726448"/>Result<text:change-end text:change-id="ct253726448"/></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3726552"/></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3726656"/>[a_numeric] <text:alphabetical-index-mark-start text:id="IMark100998196"/>.sqr<text:alphabetical-index-mark-end text:id="IMark100998196"/> [a_numeric]</text:h>
            <text:p text:style-name="Text_20_body">Routing:<text:change-end text:change-id="ct253726656"/> TOS<text:change-start text:change-id="ct253726760"/></text:p>
            <text:p text:style-name="P1"><text:change-end text:change-id="ct253726760"/>This method computes the square of the argument value.</text:p>
          </table:table-cell>
          <table:covered-table-cell/>
        </table:table-row>
        <table:table-row table:style-name="Table175.1">
          <table:table-cell table:style-name="Table175.A2" office:value-type="string">
            <text:p text:style-name="P16"><text:change-start text:change-id="ct253726864"/>Code<text:change-end text:change-id="ct253726864"/></text:p>
          </table:table-cell>
          <table:table-cell table:style-name="Table175.B2" office:value-type="string">
            <text:p text:style-name="P16"><text:change-start text:change-id="ct253726968"/>Result<text:change-end text:change-id="ct2537269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372707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53727176"/>[a_numeric] <text:alphabetical-index-mark-start text:id="IMark100998196"/>.sqrt<text:alphabetical-index-mark-end text:id="IMark100998196"/> [a_<text:change-end text:change-id="ct253727176"/>float<text:change-start text:change-id="ct253727280"/>]</text:h>
            <text:p text:style-name="Text_20_body">Routing:<text:change-end text:change-id="ct253727280"/> TOS<text:change-start text:change-id="ct253727384"/></text:p>
            <text:p text:style-name="P1"><text:change-end text:change-id="ct253727384"/>This method computes the square root of the argument value.</text:p>
          </table:table-cell>
          <table:covered-table-cell/>
        </table:table-row>
        <table:table-row table:style-name="Table176.1">
          <table:table-cell table:style-name="Table176.A2" office:value-type="string">
            <text:p text:style-name="P16"><text:change-start text:change-id="ct253727488"/>Code<text:change-end text:change-id="ct253727488"/></text:p>
          </table:table-cell>
          <table:table-cell table:style-name="Table176.B2" office:value-type="string">
            <text:p text:style-name="P16"><text:change-start text:change-id="ct253727592"/>Result<text:change-end text:change-id="ct2537275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372773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3727840"/>[a_numeric] <text:alphabetical-index-mark-start text:id="IMark100998196"/>.tan<text:alphabetical-index-mark-end text:id="IMark100998196"/> [a_<text:change-end text:change-id="ct253727840"/>float<text:change-start text:change-id="ct253727944"/>]</text:h>
            <text:p text:style-name="Text_20_body">Routing:<text:change-end text:change-id="ct253727944"/> TOS<text:change-start text:change-id="ct253728048"/></text:p>
            <text:p text:style-name="P1"><text:change-end text:change-id="ct253728048"/>This method computes the tangent of the argument angle in radians.</text:p>
          </table:table-cell>
          <table:covered-table-cell/>
        </table:table-row>
        <table:table-row table:style-name="Table177.1">
          <table:table-cell table:style-name="Table177.A2" office:value-type="string">
            <text:p text:style-name="P16"><text:change-start text:change-id="ct253728152"/>Code<text:change-end text:change-id="ct253728152"/></text:p>
          </table:table-cell>
          <table:table-cell table:style-name="Table177.B2" office:value-type="string">
            <text:p text:style-name="P16"><text:change-start text:change-id="ct253728256"/>Result<text:change-end text:change-id="ct25372825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3728360"/></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53728464"/>[a_numeric] <text:alphabetical-index-mark-start text:id="IMark100998196"/>.tanh<text:alphabetical-index-mark-end text:id="IMark100998196"/> [a_<text:change-end text:change-id="ct253728464"/>float<text:change-start text:change-id="ct253728568"/>]</text:h>
            <text:p text:style-name="Text_20_body">Routing:<text:change-end text:change-id="ct253728568"/> TOS<text:change-start text:change-id="ct253728672"/></text:p>
            <text:p text:style-name="P1"><text:change-end text:change-id="ct253728672"/>This method computes the hyperbolic-tangent of the argument angle in radians.</text:p>
          </table:table-cell>
          <table:covered-table-cell/>
        </table:table-row>
        <table:table-row table:style-name="Table178.1">
          <table:table-cell table:style-name="Table178.A2" office:value-type="string">
            <text:p text:style-name="P16"><text:change-start text:change-id="ct253728776"/>Code<text:change-end text:change-id="ct253728776"/></text:p>
          </table:table-cell>
          <table:table-cell table:style-name="Table178.B2" office:value-type="string">
            <text:p text:style-name="P16"><text:change-start text:change-id="ct253728880"/>Result<text:change-end text:change-id="ct25372888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3728984"/></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53729088"/>[a_numeric a_numeric] <text:alphabetical-index-mark-start text:id="IMark100998196"/>/<text:alphabetical-index-mark-end text:id="IMark100998196"/> [a_numeric]</text:h>
            <text:p text:style-name="Text_20_body">Routing:<text:change-end text:change-id="ct253729088"/> NOS<text:change-start text:change-id="ct253729192"/></text:p>
            <text:p text:style-name="P1"><text:change-end text:change-id="ct253729192"/>This method implements the division operator.</text:p>
          </table:table-cell>
          <table:covered-table-cell/>
        </table:table-row>
        <table:table-row table:style-name="Table179.1">
          <table:table-cell table:style-name="Table179.A2" office:value-type="string">
            <text:p text:style-name="P16"><text:change-start text:change-id="ct253729296"/>Code<text:change-end text:change-id="ct253729296"/></text:p>
          </table:table-cell>
          <table:table-cell table:style-name="Table179.B2" office:value-type="string">
            <text:p text:style-name="P16"><text:change-start text:change-id="ct253729400"/>Result<text:change-end text:change-id="ct25372940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372950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3729608"/>[a_numeric] <text:alphabetical-index-mark-start text:id="IMark100998196"/>0&lt;<text:alphabetical-index-mark-end text:id="IMark100998196"/> [a_boolean]</text:h>
            <text:p text:style-name="Text_20_body">Routing:<text:change-end text:change-id="ct253729608"/> TOS<text:change-start text:change-id="ct253729712"/></text:p>
            <text:p text:style-name="P1"><text:change-end text:change-id="ct253729712"/>Is this number less than zero?</text:p>
          </table:table-cell>
          <table:covered-table-cell/>
        </table:table-row>
        <table:table-row table:style-name="Table180.1">
          <table:table-cell table:style-name="Table180.A2" office:value-type="string">
            <text:p text:style-name="P16"><text:change-start text:change-id="ct253729816"/>Code<text:change-end text:change-id="ct253729816"/></text:p>
          </table:table-cell>
          <table:table-cell table:style-name="Table180.B2" office:value-type="string">
            <text:p text:style-name="P16"><text:change-start text:change-id="ct253729920"/>Result<text:change-end text:change-id="ct25372992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3730024"/></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53730128"/>[a_numeric] <text:alphabetical-index-mark-start text:id="IMark100998196"/>0&lt;=<text:alphabetical-index-mark-end text:id="IMark100998196"/> [a_boolean]</text:h>
            <text:p text:style-name="Text_20_body">Routing:<text:change-end text:change-id="ct253730128"/> TOS<text:change-start text:change-id="ct253730232"/></text:p>
            <text:p text:style-name="P1"><text:change-end text:change-id="ct253730232"/>Is this number less than or equal to zero?</text:p>
          </table:table-cell>
          <table:covered-table-cell/>
        </table:table-row>
        <table:table-row table:style-name="Table181.1">
          <table:table-cell table:style-name="Table181.A2" office:value-type="string">
            <text:p text:style-name="P16"><text:change-start text:change-id="ct253730336"/>Code<text:change-end text:change-id="ct253730336"/></text:p>
          </table:table-cell>
          <table:table-cell table:style-name="Table181.B2" office:value-type="string">
            <text:p text:style-name="P16"><text:change-start text:change-id="ct253730440"/>Result<text:change-end text:change-id="ct25373044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3730544"/></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53730648"/>[a_numeric] <text:alphabetical-index-mark-start text:id="IMark100998196"/>0&lt;=&gt;<text:alphabetical-index-mark-end text:id="IMark100998196"/> [<text:change-end text:change-id="ct253730648"/>1, 0, or -1<text:change-start text:change-id="ct253730752"/>]</text:h>
            <text:p text:style-name="Text_20_body">Routing:<text:change-end text:change-id="ct253730752"/> TOS<text:change-start text:change-id="ct253730856"/></text:p>
            <text:p text:style-name="P1"><text:change-end text:change-id="ct253730856"/>Perform a “three outcome” comparison of the value with zero.</text:p>
          </table:table-cell>
          <table:covered-table-cell/>
        </table:table-row>
        <table:table-row table:style-name="Table182.1">
          <table:table-cell table:style-name="Table182.A2" office:value-type="string">
            <text:p text:style-name="P16"><text:change-start text:change-id="ct253730960"/>Code<text:change-end text:change-id="ct253730960"/></text:p>
          </table:table-cell>
          <table:table-cell table:style-name="Table182.B2" office:value-type="string">
            <text:p text:style-name="P16"><text:change-start text:change-id="ct253731064"/>Result<text:change-end text:change-id="ct253731064"/></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3731272"/><text:change text:change-id="ct253731168"/></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3731376"/>[a_numeric] <text:alphabetical-index-mark-start text:id="IMark100998196"/>0&lt;&gt; <text:alphabetical-index-mark-end text:id="IMark100998196"/>[a_boolean]</text:h>
            <text:p text:style-name="Text_20_body">Routing:<text:change-end text:change-id="ct253731376"/> TOS<text:change-start text:change-id="ct253731480"/></text:p>
            <text:p text:style-name="P1"><text:change-end text:change-id="ct253731480"/>Is the number not equal to zero?</text:p>
          </table:table-cell>
          <table:covered-table-cell/>
        </table:table-row>
        <table:table-row table:style-name="Table183.1">
          <table:table-cell table:style-name="Table183.A2" office:value-type="string">
            <text:p text:style-name="P16"><text:change-start text:change-id="ct253731584"/>Code<text:change-end text:change-id="ct253731584"/></text:p>
          </table:table-cell>
          <table:table-cell table:style-name="Table183.B2" office:value-type="string">
            <text:p text:style-name="P16"><text:change-start text:change-id="ct253731688"/>Result<text:change-end text:change-id="ct253731688"/></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3731832"/></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53731936"/>[a_numeric] <text:alphabetical-index-mark-start text:id="IMark100998196"/>0=<text:alphabetical-index-mark-end text:id="IMark100998196"/> [a_boolean]</text:h>
            <text:p text:style-name="Text_20_body">Routing:<text:change-end text:change-id="ct253731936"/> TOS<text:change-start text:change-id="ct253732040"/></text:p>
            <text:p text:style-name="P1"><text:change-end text:change-id="ct253732040"/>Is the number equal to zero?</text:p>
          </table:table-cell>
          <table:covered-table-cell/>
        </table:table-row>
        <table:table-row table:style-name="Table184.1">
          <table:table-cell table:style-name="Table184.A2" office:value-type="string">
            <text:p text:style-name="P16"><text:change-start text:change-id="ct253732144"/>Code<text:change-end text:change-id="ct253732144"/></text:p>
          </table:table-cell>
          <table:table-cell table:style-name="Table184.B2" office:value-type="string">
            <text:p text:style-name="P16"><text:change-start text:change-id="ct253732248"/>Result<text:change-end text:change-id="ct253732248"/></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3732352"/></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53732456"/>[a_numeric] <text:alphabetical-index-mark-start text:id="IMark100998196"/>0&gt;<text:alphabetical-index-mark-end text:id="IMark100998196"/> [a_boolean]</text:h>
            <text:p text:style-name="Text_20_body">Routing:<text:change-end text:change-id="ct253732456"/> TOS<text:change-start text:change-id="ct253732560"/></text:p>
            <text:p text:style-name="P1"><text:change-end text:change-id="ct253732560"/>Is the number greater than zero?</text:p>
          </table:table-cell>
          <table:covered-table-cell/>
        </table:table-row>
        <table:table-row table:style-name="Table185.1">
          <table:table-cell table:style-name="Table185.A2" office:value-type="string">
            <text:p text:style-name="P16"><text:change-start text:change-id="ct253732664"/>Code<text:change-end text:change-id="ct253732664"/></text:p>
          </table:table-cell>
          <table:table-cell table:style-name="Table185.B2" office:value-type="string">
            <text:p text:style-name="P16"><text:change-start text:change-id="ct253732768"/>Result<text:change-end text:change-id="ct253732768"/></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3732872"/></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3732976"/>[a_numeric] <text:alphabetical-index-mark-start text:id="IMark100998196"/>0&gt;=<text:alphabetical-index-mark-end text:id="IMark100998196"/> [a_boolean]</text:h>
            <text:p text:style-name="Text_20_body">Routing:<text:change-end text:change-id="ct253732976"/> TOS<text:change-start text:change-id="ct253733080"/></text:p>
            <text:p text:style-name="P1"><text:change-end text:change-id="ct253733080"/>Is the number greater than or equal to zero?</text:p>
          </table:table-cell>
          <table:covered-table-cell/>
        </table:table-row>
        <table:table-row table:style-name="Table186.1">
          <table:table-cell table:style-name="Table186.A2" office:value-type="string">
            <text:p text:style-name="P16"><text:change-start text:change-id="ct253733184"/>Code<text:change-end text:change-id="ct253733184"/></text:p>
          </table:table-cell>
          <table:table-cell table:style-name="Table186.B2" office:value-type="string">
            <text:p text:style-name="P16"><text:change-start text:change-id="ct253733288"/>Result<text:change-end text:change-id="ct253733288"/></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3733392"/></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53733496"/>[a_numeric] <text:alphabetical-index-mark-start text:id="IMark100998196"/>1+<text:alphabetical-index-mark-end text:id="IMark100998196"/> [a_numeric]</text:h>
            <text:p text:style-name="Text_20_body">Routing:<text:change-end text:change-id="ct253733496"/> TOS<text:change-start text:change-id="ct253733600"/></text:p>
            <text:p text:style-name="P1"><text:change-end text:change-id="ct253733600"/>Add one to the number</text:p>
          </table:table-cell>
          <table:covered-table-cell/>
        </table:table-row>
        <table:table-row table:style-name="Table187.1">
          <table:table-cell table:style-name="Table187.A2" office:value-type="string">
            <text:p text:style-name="P16"><text:change-start text:change-id="ct253733704"/>Code<text:change-end text:change-id="ct253733704"/></text:p>
          </table:table-cell>
          <table:table-cell table:style-name="Table187.B2" office:value-type="string">
            <text:p text:style-name="P16"><text:change-start text:change-id="ct253733808"/>Result<text:change-end text:change-id="ct253733808"/></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3733912"/></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3734016"/>[a_numeric] <text:alphabetical-index-mark-start text:id="IMark100998196"/>1-<text:alphabetical-index-mark-end text:id="IMark100998196"/> [a_numeric]</text:h>
            <text:p text:style-name="Text_20_body">Routing:<text:change-end text:change-id="ct253734016"/> TOS<text:change-start text:change-id="ct253734120"/></text:p>
            <text:p text:style-name="P1"><text:change-end text:change-id="ct253734120"/>Subtract ond from the number</text:p>
          </table:table-cell>
          <table:covered-table-cell/>
        </table:table-row>
        <table:table-row table:style-name="Table188.1">
          <table:table-cell table:style-name="Table188.A2" office:value-type="string">
            <text:p text:style-name="P16"><text:change-start text:change-id="ct253734224"/>Code<text:change-end text:change-id="ct253734224"/></text:p>
          </table:table-cell>
          <table:table-cell table:style-name="Table188.B2" office:value-type="string">
            <text:p text:style-name="P16"><text:change-start text:change-id="ct253734328"/>Result<text:change-end text:change-id="ct253734328"/></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3734432"/></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53734536"/>[a_numeric] <text:alphabetical-index-mark-start text:id="IMark100998196"/>2*<text:alphabetical-index-mark-end text:id="IMark100998196"/> [a_numeric]</text:h>
            <text:p text:style-name="Text_20_body">Routing:<text:change-end text:change-id="ct253734536"/> TOS<text:change-start text:change-id="ct253734640"/></text:p>
            <text:p text:style-name="P1"><text:change-end text:change-id="ct253734640"/>Multiply the number by two.</text:p>
          </table:table-cell>
          <table:covered-table-cell/>
        </table:table-row>
        <table:table-row table:style-name="Table189.1">
          <table:table-cell table:style-name="Table189.A2" office:value-type="string">
            <text:p text:style-name="P16"><text:change-start text:change-id="ct253734744"/>Code<text:change-end text:change-id="ct253734744"/></text:p>
          </table:table-cell>
          <table:table-cell table:style-name="Table189.B2" office:value-type="string">
            <text:p text:style-name="P16"><text:change-start text:change-id="ct253734848"/>Result<text:change-end text:change-id="ct253734848"/></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3734952"/></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3735056"/>[a_numeric] <text:alphabetical-index-mark-start text:id="IMark100998196"/>2+<text:alphabetical-index-mark-end text:id="IMark100998196"/> [a_numeric]</text:h>
            <text:p text:style-name="Text_20_body">Routing:<text:change-end text:change-id="ct253735056"/> TOS<text:change-start text:change-id="ct253735160"/></text:p>
            <text:p text:style-name="P1"><text:change-end text:change-id="ct253735160"/>Add two to the number</text:p>
          </table:table-cell>
          <table:covered-table-cell/>
        </table:table-row>
        <table:table-row table:style-name="Table190.1">
          <table:table-cell table:style-name="Table190.A2" office:value-type="string">
            <text:p text:style-name="P16"><text:change-start text:change-id="ct253735264"/>Code<text:change-end text:change-id="ct253735264"/></text:p>
          </table:table-cell>
          <table:table-cell table:style-name="Table190.B2" office:value-type="string">
            <text:p text:style-name="P16"><text:change-start text:change-id="ct253735368"/>Result<text:change-end text:change-id="ct253735368"/></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3735472"/></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53735576"/>[a_numeric] <text:alphabetical-index-mark-start text:id="IMark100998196"/>2-<text:alphabetical-index-mark-end text:id="IMark100998196"/> [a_numeric]</text:h>
            <text:p text:style-name="Text_20_body">Routing:<text:change-end text:change-id="ct253735576"/> TOS<text:change-start text:change-id="ct253735680"/></text:p>
            <text:p text:style-name="P1"><text:change-end text:change-id="ct253735680"/>Subtract two from the number</text:p>
          </table:table-cell>
          <table:covered-table-cell/>
        </table:table-row>
        <table:table-row table:style-name="Table191.1">
          <table:table-cell table:style-name="Table191.A2" office:value-type="string">
            <text:p text:style-name="P16"><text:change-start text:change-id="ct253735784"/>Code<text:change-end text:change-id="ct253735784"/></text:p>
          </table:table-cell>
          <table:table-cell table:style-name="Table191.B2" office:value-type="string">
            <text:p text:style-name="P16"><text:change-start text:change-id="ct253735888"/>Result<text:change-end text:change-id="ct253735888"/></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3735992"/></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53736096"/>[a_numeric] <text:alphabetical-index-mark-start text:id="IMark100998196"/>2/<text:alphabetical-index-mark-end text:id="IMark100998196"/> [a_numeric]</text:h>
            <text:p text:style-name="Text_20_body">Routing:<text:change-end text:change-id="ct253736096"/> TOS<text:change-start text:change-id="ct253736200"/></text:p>
            <text:p text:style-name="P1"><text:change-end text:change-id="ct253736200"/>Divide the number by two. Note that for integers, rounding down toward negative infinity is emplyed.</text:p>
          </table:table-cell>
          <table:covered-table-cell/>
        </table:table-row>
        <table:table-row table:style-name="Table192.1">
          <table:table-cell table:style-name="Table192.A2" office:value-type="string">
            <text:p text:style-name="P16"><text:change-start text:change-id="ct253736304"/>Code<text:change-end text:change-id="ct253736304"/></text:p>
          </table:table-cell>
          <table:table-cell table:style-name="Table192.B2" office:value-type="string">
            <text:p text:style-name="P16"><text:change-start text:change-id="ct253736408"/>Result<text:change-end text:change-id="ct253736408"/></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3736512"/></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3736616"/>[a_numeric<text:change-end text:change-id="ct253736616"/> a_numeric<text:change-start text:change-id="ct253736720"/>] <text:alphabetical-index-mark-start text:id="IMark100998196"/>&lt;<text:alphabetical-index-mark-end text:id="IMark100998196"/> [a_boolean]</text:h>
            <text:p text:style-name="Text_20_body">Routing:<text:change-end text:change-id="ct253736720"/> NOS<text:change-start text:change-id="ct253736824"/></text:p>
            <text:p text:style-name="P1"><text:change-end text:change-id="ct253736824"/>Is the first number less than the second?</text:p>
          </table:table-cell>
          <table:covered-table-cell/>
        </table:table-row>
        <table:table-row table:style-name="Table193.1">
          <table:table-cell table:style-name="Table193.A2" office:value-type="string">
            <text:p text:style-name="P16"><text:change-start text:change-id="ct253736928"/>Code<text:change-end text:change-id="ct253736928"/></text:p>
          </table:table-cell>
          <table:table-cell table:style-name="Table193.B2" office:value-type="string">
            <text:p text:style-name="P16"><text:change-start text:change-id="ct253737032"/>Result<text:change-end text:change-id="ct253737032"/></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3737136"/></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53737240"/>[a_numeric<text:change-end text:change-id="ct253737240"/> a_numeric<text:change-start text:change-id="ct253737344"/>] <text:alphabetical-index-mark-start text:id="IMark100998196"/>&lt;=<text:alphabetical-index-mark-end text:id="IMark100998196"/> [a_boolean]</text:h>
            <text:p text:style-name="Text_20_body">Routing:<text:change-end text:change-id="ct253737344"/> NOS<text:change-start text:change-id="ct253737448"/></text:p>
            <text:p text:style-name="P1"><text:change-end text:change-id="ct253737448"/>Is the first number less than or equal to the second?</text:p>
          </table:table-cell>
          <table:covered-table-cell/>
        </table:table-row>
        <table:table-row table:style-name="Table194.1">
          <table:table-cell table:style-name="Table194.A2" office:value-type="string">
            <text:p text:style-name="P16"><text:change-start text:change-id="ct253737552"/>Code<text:change-end text:change-id="ct253737552"/></text:p>
          </table:table-cell>
          <table:table-cell table:style-name="Table194.B2" office:value-type="string">
            <text:p text:style-name="P16"><text:change-start text:change-id="ct253737656"/>Result<text:change-end text:change-id="ct253737656"/></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3737760"/></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2" text:outline-level="3"><text:change-start text:change-id="ct253737864"/>[a_numeric<text:change-end text:change-id="ct253737864"/> a_numeric<text:change-start text:change-id="ct253737968"/>] <text:alphabetical-index-mark-start text:id="IMark100998196"/>&lt;=&gt;<text:alphabetical-index-mark-end text:id="IMark100998196"/> [-1, 0, or 1]</text:h>
            <text:p text:style-name="Text_20_body">Routing:<text:change-end text:change-id="ct253737968"/> NOS<text:change-start text:change-id="ct253738072"/></text:p>
            <text:p text:style-name="P1"><text:change-end text:change-id="ct253738072"/>Perform a “three outcome” comparison of the first value with the second value.</text:p>
          </table:table-cell>
          <table:covered-table-cell/>
        </table:table-row>
        <table:table-row table:style-name="Table195.1">
          <table:table-cell table:style-name="Table195.A2" office:value-type="string">
            <text:p text:style-name="P16"><text:change-start text:change-id="ct253738176"/>Code<text:change-end text:change-id="ct253738176"/></text:p>
          </table:table-cell>
          <table:table-cell table:style-name="Table195.B2" office:value-type="string">
            <text:p text:style-name="P16"><text:change-start text:change-id="ct253738280"/>Result<text:change-end text:change-id="ct25373828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3738488"/><text:change text:change-id="ct253738384"/></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3738592"/>[a_numeric<text:change-end text:change-id="ct253738592"/> a_numeric<text:change-start text:change-id="ct253738696"/>] <text:alphabetical-index-mark-start text:id="IMark100998196"/>&gt;<text:alphabetical-index-mark-end text:id="IMark100998196"/> [a_boolean]</text:h>
            <text:p text:style-name="Text_20_body">Routing:<text:change-end text:change-id="ct253738696"/> NOS<text:change-start text:change-id="ct253738800"/></text:p>
            <text:p text:style-name="P1"><text:change-end text:change-id="ct253738800"/>Is the first number greater than the second number.</text:p>
          </table:table-cell>
          <table:covered-table-cell/>
        </table:table-row>
        <table:table-row table:style-name="Table196.1">
          <table:table-cell table:style-name="Table196.A2" office:value-type="string">
            <text:p text:style-name="P16"><text:change-start text:change-id="ct253738904"/>Code<text:change-end text:change-id="ct253738904"/></text:p>
          </table:table-cell>
          <table:table-cell table:style-name="Table196.B2" office:value-type="string">
            <text:p text:style-name="P16"><text:change-start text:change-id="ct253739008"/>Result<text:change-end text:change-id="ct25373900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373911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53739216"/>[a_numeric<text:change-end text:change-id="ct253739216"/> a_numeric<text:change-start text:change-id="ct253739320"/>] <text:alphabetical-index-mark-start text:id="IMark100998196"/>&gt;=<text:alphabetical-index-mark-end text:id="IMark100998196"/> [a_boolean]</text:h>
            <text:p text:style-name="Text_20_body">Routing:<text:change-end text:change-id="ct253739320"/> NOS<text:change-start text:change-id="ct253739424"/></text:p>
            <text:p text:style-name="P1"><text:change-end text:change-id="ct253739424"/>Is the first number greater than or equal to the second number.</text:p>
          </table:table-cell>
          <table:covered-table-cell/>
        </table:table-row>
        <table:table-row table:style-name="Table197.1">
          <table:table-cell table:style-name="Table197.A2" office:value-type="string">
            <text:p text:style-name="P16"><text:change-start text:change-id="ct253739528"/>Code<text:change-end text:change-id="ct253739528"/></text:p>
          </table:table-cell>
          <table:table-cell table:style-name="Table197.B2" office:value-type="string">
            <text:p text:style-name="P16"><text:change-start text:change-id="ct253739632"/>Result<text:change-end text:change-id="ct25373963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373973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53739840"/>[a_numeric a_numeric] <text:alphabetical-index-mark-start text:id="IMark100998196"/>mod<text:alphabetical-index-mark-end text:id="IMark100998196"/> [a_numeric]</text:h>
            <text:p text:style-name="Text_20_body">Routing:<text:change-end text:change-id="ct253739840"/> NOS<text:change-start text:change-id="ct253740024"/></text:p>
            <text:p text:style-name="P1"><text:change-end text:change-id="ct253740024"/>Compute the modulus (or remainder) of dividing the first number by the second.</text:p>
          </table:table-cell>
          <table:covered-table-cell/>
        </table:table-row>
        <table:table-row table:style-name="Table198.1">
          <table:table-cell table:style-name="Table198.A2" office:value-type="string">
            <text:p text:style-name="P16"><text:change-start text:change-id="ct253740128"/>Code<text:change-end text:change-id="ct253740128"/></text:p>
          </table:table-cell>
          <table:table-cell table:style-name="Table198.B2" office:value-type="string">
            <text:p text:style-name="P16"><text:change-start text:change-id="ct253740232"/>Result<text:change-end text:change-id="ct25374023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374033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3740440"/>[a_numeric] <text:alphabetical-index-mark-start text:id="IMark100998196"/>neg<text:alphabetical-index-mark-end text:id="IMark100998196"/> [a_numeric]</text:h>
            <text:p text:style-name="Text_20_body">Routing:<text:change-end text:change-id="ct253740440"/> TOS<text:change-start text:change-id="ct253740544"/></text:p>
            <text:p text:style-name="P1"><text:change-end text:change-id="ct253740544"/>Compute zero minus the number.</text:p>
          </table:table-cell>
          <table:covered-table-cell/>
        </table:table-row>
        <table:table-row table:style-name="Table199.1">
          <table:table-cell table:style-name="Table199.A2" office:value-type="string">
            <text:p text:style-name="P16"><text:change-start text:change-id="ct253740648"/>Code<text:change-end text:change-id="ct253740648"/></text:p>
          </table:table-cell>
          <table:table-cell table:style-name="Table199.B2" office:value-type="string">
            <text:p text:style-name="P16"><text:change-start text:change-id="ct253740752"/>Result<text:change-end text:change-id="ct25374075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998580"/>Object<text:alphabetical-index-mark-end text:id="IMark100998580"/></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0998196"/>&amp;&amp;<text:alphabetical-index-mark-end text:id="IMark100998196"/>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6">Code</text:p>
          </table:table-cell>
          <table:table-cell table:style-name="Table29.B2" office:value-type="string">
            <text:p text:style-name="P16">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0998196"/>.<text:alphabetical-index-mark-end text:id="IMark1009981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6">Code</text:p>
          </table:table-cell>
          <table:table-cell table:style-name="Table11.B2" office:value-type="string">
            <text:p text:style-name="P16">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0998196"/>.class<text:alphabetical-index-mark-end text:id="IMark1009981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6">Code</text:p>
          </table:table-cell>
          <table:table-cell table:style-name="Table12.B2" office:value-type="string">
            <text:p text:style-name="P16">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9">"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0998196"/>.clone<text:alphabetical-index-mark-end text:id="IMark1009981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6">Code</text:p>
          </table:table-cell>
          <table:table-cell table:style-name="Table14.B2" office:value-type="string">
            <text:p text:style-name="P16">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0998196"/>.clone_exclude<text:alphabetical-index-mark-end text:id="IMark1009981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6">Code Definition Example</text:p>
          </table:table-cell>
          <table:table-cell table:style-name="Table203.B2" office:value-type="string">
            <text:p text:style-name="P16">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0998196"/>.copy<text:alphabetical-index-mark-end text:id="IMark1009981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6">Code</text:p>
          </table:table-cell>
          <table:table-cell table:style-name="Table15.B2" office:value-type="string">
            <text:p text:style-name="P16">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0998196"/>.init<text:alphabetical-index-mark-end text:id="IMark100998196"/>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6">Code Definition Example</text:p>
          </table:table-cell>
          <table:table-cell table:style-name="Table16.B2" office:value-type="string">
            <text:p text:style-name="P16">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6">Usage Example</text:p>
          </table:table-cell>
          <table:table-cell table:style-name="Table16.B2" office:value-type="string">
            <text:p text:style-name="P2"/>
          </table:table-cell>
        </table:table-row>
        <table:table-row table:style-name="Table16.2">
          <table:table-cell table:style-name="Table16.A2" office:value-type="string">
            <text:p text:style-name="P59">"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0998196"/>.is_class?<text:alphabetical-index-mark-end text:id="IMark1009981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6">Code</text:p>
          </table:table-cell>
          <table:table-cell table:style-name="Table17.B2" office:value-type="string">
            <text:p text:style-name="P16">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0998196"/>.name<text:alphabetical-index-mark-end text:id="IMark1009981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6">Code</text:p>
          </table:table-cell>
          <table:table-cell table:style-name="Table30.B2" office:value-type="string">
            <text:p text:style-name="P16">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0998196"/>.strlen<text:alphabetical-index-mark-end text:id="IMark1009981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6">Code</text:p>
          </table:table-cell>
          <table:table-cell table:style-name="Table31.B2" office:value-type="string">
            <text:p text:style-name="P16">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0998196"/>.to_f<text:alphabetical-index-mark-end text:id="IMark100998196"/>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6">Code</text:p>
          </table:table-cell>
          <table:table-cell table:style-name="Table32.B2" office:value-type="string">
            <text:p text:style-name="P16">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0998196"/>.to_f!<text:alphabetical-index-mark-end text:id="IMark100998196"/>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6">Code</text:p>
          </table:table-cell>
          <table:table-cell table:style-name="Table33.B2" office:value-type="string">
            <text:p text:style-name="P16">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0998196"/>.to_i<text:alphabetical-index-mark-end text:id="IMark100998196"/>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6">Code</text:p>
          </table:table-cell>
          <table:table-cell table:style-name="Table34.B2" office:value-type="string">
            <text:p text:style-name="P16">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0998196"/>.to_i!<text:alphabetical-index-mark-end text:id="IMark100998196"/>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6">Code</text:p>
          </table:table-cell>
          <table:table-cell table:style-name="Table35.B2" office:value-type="string">
            <text:p text:style-name="P16">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0998196"/>.to_n<text:alphabetical-index-mark-end text:id="IMark100998196"/>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6">Code</text:p>
          </table:table-cell>
          <table:table-cell table:style-name="Table36.B2" office:value-type="string">
            <text:p text:style-name="P16">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0998196"/>.to_n!<text:alphabetical-index-mark-end text:id="IMark100998196"/>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6">Code</text:p>
          </table:table-cell>
          <table:table-cell table:style-name="Table37.B2" office:value-type="string">
            <text:p text:style-name="P16">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0998196"/>.to_r<text:alphabetical-index-mark-end text:id="IMark100998196"/>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6">Code</text:p>
          </table:table-cell>
          <table:table-cell table:style-name="Table38.B2" office:value-type="string">
            <text:p text:style-name="P16">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0998196"/>.to_r!<text:alphabetical-index-mark-end text:id="IMark100998196"/>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6">Code</text:p>
          </table:table-cell>
          <table:table-cell table:style-name="Table39.B2" office:value-type="string">
            <text:p text:style-name="P16">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0998196"/>.to_s<text:alphabetical-index-mark-end text:id="IMark100998196"/>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6">Code</text:p>
          </table:table-cell>
          <table:table-cell table:style-name="Table40.B2" office:value-type="string">
            <text:p text:style-name="P16">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0998196"/>.to_x<text:alphabetical-index-mark-end text:id="IMark100998196"/>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6">Code</text:p>
          </table:table-cell>
          <table:table-cell table:style-name="Table41.B2" office:value-type="string">
            <text:p text:style-name="P16">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0998196"/>.to_x!<text:alphabetical-index-mark-end text:id="IMark100998196"/>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6">Code</text:p>
          </table:table-cell>
          <table:table-cell table:style-name="Table42.B2" office:value-type="string">
            <text:p text:style-name="P16">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0998196"/>&lt;&gt;<text:alphabetical-index-mark-end text:id="IMark1009981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6">Code</text:p>
          </table:table-cell>
          <table:table-cell table:style-name="Table23.B2" office:value-type="string">
            <text:p text:style-name="P16">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0998196"/>=<text:alphabetical-index-mark-end text:id="IMark1009981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6">Code</text:p>
          </table:table-cell>
          <table:table-cell table:style-name="Table43.B2" office:value-type="string">
            <text:p text:style-name="P16">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0998196"/>^^<text:alphabetical-index-mark-end text:id="IMark100998196"/>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6">Code</text:p>
          </table:table-cell>
          <table:table-cell table:style-name="Table44.B2" office:value-type="string">
            <text:p text:style-name="P16">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0998196"/>distinct?<text:alphabetical-index-mark-end text:id="IMark1009981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6">Code</text:p>
          </table:table-cell>
          <table:table-cell table:style-name="Table46.B2" office:value-type="string">
            <text:p text:style-name="P16">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0998196"/>identical?<text:alphabetical-index-mark-end text:id="IMark1009981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6">Code</text:p>
          </table:table-cell>
          <table:table-cell table:style-name="Table47.B2" office:value-type="string">
            <text:p text:style-name="P16">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0998196"/>max<text:alphabetical-index-mark-end text:id="IMark1009981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6">Code</text:p>
          </table:table-cell>
          <table:table-cell table:style-name="Table48.B2" office:value-type="string">
            <text:p text:style-name="P16">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0998196"/>min<text:alphabetical-index-mark-end text:id="IMark1009981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6">Code</text:p>
          </table:table-cell>
          <table:table-cell table:style-name="Table49.B2" office:value-type="string">
            <text:p text:style-name="P16">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0998196"/>nil&lt;&gt;<text:alphabetical-index-mark-end text:id="IMark1009981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6">Code</text:p>
          </table:table-cell>
          <table:table-cell table:style-name="Table45.B2" office:value-type="string">
            <text:p text:style-name="P16">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4765552"/>nil=<text:alphabetical-index-mark-end text:id="IMark16476555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6">Code</text:p>
          </table:table-cell>
          <table:table-cell table:style-name="Table50.B2" office:value-type="string">
            <text:p text:style-name="P16">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64765552"/>not<text:alphabetical-index-mark-end text:id="IMark16476555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6">Code</text:p>
          </table:table-cell>
          <table:table-cell table:style-name="Table51.B2" office:value-type="string">
            <text:p text:style-name="P16">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64765552"/>||<text:alphabetical-index-mark-end text:id="IMark164765552"/>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6">Code</text:p>
          </table:table-cell>
          <table:table-cell table:style-name="Table52.B2" office:value-type="string">
            <text:p text:style-name="P16">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4765552"/>)methods<text:alphabetical-index-mark-end text:id="IMark16476555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6">Command</text:p>
          </table:table-cell>
          <table:table-cell table:style-name="Table10.B2" office:value-type="string">
            <text:p text:style-name="P16">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0998580"/>OutStream<text:alphabetical-index-mark-end text:id="IMark100998580"/></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4765552"/>.append<text:alphabetical-index-mark-end text:id="IMark16476555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6">Code</text:p>
          </table:table-cell>
          <table:table-cell table:style-name="Table204.B2" office:value-type="string">
            <text:p text:style-name="P16">Result</text:p>
          </table:table-cell>
        </table:table-row>
        <table:table-row table:style-name="Table204.1">
          <table:table-cell table:style-name="Table204.A2" office:value-type="string">
            <text:p text:style-name="P59">"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64765552"/>.append{<text:alphabetical-index-mark-end text:id="IMark16476555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6">Code</text:p>
          </table:table-cell>
          <table:table-cell table:style-name="Table218.B2" office:value-type="string">
            <text:p text:style-name="P16">Result</text:p>
          </table:table-cell>
        </table:table-row>
        <table:table-row table:style-name="Table218.1">
          <table:table-cell table:style-name="Table218.A2" office:value-type="string">
            <text:p text:style-name="P59">"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4765552"/>.create<text:alphabetical-index-mark-end text:id="IMark16476555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6">Code</text:p>
          </table:table-cell>
          <table:table-cell table:style-name="Table205.B2" office:value-type="string">
            <text:p text:style-name="P16">Result</text:p>
          </table:table-cell>
        </table:table-row>
        <table:table-row table:style-name="Table205.1">
          <table:table-cell table:style-name="Table205.A2" office:value-type="string">
            <text:p text:style-name="P59">"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6">Code</text:p>
          </table:table-cell>
          <table:table-cell table:style-name="Table219.B2" office:value-type="string">
            <text:p text:style-name="P16">Result</text:p>
          </table:table-cell>
        </table:table-row>
        <table:table-row table:style-name="Table219.1">
          <table:table-cell table:style-name="Table219.A2" office:value-type="string">
            <text:p text:style-name="P59">"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64765552"/><text:alphabetical-index-mark-start text:id="IMark100998196"/>.<text:alphabetical-index-mark-end text:id="IMark100998196"/><text:alphabetical-index-mark-end text:id="IMark16476555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6">Code</text:p>
          </table:table-cell>
          <table:table-cell table:style-name="Table206.B2" office:value-type="string">
            <text:p text:style-name="P16">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64765552"/>.close<text:alphabetical-index-mark-end text:id="IMark16476555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6">Code</text:p>
          </table:table-cell>
          <table:table-cell table:style-name="Table207.B2" office:value-type="string">
            <text:p text:style-name="P16">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4765552"/>.cr<text:alphabetical-index-mark-end text:id="IMark16476555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6">Code</text:p>
          </table:table-cell>
          <table:table-cell table:style-name="Table208.B2" office:value-type="string">
            <text:p text:style-name="P16">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4765552"/>.emit<text:alphabetical-index-mark-end text:id="IMark16476555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6">Code</text:p>
          </table:table-cell>
          <table:table-cell table:style-name="Table209.B2" office:value-type="string">
            <text:p text:style-name="P16">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64765552"/>.space<text:alphabetical-index-mark-end text:id="IMark16476555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6">Code</text:p>
          </table:table-cell>
          <table:table-cell table:style-name="Table210.B2" office:value-type="string">
            <text:p text:style-name="P16">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64765552"/>.spaces<text:alphabetical-index-mark-end text:id="IMark16476555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6">Code</text:p>
          </table:table-cell>
          <table:table-cell table:style-name="Table211.B2" office:value-type="string">
            <text:p text:style-name="P16">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4765552"/>~<text:alphabetical-index-mark-end text:id="IMark16476555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6">Code</text:p>
          </table:table-cell>
          <table:table-cell table:style-name="Table212.B2" office:value-type="string">
            <text:p text:style-name="P16">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4765552"/>~"<text:alphabetical-index-mark-end text:id="IMark16476555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6">Code</text:p>
          </table:table-cell>
          <table:table-cell table:style-name="Table213.B2" office:value-type="string">
            <text:p text:style-name="P16">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64765552"/>~cr<text:alphabetical-index-mark-end text:id="IMark16476555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6">Code</text:p>
          </table:table-cell>
          <table:table-cell table:style-name="Table214.B2" office:value-type="string">
            <text:p text:style-name="P16">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64765552"/>~emit<text:alphabetical-index-mark-end text:id="IMark16476555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6">Code</text:p>
          </table:table-cell>
          <table:table-cell table:style-name="Table215.B2" office:value-type="string">
            <text:p text:style-name="P16">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4765552"/>~space<text:alphabetical-index-mark-end text:id="IMark16476555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6">Code</text:p>
          </table:table-cell>
          <table:table-cell table:style-name="Table216.B2" office:value-type="string">
            <text:p text:style-name="P16">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4765552"/>~spaces<text:alphabetical-index-mark-end text:id="IMark16476555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6">Code</text:p>
          </table:table-cell>
          <table:table-cell table:style-name="Table217.B2" office:value-type="string">
            <text:p text:style-name="P16">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00998580"/>Procedure<text:alphabetical-index-mark-end text:id="IMark100998580"/></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4765552"/>.call<text:alphabetical-index-mark-end text:id="IMark16476555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6">Code</text:p>
          </table:table-cell>
          <table:table-cell table:style-name="Table220.B2" office:value-type="string">
            <text:p text:style-name="P16">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4765552"/>.start<text:alphabetical-index-mark-end text:id="IMark16476555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6">Code</text:p>
          </table:table-cell>
          <table:table-cell table:style-name="Table221.B2" office:value-type="string">
            <text:p text:style-name="P16">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0998580"/>Queue<text:alphabetical-index-mark-end text:id="IMark100998580"/></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4765552"/>.clear<text:alphabetical-index-mark-end text:id="IMark16476555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6">Code</text:p>
          </table:table-cell>
          <table:table-cell table:style-name="Table222.B2" office:value-type="string">
            <text:p text:style-name="P16">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4765552"/>.empty?<text:alphabetical-index-mark-end text:id="IMark16476555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6">Code</text:p>
          </table:table-cell>
          <table:table-cell table:style-name="Table223.B2" office:value-type="string">
            <text:p text:style-name="P16">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4765552"/>.length<text:alphabetical-index-mark-end text:id="IMark16476555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6">Code</text:p>
          </table:table-cell>
          <table:table-cell table:style-name="Table224.B2" office:value-type="string">
            <text:p text:style-name="P16">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4765552"/>.pend<text:alphabetical-index-mark-end text:id="IMark16476555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6">Code</text:p>
          </table:table-cell>
          <table:table-cell table:style-name="Table225.B2" office:value-type="string">
            <text:p text:style-name="P16">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4765552"/>.pop<text:alphabetical-index-mark-end text:id="IMark16476555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6">Code</text:p>
          </table:table-cell>
          <table:table-cell table:style-name="Table226.B2" office:value-type="string">
            <text:p text:style-name="P16">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4765552"/>.push<text:alphabetical-index-mark-end text:id="IMark16476555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6">Code</text:p>
          </table:table-cell>
          <table:table-cell table:style-name="Table227.B2" office:value-type="string">
            <text:p text:style-name="P16">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00998580"/>Rational<text:alphabetical-index-mark-end text:id="IMark100998580"/></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5">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5">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0998436"/>.split<text:alphabetical-index-mark-end text:id="IMark10099843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6">Code</text:p>
          </table:table-cell>
          <table:table-cell table:style-name="Table18.B2" office:value-type="string">
            <text:p text:style-name="P16">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0998868"/>Stack<text:alphabetical-index-mark-end text:id="IMark10099886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0998436"/>.clear<text:alphabetical-index-mark-end text:id="IMark10099843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6">Code</text:p>
          </table:table-cell>
          <table:table-cell table:style-name="Table229.B2" office:value-type="string">
            <text:p text:style-name="P16">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0998436"/>.empty?<text:alphabetical-index-mark-end text:id="IMark100998436"/> [a_boolean]</text:h>
            <text:p text:style-name="Text_20_body">Routing: TOS</text:p>
            <text:p text:style-name="P1">description</text:p>
          </table:table-cell>
          <table:covered-table-cell/>
        </table:table-row>
        <table:table-row table:style-name="Table228.1">
          <table:table-cell table:style-name="Table228.A2" office:value-type="string">
            <text:p text:style-name="P16">Code</text:p>
          </table:table-cell>
          <table:table-cell table:style-name="Table228.B2" office:value-type="string">
            <text:p text:style-name="P16">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0998436"/>.length<text:alphabetical-index-mark-end text:id="IMark10099843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6">Code</text:p>
          </table:table-cell>
          <table:table-cell table:style-name="Table230.B2" office:value-type="string">
            <text:p text:style-name="P16">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0998436"/>.peek<text:alphabetical-index-mark-end text:id="IMark100998436"/>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6">Code</text:p>
          </table:table-cell>
          <table:table-cell table:style-name="Table231.B2" office:value-type="string">
            <text:p text:style-name="P16">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0998436"/>.pop<text:alphabetical-index-mark-end text:id="IMark100998436"/>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6">Code</text:p>
          </table:table-cell>
          <table:table-cell table:style-name="Table232.B2" office:value-type="string">
            <text:p text:style-name="P16">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0998436"/>.push<text:alphabetical-index-mark-end text:id="IMark10099843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6">Code</text:p>
          </table:table-cell>
          <table:table-cell table:style-name="Table233.B2" office:value-type="string">
            <text:p text:style-name="P16">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0998868"/>String<text:alphabetical-index-mark-end text:id="IMark10099886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5">Escape Sequence</text:p>
          </table:table-cell>
          <table:table-cell table:style-name="Table277.B1" office:value-type="string">
            <text:p text:style-name="P15">Interpretation</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2" office:value-type="string">
            <text:p text:style-name="P24">\\</text:p>
          </table:table-cell>
          <table:table-cell table:style-name="Table277.B2" office:value-type="string">
            <text:p text:style-name="P13">A single \ character</text:p>
          </table:table-cell>
        </table:table-row>
        <table:table-row>
          <table:table-cell table:style-name="Table277.A4" office:value-type="string">
            <text:p text:style-name="P24">\<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4">\n</text:p>
          </table:table-cell>
          <table:table-cell table:style-name="Table277.B2" office:value-type="string">
            <text:p text:style-name="P13">A newline character.</text:p>
          </table:table-cell>
        </table:table-row>
        <table:table-row>
          <table:table-cell table:style-name="Table277.A2" office:value-type="string">
            <text:p text:style-name="P24">\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4">\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0"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5">Type</text:p>
            </table:table-cell>
            <table:table-cell table:style-name="Table281.B1" office:value-type="string">
              <text:p text:style-name="P14">Format Description</text:p>
            </table:table-cell>
          </table:table-row>
        </table:table-header-rows>
        <table:table-row table:style-name="Table281.1">
          <table:table-cell table:style-name="Table281.A2" office:value-type="string">
            <text:p text:style-name="P13">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3">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3">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3">i</text:p>
          </table:table-cell>
          <table:table-cell table:style-name="Table281.B2" office:value-type="string">
            <text:p text:style-name="P2">Identical to 'd'.</text:p>
          </table:table-cell>
        </table:table-row>
        <table:table-row table:style-name="Table281.1">
          <table:table-cell table:style-name="Table281.A2" office:value-type="string">
            <text:p text:style-name="P13">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3">u</text:p>
          </table:table-cell>
          <table:table-cell table:style-name="Table281.B2" office:value-type="string">
            <text:p text:style-name="P2">Identical to 'd'.</text:p>
          </table:table-cell>
        </table:table-row>
        <table:table-row table:style-name="Table281.1">
          <table:table-cell table:style-name="Table281.A2" office:value-type="string">
            <text:p text:style-name="P13">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3">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5">Type</text:p>
            </table:table-cell>
            <table:table-cell table:style-name="Table282.B1" office:value-type="string">
              <text:p text:style-name="P14">Format Description</text:p>
            </table:table-cell>
          </table:table-row>
        </table:table-header-rows>
        <table:table-row table:style-name="Table282.1">
          <table:table-cell table:style-name="Table282.A2" office:value-type="string">
            <text:p text:style-name="P13">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3">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3">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3">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3">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3">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3">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5">Type</text:p>
            </table:table-cell>
            <table:table-cell table:style-name="Table283.B1" office:value-type="string">
              <text:p text:style-name="P14">Format Description</text:p>
            </table:table-cell>
          </table:table-row>
        </table:table-header-rows>
        <table:table-row table:style-name="Table283.1">
          <table:table-cell table:style-name="Table283.A2" office:value-type="string">
            <text:p text:style-name="P13">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3">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3">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3">%</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5">Flag</text:p>
            </table:table-cell>
            <table:table-cell table:style-name="Table284.A1" office:value-type="string">
              <text:p text:style-name="P15">Applies to:</text:p>
            </table:table-cell>
            <table:table-cell table:style-name="Table284.C1" office:value-type="string">
              <text:p text:style-name="P16">Description</text:p>
            </table:table-cell>
          </table:table-row>
        </table:table-header-rows>
        <table:table-row table:style-name="Table284.1">
          <table:table-cell table:style-name="Table284.A2" office:value-type="string">
            <text:p text:style-name="P13">space</text:p>
          </table:table-cell>
          <table:table-cell table:style-name="Table284.A2" office:value-type="string">
            <text:p text:style-name="P13">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3">(digit)$</text:p>
          </table:table-cell>
          <table:table-cell table:style-name="Table284.A2" office:value-type="string">
            <text:p text:style-name="P13">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3">#</text:p>
          </table:table-cell>
          <table:table-cell table:style-name="Table284.A2" office:value-type="string">
            <text:p text:style-name="P13">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3">+</text:p>
          </table:table-cell>
          <table:table-cell table:style-name="Table284.A2" office:value-type="string">
            <text:p text:style-name="P13">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3">0</text:p>
          </table:table-cell>
          <table:table-cell table:style-name="Table284.A2" office:value-type="string">
            <text:p text:style-name="P13">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3">*</text:p>
          </table:table-cell>
          <table:table-cell table:style-name="Table284.A2" office:value-type="string">
            <text:p text:style-name="P13">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6">Code</text:p>
            </table:table-cell>
            <table:table-cell table:style-name="Table285.B1" office:value-type="string">
              <text:p text:style-name="P16">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9"/>
          </table:table-cell>
          <table:table-cell table:style-name="Table285.B2" office:value-type="string">
            <text:p text:style-name="P69"/>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59">"-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0998436"/>*<text:alphabetical-index-mark-end text:id="IMark100998436"/>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6">Code</text:p>
          </table:table-cell>
          <table:table-cell table:style-name="Table234.B2" office:value-type="string">
            <text:p text:style-name="P16">Result</text:p>
          </table:table-cell>
        </table:table-row>
        <table:table-row table:style-name="Table234.1">
          <table:table-cell table:style-name="Table234.A2" office:value-type="string">
            <text:p text:style-name="Snippet">"*" 10 *</text:p>
          </table:table-cell>
          <table:table-cell table:style-name="Table234.B2" office:value-type="string">
            <text:p text:style-name="P61">"**********"</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1">"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0998436"/>+<text:alphabetical-index-mark-end text:id="IMark100998436"/>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6">Code</text:p>
          </table:table-cell>
          <table:table-cell table:style-name="Table235.B2" office:value-type="string">
            <text:p text:style-name="P16">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1">"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1">"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0998436"/>."<text:alphabetical-index-mark-end text:id="IMark10099843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6">Code</text:p>
          </table:table-cell>
          <table:table-cell table:style-name="Table236.B2" office:value-type="string">
            <text:p text:style-name="P16">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0998436"/>.+left<text:alphabetical-index-mark-end text:id="IMark100998436"/>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6">Code</text:p>
          </table:table-cell>
          <table:table-cell table:style-name="Table237.B2" office:value-type="string">
            <text:p text:style-name="P16">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0998436"/>.+mid<text:alphabetical-index-mark-end text:id="IMark100998436"/>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6">Code</text:p>
          </table:table-cell>
          <table:table-cell table:style-name="Table238.B2" office:value-type="string">
            <text:p text:style-name="P16">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0998436"/>.+midlr<text:alphabetical-index-mark-end text:id="IMark100998436"/>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6">Code</text:p>
          </table:table-cell>
          <table:table-cell table:style-name="Table239.B2" office:value-type="string">
            <text:p text:style-name="P16">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0998436"/>.+right<text:alphabetical-index-mark-end text:id="IMark100998436"/>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6">Code</text:p>
          </table:table-cell>
          <table:table-cell table:style-name="Table240.B2" office:value-type="string">
            <text:p text:style-name="P16">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0998436"/>.-left<text:alphabetical-index-mark-end text:id="IMark100998436"/>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6">Code</text:p>
          </table:table-cell>
          <table:table-cell table:style-name="Table241.B2" office:value-type="string">
            <text:p text:style-name="P16">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0998436"/>.-mid<text:alphabetical-index-mark-end text:id="IMark100998436"/>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6">Code</text:p>
          </table:table-cell>
          <table:table-cell table:style-name="Table242.B2" office:value-type="string">
            <text:p text:style-name="P16">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0998436"/>.-midlr<text:alphabetical-index-mark-end text:id="IMark100998436"/>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6">Code</text:p>
          </table:table-cell>
          <table:table-cell table:style-name="Table243.B2" office:value-type="string">
            <text:p text:style-name="P16">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0998436"/>.-right<text:alphabetical-index-mark-end text:id="IMark100998436"/>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6">Code</text:p>
          </table:table-cell>
          <table:table-cell table:style-name="Table244.B2" office:value-type="string">
            <text:p text:style-name="P16">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0998436"/>.call<text:alphabetical-index-mark-end text:id="IMark100998436"/>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6">Code</text:p>
          </table:table-cell>
          <table:table-cell table:style-name="Table245.B2" office:value-type="string">
            <text:p text:style-name="P16">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0998436"/>.cjust<text:alphabetical-index-mark-end text:id="IMark100998436"/>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6">Code</text:p>
          </table:table-cell>
          <table:table-cell table:style-name="Table246.B2" office:value-type="string">
            <text:p text:style-name="P16">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0998436"/>.contains?<text:alphabetical-index-mark-end text:id="IMark100998436"/>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6">Code</text:p>
          </table:table-cell>
          <table:table-cell table:style-name="Table280.B2" office:value-type="string">
            <text:p text:style-name="P16">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00998436"/>.emit<text:alphabetical-index-mark-end text:id="IMark10099843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6">Code</text:p>
          </table:table-cell>
          <table:table-cell table:style-name="Table247.B2" office:value-type="string">
            <text:p text:style-name="P16">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00998436"/>.eval<text:alphabetical-index-mark-end text:id="IMark100998436"/>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6">Code</text:p>
          </table:table-cell>
          <table:table-cell table:style-name="Table248.B2" office:value-type="string">
            <text:p text:style-name="P16">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0998436"/>.fmt<text:alphabetical-index-mark-end text:id="IMark100998436"/>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6">Code</text:p>
          </table:table-cell>
          <table:table-cell table:style-name="Table249.B2" office:value-type="string">
            <text:p text:style-name="P16">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0998436"/>.fmt"<text:alphabetical-index-mark-end text:id="IMark100998436"/>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6">Code</text:p>
          </table:table-cell>
          <table:table-cell table:style-name="Table250.B2" office:value-type="string">
            <text:p text:style-name="P16">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00998436"/>.left<text:alphabetical-index-mark-end text:id="IMark100998436"/>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6">Code</text:p>
          </table:table-cell>
          <table:table-cell table:style-name="Table251.B2" office:value-type="string">
            <text:p text:style-name="P16">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00998436"/>.left?<text:alphabetical-index-mark-end text:id="IMark100998436"/>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6">Code</text:p>
          </table:table-cell>
          <table:table-cell table:style-name="Table252.B2" office:value-type="string">
            <text:p text:style-name="P16">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0998436"/>.length<text:alphabetical-index-mark-end text:id="IMark10099843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6">Code</text:p>
          </table:table-cell>
          <table:table-cell table:style-name="Table253.B2" office:value-type="string">
            <text:p text:style-name="P16">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0998436"/>.lines<text:alphabetical-index-mark-end text:id="IMark100998436"/>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6">Code</text:p>
          </table:table-cell>
          <table:table-cell table:style-name="Table254.B2" office:value-type="string">
            <text:p text:style-name="P16">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0998436"/>.ljust<text:alphabetical-index-mark-end text:id="IMark100998436"/>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6">Code</text:p>
          </table:table-cell>
          <table:table-cell table:style-name="Table255.B2" office:value-type="string">
            <text:p text:style-name="P16">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0998436"/>.load<text:alphabetical-index-mark-end text:id="IMark10099843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6">Code</text:p>
          </table:table-cell>
          <table:table-cell table:style-name="Table256.B2" office:value-type="string">
            <text:p text:style-name="P16">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0998436"/>.lstrip<text:alphabetical-index-mark-end text:id="IMark100998436"/>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6">Code</text:p>
          </table:table-cell>
          <table:table-cell table:style-name="Table257.B2" office:value-type="string">
            <text:p text:style-name="P16">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0998436"/>.mid<text:alphabetical-index-mark-end text:id="IMark100998436"/>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6">Code</text:p>
          </table:table-cell>
          <table:table-cell table:style-name="Table258.B2" office:value-type="string">
            <text:p text:style-name="P16">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0998436"/>.mid?<text:alphabetical-index-mark-end text:id="IMark100998436"/>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6">Code</text:p>
          </table:table-cell>
          <table:table-cell table:style-name="Table259.B2" office:value-type="string">
            <text:p text:style-name="P16">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0998436"/>.midlr<text:alphabetical-index-mark-end text:id="IMark100998436"/>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6">Code</text:p>
          </table:table-cell>
          <table:table-cell table:style-name="Table260.B2" office:value-type="string">
            <text:p text:style-name="P16">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0998436"/>.posn<text:alphabetical-index-mark-end text:id="IMark100998436"/>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6">Code</text:p>
          </table:table-cell>
          <table:table-cell table:style-name="Table261.B2" office:value-type="string">
            <text:p text:style-name="P16">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00998436"/>.reverse<text:alphabetical-index-mark-end text:id="IMark100998436"/>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6">Code</text:p>
          </table:table-cell>
          <table:table-cell table:style-name="Table262.B2" office:value-type="string">
            <text:p text:style-name="P16">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00998436"/>.right<text:alphabetical-index-mark-end text:id="IMark100998436"/>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6">Code</text:p>
          </table:table-cell>
          <table:table-cell table:style-name="Table263.B2" office:value-type="string">
            <text:p text:style-name="P16">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0998436"/>.right?<text:alphabetical-index-mark-end text:id="IMark100998436"/>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6">Code</text:p>
          </table:table-cell>
          <table:table-cell table:style-name="Table264.B2" office:value-type="string">
            <text:p text:style-name="P16">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0998436"/>.rjust<text:alphabetical-index-mark-end text:id="IMark100998436"/>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6">Code</text:p>
          </table:table-cell>
          <table:table-cell table:style-name="Table265.B2" office:value-type="string">
            <text:p text:style-name="P16">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00998436"/>.rstrip<text:alphabetical-index-mark-end text:id="IMark100998436"/>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6">Code</text:p>
          </table:table-cell>
          <table:table-cell table:style-name="Table266.B2" office:value-type="string">
            <text:p text:style-name="P16">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00998436"/>.split<text:alphabetical-index-mark-end text:id="IMark100998436"/>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6">Code</text:p>
          </table:table-cell>
          <table:table-cell table:style-name="Table267.B2" office:value-type="string">
            <text:p text:style-name="P16">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00998436"/>.strip<text:alphabetical-index-mark-end text:id="IMark100998436"/>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6">Code</text:p>
          </table:table-cell>
          <table:table-cell table:style-name="Table268.B2" office:value-type="string">
            <text:p text:style-name="P16">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00998436"/>.throw<text:alphabetical-index-mark-end text:id="IMark100998436"/>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6">Code</text:p>
          </table:table-cell>
          <table:table-cell table:style-name="Table279.B2" office:value-type="string">
            <text:p text:style-name="P16">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00998436"/>.to_lower<text:alphabetical-index-mark-end text:id="IMark100998436"/>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6">Code</text:p>
          </table:table-cell>
          <table:table-cell table:style-name="Table269.B2" office:value-type="string">
            <text:p text:style-name="P16">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00998436"/>.to_upper<text:alphabetical-index-mark-end text:id="IMark100998436"/>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6">Code</text:p>
          </table:table-cell>
          <table:table-cell table:style-name="Table270.B2" office:value-type="string">
            <text:p text:style-name="P16">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100998436"/>&lt;<text:alphabetical-index-mark-end text:id="IMark100998436"/>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6">Code</text:p>
          </table:table-cell>
          <table:table-cell table:style-name="Table271.B2" office:value-type="string">
            <text:p text:style-name="P16">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100998436"/>&lt;&lt;<text:alphabetical-index-mark-end text:id="IMark100998436"/>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6">Code</text:p>
          </table:table-cell>
          <table:table-cell table:style-name="Table272.B2" office:value-type="string">
            <text:p text:style-name="P16">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00998436"/>&lt;=<text:alphabetical-index-mark-end text:id="IMark100998436"/>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6">Code</text:p>
          </table:table-cell>
          <table:table-cell table:style-name="Table273.B2" office:value-type="string">
            <text:p text:style-name="P16">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text:alphabetical-index-mark-start text:id="IMark100998436"/> &lt;=&gt;<text:alphabetical-index-mark-end text:id="IMark10099843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6">Code</text:p>
          </table:table-cell>
          <table:table-cell table:style-name="Table274.B2" office:value-type="string">
            <text:p text:style-name="P16">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100998436"/>&gt;<text:alphabetical-index-mark-end text:id="IMark100998436"/>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6">Code</text:p>
          </table:table-cell>
          <table:table-cell table:style-name="Table275.B2" office:value-type="string">
            <text:p text:style-name="P16">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00998436"/>&gt;=<text:alphabetical-index-mark-end text:id="IMark100998436"/>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6">Code</text:p>
          </table:table-cell>
          <table:table-cell table:style-name="Table276.B2" office:value-type="string">
            <text:p text:style-name="P16">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0998868"/>Thread<text:alphabetical-index-mark-end text:id="IMark100998868"/></text:h>
      <text:p text:style-name="Text_20_body"/>
      <text:p text:style-name="Text_20_body">Inheritance: Thread <text:span text:style-name="T10">←</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0998868"/><text:alphabetical-index-mark-start text:id="IMark100998820"/><text:alphabetical-index-mark-start text:id="IMark100998772"/>TrueClass<text:alphabetical-index-mark-end text:id="IMark100998772"/><text:alphabetical-index-mark-end text:id="IMark100998820"/><text:alphabetical-index-mark-end text:id="IMark100998868"/></text:h>
      <text:p text:style-name="P1"/>
      <text:p text:style-name="P1">Inheritance: TrueClass <text:span text:style-name="T10">←</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3"/>
      <text:h text:style-name="Heading_20_1" text:outline-level="1"><text:alphabetical-index-mark-start text:id="IMark100998868"/>VirtualMachine<text:alphabetical-index-mark-end text:id="IMark10099886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00998436"/>.:<text:alphabetical-index-mark-end text:id="IMark100998436"/>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4">"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4">"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00998436"/>super<text:alphabetical-index-mark-end text:id="IMark10099843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00998436"/>val:<text:alphabetical-index-mark-end text:id="IMark10099843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0998436"/>var:<text:alphabetical-index-mark-end text:id="IMark10099843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6">Code</text:p>
          </table:table-cell>
          <table:covered-table-cell/>
          <table:table-cell table:style-name="Table53.C2" office:value-type="string">
            <text:p text:style-name="P16">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0998436"/>val@:<text:alphabetical-index-mark-end text:id="IMark1009984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00998436"/>var@:<text:alphabetical-index-mark-end text:id="IMark1009984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6">Code</text:p>
          </table:table-cell>
          <table:table-cell table:style-name="Table53.C2" table:number-columns-spanned="2" office:value-type="string">
            <text:p text:style-name="P16">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00998436"/>;<text:alphabetical-index-mark-end text:id="IMark100998436"/> []</text:h>
            <text:p text:style-name="Text_20_body">Routing:<text:span text:style-name="T13">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00998436"/>.::<text:alphabetical-index-mark-end text:id="IMark100998436"/>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5"/>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0998436"/>inst:<text:alphabetical-index-mark-end text:id="IMark100998436"/>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0998436"/>local:<text:alphabetical-index-mark-end text:id="IMark100998436"/>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00998436"/>super<text:alphabetical-index-mark-end text:id="IMark100998436"/>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0998436"/>;<text:alphabetical-index-mark-end text:id="IMark10099843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0998868"/>Commands<text:alphabetical-index-mark-end text:id="IMark10099886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00998868"/>)entries<text:alphabetical-index-mark-end text:id="IMark10099886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5">Expression Character</text:p>
          </table:table-cell>
          <table:table-cell table:style-name="Table4.B1" office:value-type="string">
            <text:p text:style-name="P16">Description</text:p>
          </table:table-cell>
        </table:table-row>
        <table:table-row>
          <table:table-cell table:style-name="Table4.A2" office:value-type="string">
            <text:p text:style-name="P20">.</text:p>
          </table:table-cell>
          <table:table-cell table:style-name="Table4.B2" office:value-type="string">
            <text:p text:style-name="P2">Any character except newline</text:p>
          </table:table-cell>
        </table:table-row>
        <table:table-row>
          <table:table-cell table:style-name="Table4.A2" office:value-type="string">
            <text:p text:style-name="P20">[A-Z]</text:p>
          </table:table-cell>
          <table:table-cell table:style-name="Table4.B2" office:value-type="string">
            <text:p text:style-name="P2">Any uppercase alphabetical character.</text:p>
          </table:table-cell>
        </table:table-row>
        <table:table-row>
          <table:table-cell table:style-name="Table4.A2" office:value-type="string">
            <text:p text:style-name="P20">[A-Za-z0-9_]</text:p>
          </table:table-cell>
          <table:table-cell table:style-name="Table4.B2" office:value-type="string">
            <text:p text:style-name="P2">Any alphanumeric or underscore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text:p>
          </table:table-cell>
          <table:table-cell table:style-name="Table4.B2" office:value-type="string">
            <text:p text:style-name="P2">A single '$' character.</text:p>
          </table:table-cell>
        </table:table-row>
        <table:table-row>
          <table:table-cell table:style-name="Table4.A2" office:value-type="string">
            <text:p text:style-name="P20">\d</text:p>
          </table:table-cell>
          <table:table-cell table:style-name="Table4.B2" office:value-type="string">
            <text:p text:style-name="P2">A digit (0..9)</text:p>
          </table:table-cell>
        </table:table-row>
        <table:table-row>
          <table:table-cell table:style-name="Table4.A2" office:value-type="string">
            <text:p text:style-name="P20">X*</text:p>
          </table:table-cell>
          <table:table-cell table:style-name="Table4.B2" office:value-type="string">
            <text:p text:style-name="P2">0 or more repetitions of the X expression.</text:p>
          </table:table-cell>
        </table:table-row>
        <table:table-row>
          <table:table-cell table:style-name="Table4.A2" office:value-type="string">
            <text:p text:style-name="P20">X+</text:p>
          </table:table-cell>
          <table:table-cell table:style-name="Table4.B2" office:value-type="string">
            <text:p text:style-name="P2">1 or more repetitions of the X expression.</text:p>
          </table:table-cell>
        </table:table-row>
        <table:table-row>
          <table:table-cell table:style-name="Table4.A2" office:value-type="string">
            <text:p text:style-name="P20">^</text:p>
          </table:table-cell>
          <table:table-cell table:style-name="Table4.B2" office:value-type="string">
            <text:p text:style-name="P2">The beginning of the line or string.</text:p>
          </table:table-cell>
        </table:table-row>
        <table:table-row>
          <table:table-cell table:style-name="Table4.A2" office:value-type="string">
            <text:p text:style-name="P20">$</text:p>
          </table:table-cell>
          <table:table-cell table:style-name="Table4.B2" office:value-type="string">
            <text:p text:style-name="P2">The end of the line or string</text:p>
          </table:table-cell>
        </table:table-row>
        <table:table-row>
          <table:table-cell table:style-name="Table4.A2" office:value-type="string">
            <text:p text:style-name="P18">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6">0</text:p>
          <text:p text:style-name="P65">0&lt;<text:tab/>110</text:p>
          <text:p text:style-name="P65">0&lt;=<text:tab/>111</text:p>
          <text:p text:style-name="P65">0&lt;=&gt;<text:tab/>111</text:p>
          <text:p text:style-name="P65">0&lt;&gt; <text:tab/>111</text:p>
          <text:p text:style-name="P65">0=<text:tab/>112</text:p>
          <text:p text:style-name="P65">0&gt;<text:tab/>112</text:p>
          <text:p text:style-name="P65">0&gt;=<text:tab/>112</text:p>
          <text:p text:style-name="P66">1</text:p>
          <text:p text:style-name="P65">1-<text:tab/>113</text:p>
          <text:p text:style-name="P65">1+<text:tab/>113</text:p>
          <text:p text:style-name="P66">2</text:p>
          <text:p text:style-name="P65">2-<text:tab/>114</text:p>
          <text:p text:style-name="P65">2*<text:tab/>90, 113</text:p>
          <text:p text:style-name="P65">2/<text:tab/>90, 114</text:p>
          <text:p text:style-name="P65">2+<text:tab/>113</text:p>
          <text:p text:style-name="P66">A</text:p>
          <text:p text:style-name="P65">again<text:tab/>25</text:p>
          <text:p text:style-name="P65">and<text:tab/>91</text:p>
          <text:p text:style-name="P65">Archive<text:tab/>12</text:p>
          <text:p text:style-name="P65">Array<text:tab/>62</text:p>
          <text:p text:style-name="P66">B</text:p>
          <text:p text:style-name="P65">begin<text:tab/>25</text:p>
          <text:p text:style-name="P65">Boolean<text:tab/>60</text:p>
          <text:p text:style-name="P65">bounce<text:tab/>36, 38</text:p>
          <text:p text:style-name="P66">C</text:p>
          <text:p text:style-name="P65">catch<text:tab/>35, 38</text:p>
          <text:p text:style-name="P65">Class<text:tab/>73</text:p>
          <text:p text:style-name="P65">Classes<text:tab/>47</text:p>
          <text:p text:style-name="P65">clone<text:tab/>30</text:p>
          <text:p text:style-name="P65">com<text:tab/>91</text:p>
          <text:p text:style-name="P65">Commands<text:tab/>74, 166</text:p>
          <text:p text:style-name="P65">Complex<text:tab/>76</text:p>
          <text:p text:style-name="P65">copy<text:tab/>30</text:p>
          <text:p text:style-name="P66">D</text:p>
          <text:p text:style-name="P65">Declarations<text:tab/>26</text:p>
          <text:p text:style-name="P65">Demo.rb<text:tab/>11</text:p>
          <text:p text:style-name="P65">distinct?<text:tab/>125</text:p>
          <text:p text:style-name="P65">do<text:tab/>23</text:p>
          <text:p text:style-name="P65">do_map_name<text:tab/>56</text:p>
          <text:p text:style-name="P65">dpr<text:tab/>95</text:p>
          <text:p text:style-name="P65">drop<text:tab/>19</text:p>
          <text:p text:style-name="P65">Duck Typing<text:tab/>26</text:p>
          <text:p text:style-name="P65">dup<text:tab/>19, 30</text:p>
          <text:p text:style-name="P66">E</text:p>
          <text:p text:style-name="P65">e<text:tab/>95</text:p>
          <text:p text:style-name="P65">else<text:tab/>21</text:p>
          <text:p text:style-name="P66">F</text:p>
          <text:p text:style-name="P65">FalseClass<text:tab/>60, 79</text:p>
          <text:p text:style-name="P65">finally<text:tab/>37p.</text:p>
          <text:p text:style-name="P65">Float<text:tab/>81</text:p>
          <text:p text:style-name="P66">H</text:p>
          <text:p text:style-name="P65">Hash<text:tab/>82</text:p>
          <text:p text:style-name="P66">I</text:p>
          <text:p text:style-name="P65">i<text:tab/>23</text:p>
          <text:p text:style-name="P65">identical?<text:tab/>126</text:p>
          <text:p text:style-name="P65">if<text:tab/>21</text:p>
          <text:p text:style-name="P65">Inheritance<text:tab/>48</text:p>
          <text:p text:style-name="P65">inst:<text:tab/>164</text:p>
          <text:p text:style-name="P65">InStream<text:tab/>85</text:p>
          <text:p text:style-name="P65">Integer<text:tab/>88</text:p>
          <text:p text:style-name="P66">J</text:p>
          <text:p text:style-name="P65">j<text:tab/>23</text:p>
          <text:p text:style-name="P66">K</text:p>
          <text:p text:style-name="P65">Known Issues<text:tab/>11</text:p>
          <text:p text:style-name="P66">L</text:p>
          <text:p text:style-name="P65">Late Binding<text:tab/>48</text:p>
          <text:p text:style-name="P65">local:<text:tab/>164</text:p>
          <text:p text:style-name="P65">loop<text:tab/>23</text:p>
          <text:p text:style-name="P66">M</text:p>
          <text:p text:style-name="P65">max<text:tab/>126</text:p>
          <text:p text:style-name="P65">Method Mapping<text:tab/>49</text:p>
          <text:p text:style-name="P65">Methods<text:tab/>48</text:p>
          <text:p text:style-name="P65">min<text:tab/>126</text:p>
          <text:p text:style-name="P65">mod<text:tab/>116</text:p>
          <text:p text:style-name="P65">Mutation<text:tab/>28</text:p>
          <text:p text:style-name="P66">N</text:p>
          <text:p text:style-name="P65">neg<text:tab/>116</text:p>
          <text:p text:style-name="P65">nil&lt;&gt;<text:tab/>127</text:p>
          <text:p text:style-name="P65">nil=<text:tab/>127</text:p>
          <text:p text:style-name="P65">NilClass<text:tab/>60, 93</text:p>
          <text:p text:style-name="P65">nip<text:tab/>19</text:p>
          <text:p text:style-name="P65">not<text:tab/>127</text:p>
          <text:p text:style-name="P65">Numeric<text:tab/>61, 95</text:p>
          <text:p text:style-name="P66">O</text:p>
          <text:p text:style-name="P65">Object<text:tab/>60, 117</text:p>
          <text:p text:style-name="P65">or<text:tab/>92</text:p>
          <text:p text:style-name="P65">OutStream<text:tab/>129</text:p>
          <text:p text:style-name="P65">over<text:tab/>19</text:p>
          <text:p text:style-name="P66">P</text:p>
          <text:p text:style-name="P65">pi<text:tab/>96</text:p>
          <text:p text:style-name="P65">pick<text:tab/>19</text:p>
          <text:p text:style-name="P65">Polymorphism<text:tab/>48</text:p>
          <text:p text:style-name="P65">Procedure<text:tab/>134</text:p>
          <text:p text:style-name="P65">Prototypes<text:tab/>48</text:p>
          <text:p text:style-name="P66">Q</text:p>
          <text:p text:style-name="P65">Queue<text:tab/>136</text:p>
          <text:p text:style-name="P66">R</text:p>
          <text:p text:style-name="P65">Rake<text:tab/>11</text:p>
          <text:p text:style-name="P65">Rational<text:tab/>138</text:p>
          <text:p text:style-name="P65">Referencing<text:tab/>27</text:p>
          <text:p text:style-name="P65">repeat<text:tab/>25</text:p>
          <text:p text:style-name="P65">Routing<text:tab/>53</text:p>
          <text:p text:style-name="P66">S</text:p>
          <text:p text:style-name="P65">Scoping<text:tab/>26</text:p>
          <text:p text:style-name="P65">self<text:tab/>58</text:p>
          <text:p text:style-name="P65">Stack<text:tab/>140</text:p>
          <text:p text:style-name="P65">String<text:tab/>142</text:p>
          <text:p text:style-name="P65">super<text:tab/>162, 164</text:p>
          <text:p text:style-name="P65">swap<text:tab/>20</text:p>
          <text:p text:style-name="P65">switch<text:tab/>21</text:p>
          <text:p text:style-name="P65">SymbolMap<text:tab/>49</text:p>
          <text:p text:style-name="P66">T</text:p>
          <text:p text:style-name="P65">Testing<text:tab/>11</text:p>
          <text:p text:style-name="P65">Thanks<text:tab/>8</text:p>
          <text:p text:style-name="P65">then<text:tab/>21</text:p>
          <text:p text:style-name="P65">Thread<text:tab/>159</text:p>
          <text:p text:style-name="P65">throw"<text:tab/>39</text:p>
          <text:p text:style-name="P65">TrueClass<text:tab/>60, 160</text:p>
          <text:p text:style-name="P65">try<text:tab/>35, 38</text:p>
          <text:p text:style-name="P65">tuck<text:tab/>20</text:p>
          <text:p text:style-name="P65">Typing<text:tab/>26</text:p>
          <text:p text:style-name="P66">U</text:p>
          <text:p text:style-name="P65">until<text:tab/>25</text:p>
          <text:p text:style-name="P66">V</text:p>
          <text:p text:style-name="P65">val:<text:tab/>26, 162</text:p>
          <text:p text:style-name="P65">val@:<text:tab/>27, 163</text:p>
          <text:p text:style-name="P65">val#:<text:tab/>27</text:p>
          <text:p text:style-name="P65">val$:<text:tab/>27</text:p>
          <text:p text:style-name="P65">var:<text:tab/>26, 163</text:p>
          <text:p text:style-name="P65">var@:<text:tab/>27, 163</text:p>
          <text:p text:style-name="P65">var#:<text:tab/>27</text:p>
          <text:p text:style-name="P65">var$:<text:tab/>27</text:p>
          <text:p text:style-name="P65">VirtualMachine<text:tab/>161</text:p>
          <text:p text:style-name="P66">X</text:p>
          <text:p text:style-name="P65">x<text:tab/>63</text:p>
          <text:p text:style-name="P65">xor<text:tab/>92</text:p>
          <text:p text:style-name="P66"><text:s/></text:p>
          <text:p text:style-name="P65"><text:s/>&lt;=&gt;<text:tab/>157</text:p>
          <text:p text:style-name="P66">^</text:p>
          <text:p text:style-name="P65">^^<text:tab/>80, 93, 125</text:p>
          <text:p text:style-name="P66">-</text:p>
          <text:p text:style-name="P65">-<text:tab/>97</text:p>
          <text:p text:style-name="P65">-&gt;<text:tab/>82</text:p>
          <text:p text:style-name="P65">-i<text:tab/>23</text:p>
          <text:p text:style-name="P65">-j<text:tab/>23</text:p>
          <text:p text:style-name="P66">;</text:p>
          <text:p text:style-name="P65">;<text:tab/>163p.</text:p>
          <text:p text:style-name="P66">:</text:p>
          <text:p text:style-name="P65">:<text:tab/>55</text:p>
          <text:p text:style-name="P66">!</text:p>
          <text:p text:style-name="P65">!<text:tab/>65</text:p>
          <text:p text:style-name="P66">?</text:p>
          <text:p text:style-name="P65">?"<text:tab/>36, 38</text:p>
          <text:p text:style-name="P66">.</text:p>
          <text:p text:style-name="P65">.<text:tab/>117, 130</text:p>
          <text:p text:style-name="P65">.-left<text:tab/>66, 148</text:p>
          <text:p text:style-name="P65">.-mid<text:tab/>67, 148</text:p>
          <text:p text:style-name="P65">.-midlr<text:tab/>67, 148</text:p>
          <text:p text:style-name="P65"><text:soft-page-break/>.-right<text:tab/>67, 149</text:p>
          <text:p text:style-name="P65">.:<text:tab/>55, 162</text:p>
          <text:p text:style-name="P65">.::<text:tab/>55, 163</text:p>
          <text:p text:style-name="P65">."<text:tab/>146</text:p>
          <text:p text:style-name="P65">.[]!<text:tab/>67, 83</text:p>
          <text:p text:style-name="P65">.[]@<text:tab/>68, 83</text:p>
          <text:p text:style-name="P65">.+left<text:tab/>65, 147</text:p>
          <text:p text:style-name="P65">.+mid<text:tab/>66, 147</text:p>
          <text:p text:style-name="P65">.+midlr<text:tab/>66, 147</text:p>
          <text:p text:style-name="P65">.+right<text:tab/>66, 148</text:p>
          <text:p text:style-name="P65">.1/x<text:tab/>97</text:p>
          <text:p text:style-name="P65">.10**<text:tab/>98</text:p>
          <text:p text:style-name="P65">.2**<text:tab/>98</text:p>
          <text:p text:style-name="P65">.abs<text:tab/>98</text:p>
          <text:p text:style-name="P65">.acos<text:tab/>99</text:p>
          <text:p text:style-name="P65">.acosh<text:tab/>99</text:p>
          <text:p text:style-name="P65">.angle<text:tab/>99</text:p>
          <text:p text:style-name="P65">.append<text:tab/>129</text:p>
          <text:p text:style-name="P65">.append{<text:tab/>129</text:p>
          <text:p text:style-name="P65">.asin<text:tab/>100</text:p>
          <text:p text:style-name="P65">.asinh<text:tab/>100</text:p>
          <text:p text:style-name="P65">.atan<text:tab/>100</text:p>
          <text:p text:style-name="P65">.atan2<text:tab/>101</text:p>
          <text:p text:style-name="P65">.atanh<text:tab/>101</text:p>
          <text:p text:style-name="P65">.c2p<text:tab/>101</text:p>
          <text:p text:style-name="P65">.call<text:tab/>134, 149</text:p>
          <text:p text:style-name="P65">.cbrt<text:tab/>77, 102</text:p>
          <text:p text:style-name="P65">.ceil<text:tab/>102</text:p>
          <text:p text:style-name="P65">.cjust<text:tab/>149</text:p>
          <text:p text:style-name="P65">.class<text:tab/>118</text:p>
          <text:p text:style-name="P65">.clear<text:tab/>136, 140</text:p>
          <text:p text:style-name="P65">.clone<text:tab/>30, 118</text:p>
          <text:p text:style-name="P65">.clone_exclude<text:tab/>32, 118</text:p>
          <text:p text:style-name="P65">.close<text:tab/>86, 131</text:p>
          <text:p text:style-name="P65">.conjugate<text:tab/>102</text:p>
          <text:p text:style-name="P65">.contains?<text:tab/>149</text:p>
          <text:p text:style-name="P65">.copy<text:tab/>30, 119</text:p>
          <text:p text:style-name="P65">.cos<text:tab/>102</text:p>
          <text:p text:style-name="P65">.cosh<text:tab/>103</text:p>
          <text:p text:style-name="P65">.cr<text:tab/>131</text:p>
          <text:p text:style-name="P65">.create<text:tab/>130</text:p>
          <text:p text:style-name="P65">.cube<text:tab/>103</text:p>
          <text:p text:style-name="P65">.d2r<text:tab/>103</text:p>
          <text:p text:style-name="P65">.denominator<text:tab/>103</text:p>
          <text:p text:style-name="P65">.e**<text:tab/>77, 104</text:p>
          <text:p text:style-name="P65">.emit<text:tab/>104, 131, 150</text:p>
          <text:p text:style-name="P65">.empty?<text:tab/>136, 140</text:p>
          <text:p text:style-name="P65">.eval<text:tab/>150</text:p>
          <text:p text:style-name="P65">.even?<text:tab/>89</text:p>
          <text:p text:style-name="P65">.floor<text:tab/>104</text:p>
          <text:p text:style-name="P65">.fmt<text:tab/>150</text:p>
          <text:p text:style-name="P65">.fmt"<text:tab/>150</text:p>
          <text:p text:style-name="P65">.gcd<text:tab/>89</text:p>
          <text:p text:style-name="P65">.get_all<text:tab/>85</text:p>
          <text:p text:style-name="P65">.getc<text:tab/>86</text:p>
          <text:p text:style-name="P65">.gets<text:tab/>86</text:p>
          <text:p text:style-name="P65">.hypot<text:tab/>104</text:p>
          <text:p text:style-name="P65">.imaginary<text:tab/>105</text:p>
          <text:p text:style-name="P65">.init<text:tab/>27, 119</text:p>
          <text:p text:style-name="P65">.is_class?<text:tab/>73, 119</text:p>
          <text:p text:style-name="P65">.keys<text:tab/>83</text:p>
          <text:p text:style-name="P65">.lcm<text:tab/>89</text:p>
          <text:p text:style-name="P65">.left<text:tab/>68, 151</text:p>
          <text:p text:style-name="P65">.left?<text:tab/>151</text:p>
          <text:p text:style-name="P65">.length<text:tab/>68, 136, 140, 151</text:p>
          <text:p text:style-name="P65">.lines<text:tab/>151</text:p>
          <text:p text:style-name="P65">.ljust<text:tab/>152</text:p>
          <text:p text:style-name="P65">.ln<text:tab/>105</text:p>
          <text:p text:style-name="P65">.load<text:tab/>152</text:p>
          <text:p text:style-name="P65">.log10<text:tab/>105</text:p>
          <text:p text:style-name="P65">.log2<text:tab/>106</text:p>
          <text:p text:style-name="P65">.lstrip<text:tab/>152</text:p>
          <text:p text:style-name="P65">.magnitude<text:tab/>106</text:p>
          <text:p text:style-name="P65">.max<text:tab/>69</text:p>
          <text:p text:style-name="P65">.mid<text:tab/>69, 152</text:p>
          <text:p text:style-name="P65">.mid?<text:tab/>153</text:p>
          <text:p text:style-name="P65">.midlr<text:tab/>69, 153</text:p>
          <text:p text:style-name="P65">.min<text:tab/>70</text:p>
          <text:p text:style-name="P65">.name<text:tab/>120</text:p>
          <text:p text:style-name="P65">.new<text:tab/>63, 73</text:p>
          <text:p text:style-name="P65">.new_size<text:tab/>64</text:p>
          <text:p text:style-name="P65">.new_value<text:tab/>64</text:p>
          <text:p text:style-name="P65">.new_values<text:tab/>64</text:p>
          <text:p text:style-name="P65">.new{<text:tab/>63</text:p>
          <text:p text:style-name="P65">.numerator<text:tab/>106</text:p>
          <text:p text:style-name="P65">.odd?<text:tab/>89</text:p>
          <text:p text:style-name="P65">.open<text:tab/>85</text:p>
          <text:p text:style-name="P65">.open{<text:tab/>86</text:p>
          <text:p text:style-name="P65">.p2c<text:tab/>107</text:p>
          <text:p text:style-name="P65">.parent_class<text:tab/>74</text:p>
          <text:p text:style-name="P65">.peek<text:tab/>141</text:p>
          <text:p text:style-name="P65">.pend<text:tab/>137</text:p>
          <text:p text:style-name="P65">.polar<text:tab/>107</text:p>
          <text:p text:style-name="P65">.pop<text:tab/>137, 141</text:p>
          <text:p text:style-name="P65">.posn<text:tab/>153</text:p>
          <text:p text:style-name="P65">.pp<text:tab/>70, 83</text:p>
          <text:p text:style-name="P65">.push<text:tab/>137, 141</text:p>
          <text:p text:style-name="P65">.r2d<text:tab/>107</text:p>
          <text:p text:style-name="P65">.real<text:tab/>107</text:p>
          <text:p text:style-name="P65">.reverse<text:tab/>70, 154</text:p>
          <text:p text:style-name="P65">.right<text:tab/>70, 154</text:p>
          <text:p text:style-name="P65">.right?<text:tab/>154</text:p>
          <text:p text:style-name="P65">.rjust<text:tab/>154</text:p>
          <text:p text:style-name="P65">.round<text:tab/>108</text:p>
          <text:p text:style-name="P65">.rstrip<text:tab/>155</text:p>
          <text:p text:style-name="P65">.shuffle<text:tab/>71</text:p>
          <text:p text:style-name="P65">.sin<text:tab/>108</text:p>
          <text:p text:style-name="P65">.sinh<text:tab/>108</text:p>
          <text:p text:style-name="P65">.sleep<text:tab/>109</text:p>
          <text:p text:style-name="P65">.sort<text:tab/>71</text:p>
          <text:p text:style-name="P65">.space<text:tab/>131</text:p>
          <text:p text:style-name="P65">.spaces<text:tab/>132</text:p>
          <text:p text:style-name="P65">.split<text:tab/>77, 138, 155</text:p>
          <text:p text:style-name="P65">.sqr<text:tab/>109</text:p>
          <text:p text:style-name="P65">.sqrt<text:tab/>77, 109</text:p>
          <text:p text:style-name="P65">.start<text:tab/>135</text:p>
          <text:p text:style-name="P65">.strip<text:tab/>155</text:p>
          <text:p text:style-name="P65">.strlen<text:tab/>120</text:p>
          <text:p text:style-name="P65">.strmax<text:tab/>71</text:p>
          <text:p text:style-name="P65">.strmax2<text:tab/>84</text:p>
          <text:p text:style-name="P65">.subclass:<text:tab/>74</text:p>
          <text:p text:style-name="P65">.tan<text:tab/>109</text:p>
          <text:p text:style-name="P65">.tanh<text:tab/>110</text:p>
          <text:p text:style-name="P65">.throw<text:tab/>39, 155</text:p>
          <text:p text:style-name="P65">.to_f<text:tab/>120</text:p>
          <text:p text:style-name="P65">.to_f!<text:tab/>121</text:p>
          <text:p text:style-name="P65">.to_i<text:tab/>121</text:p>
          <text:p text:style-name="P65">.to_i!<text:tab/>121</text:p>
          <text:p text:style-name="P65">.to_lower<text:tab/>156</text:p>
          <text:p text:style-name="P65">.to_n<text:tab/>122</text:p>
          <text:p text:style-name="P65">.to_n!<text:tab/>122</text:p>
          <text:p text:style-name="P65">.to_r<text:tab/>123</text:p>
          <text:p text:style-name="P65">.to_r!<text:tab/>123</text:p>
          <text:p text:style-name="P65">.to_s<text:tab/>74, 123</text:p>
          <text:p text:style-name="P65">.to_upper<text:tab/>156</text:p>
          <text:p text:style-name="P65">.to_x<text:tab/>124</text:p>
          <text:p text:style-name="P65">.to_x!<text:tab/>124</text:p>
          <text:p text:style-name="P65">.values<text:tab/>84</text:p>
          <text:p text:style-name="P65">.with{<text:tab/>59</text:p>
          <text:p text:style-name="P66">)</text:p>
          <text:p text:style-name="P65">)entries<text:tab/>168</text:p>
          <text:p text:style-name="P65">)methods<text:tab/>75, 128</text:p>
          <text:p text:style-name="P65">)stubs<text:tab/>75</text:p>
          <text:p text:style-name="P66">{</text:p>
          <text:p text:style-name="P65">{<text:tab/>82</text:p>
          <text:p text:style-name="P66">}</text:p>
          <text:p text:style-name="P65">}<text:tab/>63, 82</text:p>
          <text:p text:style-name="P66">@</text:p>
          <text:p text:style-name="P65">@<text:tab/>72</text:p>
          <text:p text:style-name="P66">*</text:p>
          <text:p text:style-name="P65">*<text:tab/>96, 146</text:p>
          <text:p text:style-name="P65">**<text:tab/>96</text:p>
          <text:p text:style-name="P66">/</text:p>
          <text:p text:style-name="P65">/<text:tab/>110</text:p>
          <text:p text:style-name="P66">&amp;</text:p>
          <text:p text:style-name="P65">&amp;&amp;<text:tab/>79, 93, 117</text:p>
          <text:p text:style-name="P66">+</text:p>
          <text:p text:style-name="P65">+<text:tab/>65, 97, 146</text:p>
          <text:p text:style-name="P65">+loop<text:tab/>23</text:p>
          <text:p text:style-name="P66">&lt;</text:p>
          <text:p text:style-name="P65">&lt;<text:tab/>114, 156</text:p>
          <text:p text:style-name="P65">&lt;&lt;<text:tab/>72, 90, 157</text:p>
          <text:p text:style-name="P65">&lt;=<text:tab/>115, 157</text:p>
          <text:p text:style-name="P65">&lt;=&gt;<text:tab/>115</text:p>
          <text:p text:style-name="P65">&lt;&gt;<text:tab/>124</text:p>
          <text:p text:style-name="P66">=</text:p>
          <text:p text:style-name="P65">=<text:tab/>125</text:p>
          <text:p text:style-name="P66">&gt;</text:p>
          <text:p text:style-name="P65">&gt;<text:tab/>115, 158</text:p>
          <text:p text:style-name="P65">&gt;=<text:tab/>116, 158</text:p>
          <text:p text:style-name="P65">&gt;&gt;<text:tab/>91</text:p>
          <text:p text:style-name="P66"><text:soft-page-break/>|</text:p>
          <text:p text:style-name="P65">||<text:tab/>80, 94, 128</text:p>
          <text:p text:style-name="P66">~</text:p>
          <text:p text:style-name="P65">~<text:tab/>132</text:p>
          <text:p text:style-name="P65">~"<text:tab/>132</text:p>
          <text:p text:style-name="P65">~cr<text:tab/>132</text:p>
          <text:p text:style-name="P65">~emit<text:tab/>133</text:p>
          <text:p text:style-name="P65">~getc<text:tab/>87</text:p>
          <text:p text:style-name="P65">~gets<text:tab/>87</text:p>
          <text:p text:style-name="P65">~space<text:tab/>133</text:p>
          <text:p text:style-name="P65">~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3740856"/></text:p>
            <text:p text:style-name="Text_20_body">Routing:</text:p>
            <text:p text:style-name="P1">description</text:p>
          </table:table-cell>
          <table:covered-table-cell/>
        </table:table-row>
        <table:table-row table:style-name="Table58.1">
          <table:table-cell table:style-name="Table58.A2" office:value-type="string">
            <text:p text:style-name="P16">Code</text:p>
          </table:table-cell>
          <table:table-cell table:style-name="Table58.B2" office:value-type="string">
            <text:p text:style-name="P16">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6">Code</text:p>
          </table:table-cell>
          <table:table-cell table:style-name="Table61.B2" office:value-type="string">
            <text:p text:style-name="P16">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6">Code</text:p>
          </table:table-cell>
          <table:table-cell table:style-name="Table102.B1" office:value-type="string">
            <text:p text:style-name="P16">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5</text:page-number> of <text:page-count>17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3H45M16S</meta:editing-duration>
    <meta:editing-cycles>2350</meta:editing-cycles>
    <meta:generator>OpenOffice/4.1.1$Win32 OpenOffice.org_project/411m6$Build-9775</meta:generator>
    <dc:date>2015-05-01T20:04:19.96</dc:date>
    <dc:creator>Peter Camilleri</dc:creator>
    <meta:printed-by>Peter Camilleri</meta:printed-by>
    <meta:print-date>2015-02-10T10:49:15.76</meta:print-date>
    <meta:document-statistic meta:table-count="285" meta:image-count="0" meta:object-count="0" meta:page-count="174" meta:paragraph-count="5788" meta:word-count="32055" meta:character-count="184964"/>
    <meta:template xlink:type="simple" xlink:actuate="onRequest" xlink:title="MyDefault" xlink:href="../../../../OpenOffice.org/3/user/template/MyDefault.ott" meta:date="2014-06-26T22:09:00.24"/>
  </office:meta>
</office:document-meta>
</file>